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9261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B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date" office:date-value="2010-01-01T00:00:00" table:style-name="ce2">
            <text:p>01.01.2010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0-01-02T00:00:00" table:style-name="ce2">
            <text:p>02.01.2010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0-01-03T00:00:00" table:style-name="ce2">
            <text:p>03.01.2010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0-01-04T00:00:00" table:style-name="ce2">
            <text:p>04.01.2010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date" office:date-value="2010-01-05T00:00:00" table:style-name="ce2">
            <text:p>05.01.2010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0-01-06T00:00:00" table:style-name="ce2">
            <text:p>06.01.2010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0-01-07T00:00:00" table:style-name="ce2">
            <text:p>07.01.2010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0-01-08T00:00:00" table:style-name="ce2">
            <text:p>08.01.2010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0-01-09T00:00:00" table:style-name="ce2">
            <text:p>09.01.2010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0-01-10T00:00:00" table:style-name="ce2">
            <text:p>10.01.2010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0-01-11T00:00:00" table:style-name="ce2">
            <text:p>11.01.2010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0-01-12T00:00:00" table:style-name="ce2">
            <text:p>12.01.2010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0-01-13T00:00:00" table:style-name="ce2">
            <text:p>13.01.2010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0-01-14T00:00:00" table:style-name="ce2">
            <text:p>14.01.2010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0-01-15T00:00:00" table:style-name="ce2">
            <text:p>15.01.2010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0-01-16T00:00:00" table:style-name="ce2">
            <text:p>16.01.2010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0-01-17T00:00:00" table:style-name="ce2">
            <text:p>17.01.2010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0-01-18T00:00:00" table:style-name="ce2">
            <text:p>18.01.20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0-01-19T00:00:00" table:style-name="ce2">
            <text:p>19.01.2010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0-01-20T00:00:00" table:style-name="ce2">
            <text:p>20.01.2010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0-01-21T00:00:00" table:style-name="ce2">
            <text:p>21.01.2010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0-01-22T00:00:00" table:style-name="ce2">
            <text:p>22.01.2010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0-01-23T00:00:00" table:style-name="ce2">
            <text:p>23.01.2010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0-01-24T00:00:00" table:style-name="ce2">
            <text:p>24.01.2010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0-01-25T00:00:00" table:style-name="ce2">
            <text:p>25.01.2010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0-01-26T00:00:00" table:style-name="ce2">
            <text:p>26.01.2010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0-01-27T00:00:00" table:style-name="ce2">
            <text:p>27.01.2010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0-01-28T00:00:00" table:style-name="ce2">
            <text:p>28.01.2010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0-01-29T00:00:00" table:style-name="ce2">
            <text:p>29.01.2010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0-01-30T00:00:00" table:style-name="ce2">
            <text:p>30.01.2010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0-01-31T00:00:00" table:style-name="ce2">
            <text:p>31.01.2010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0-02-01T00:00:00" table:style-name="ce2">
            <text:p>01.02.2010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0-02-02T00:00:00" table:style-name="ce2">
            <text:p>02.02.2010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date" office:date-value="2010-02-03T00:00:00" table:style-name="ce2">
            <text:p>03.02.2010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1">
          <table:table-cell office:value-type="date" office:date-value="2010-02-04T00:00:00" table:style-name="ce2">
            <text:p>04.02.2010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date" office:date-value="2010-02-05T00:00:00" table:style-name="ce2">
            <text:p>05.02.2010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0-02-06T00:00:00" table:style-name="ce2">
            <text:p>06.02.2010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date" office:date-value="2010-02-07T00:00:00" table:style-name="ce2">
            <text:p>07.02.2010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0-02-08T00:00:00" table:style-name="ce2">
            <text:p>08.02.2010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date" office:date-value="2010-02-09T00:00:00" table:style-name="ce2">
            <text:p>09.02.2010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0-02-10T00:00:00" table:style-name="ce2">
            <text:p>10.02.2010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0-02-11T00:00:00" table:style-name="ce2">
            <text:p>11.02.2010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0-02-12T00:00:00" table:style-name="ce2">
            <text:p>12.02.2010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0-02-13T00:00:00" table:style-name="ce2">
            <text:p>13.02.2010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0-02-14T00:00:00" table:style-name="ce2">
            <text:p>14.02.2010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0-02-15T00:00:00" table:style-name="ce2">
            <text:p>15.02.2010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0-02-16T00:00:00" table:style-name="ce2">
            <text:p>16.02.2010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0-02-17T00:00:00" table:style-name="ce2">
            <text:p>17.02.20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0-02-18T00:00:00" table:style-name="ce2">
            <text:p>18.02.2010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0-02-19T00:00:00" table:style-name="ce2">
            <text:p>19.02.2010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0-02-20T00:00:00" table:style-name="ce2">
            <text:p>20.02.2010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0-02-21T00:00:00" table:style-name="ce2">
            <text:p>21.02.2010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0-02-22T00:00:00" table:style-name="ce2">
            <text:p>22.02.2010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0-02-23T00:00:00" table:style-name="ce2">
            <text:p>23.02.2010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0-02-24T00:00:00" table:style-name="ce2">
            <text:p>24.02.2010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0-02-25T00:00:00" table:style-name="ce2">
            <text:p>25.02.2010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0-02-26T00:00:00" table:style-name="ce2">
            <text:p>26.02.2010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0-02-27T00:00:00" table:style-name="ce2">
            <text:p>27.02.2010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0-02-28T00:00:00" table:style-name="ce2">
            <text:p>28.02.2010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0-03-01T00:00:00" table:style-name="ce2">
            <text:p>01.03.2010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0-03-02T00:00:00" table:style-name="ce2">
            <text:p>02.03.2010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0-03-03T00:00:00" table:style-name="ce2">
            <text:p>03.03.2010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0-03-04T00:00:00" table:style-name="ce2">
            <text:p>04.03.20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0-03-05T00:00:00" table:style-name="ce2">
            <text:p>05.03.2010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0-03-06T00:00:00" table:style-name="ce2">
            <text:p>06.03.2010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0-03-07T00:00:00" table:style-name="ce2">
            <text:p>07.03.2010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0-03-08T00:00:00" table:style-name="ce2">
            <text:p>08.03.20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0-03-09T00:00:00" table:style-name="ce2">
            <text:p>09.03.2010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0-03-10T00:00:00" table:style-name="ce2">
            <text:p>10.03.2010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0-03-11T00:00:00" table:style-name="ce2">
            <text:p>11.03.2010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0-03-12T00:00:00" table:style-name="ce2">
            <text:p>12.03.2010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0-03-13T00:00:00" table:style-name="ce2">
            <text:p>13.03.2010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0-03-14T00:00:00" table:style-name="ce2">
            <text:p>14.03.2010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0-03-15T00:00:00" table:style-name="ce2">
            <text:p>15.03.2010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0-03-16T00:00:00" table:style-name="ce2">
            <text:p>16.03.2010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0-03-17T00:00:00" table:style-name="ce2">
            <text:p>17.03.2010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0-03-18T00:00:00" table:style-name="ce2">
            <text:p>18.03.2010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0-03-19T00:00:00" table:style-name="ce2">
            <text:p>19.03.2010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0-03-20T00:00:00" table:style-name="ce2">
            <text:p>20.03.2010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0-03-21T00:00:00" table:style-name="ce2">
            <text:p>21.03.201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0-03-22T00:00:00" table:style-name="ce2">
            <text:p>22.03.2010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0-03-23T00:00:00" table:style-name="ce2">
            <text:p>23.03.2010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date" office:date-value="2010-03-24T00:00:00" table:style-name="ce2">
            <text:p>24.03.2010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0-03-25T00:00:00" table:style-name="ce2">
            <text:p>25.03.2010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0-03-26T00:00:00" table:style-name="ce2">
            <text:p>26.03.2010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0-03-27T00:00:00" table:style-name="ce2">
            <text:p>27.03.2010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0-03-28T00:00:00" table:style-name="ce2">
            <text:p>28.03.2010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0-03-29T00:00:00" table:style-name="ce2">
            <text:p>29.03.2010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0-03-30T00:00:00" table:style-name="ce2">
            <text:p>30.03.201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0-03-31T00:00:00" table:style-name="ce2">
            <text:p>31.03.2010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date" office:date-value="2010-04-01T00:00:00" table:style-name="ce2">
            <text:p>01.04.2010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date" office:date-value="2010-04-02T00:00:00" table:style-name="ce2">
            <text:p>02.04.2010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0-04-03T00:00:00" table:style-name="ce2">
            <text:p>03.04.201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0-04-04T00:00:00" table:style-name="ce2">
            <text:p>04.04.2010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0-04-05T00:00:00" table:style-name="ce2">
            <text:p>05.04.2010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0-04-06T00:00:00" table:style-name="ce2">
            <text:p>06.04.2010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0-04-07T00:00:00" table:style-name="ce2">
            <text:p>07.04.2010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0-04-08T00:00:00" table:style-name="ce2">
            <text:p>08.04.201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0-04-09T00:00:00" table:style-name="ce2">
            <text:p>09.04.2010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0-04-10T00:00:00" table:style-name="ce2">
            <text:p>10.04.201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0-04-11T00:00:00" table:style-name="ce2">
            <text:p>11.04.2010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0-04-12T00:00:00" table:style-name="ce2">
            <text:p>12.04.201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0-04-13T00:00:00" table:style-name="ce2">
            <text:p>13.04.2010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0-04-14T00:00:00" table:style-name="ce2">
            <text:p>14.04.2010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0-04-15T00:00:00" table:style-name="ce2">
            <text:p>15.04.201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0-04-16T00:00:00" table:style-name="ce2">
            <text:p>16.04.2010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0-04-17T00:00:00" table:style-name="ce2">
            <text:p>17.04.2010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0-04-18T00:00:00" table:style-name="ce2">
            <text:p>18.04.2010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0-04-19T00:00:00" table:style-name="ce2">
            <text:p>19.04.2010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0-04-20T00:00:00" table:style-name="ce2">
            <text:p>20.04.2010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0-04-21T00:00:00" table:style-name="ce2">
            <text:p>21.04.2010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0-04-22T00:00:00" table:style-name="ce2">
            <text:p>22.04.20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0-04-23T00:00:00" table:style-name="ce2">
            <text:p>23.04.20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0-04-24T00:00:00" table:style-name="ce2">
            <text:p>24.04.2010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0-04-25T00:00:00" table:style-name="ce2">
            <text:p>25.04.2010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0-04-26T00:00:00" table:style-name="ce2">
            <text:p>26.04.2010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0-04-27T00:00:00" table:style-name="ce2">
            <text:p>27.04.2010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0-04-28T00:00:00" table:style-name="ce2">
            <text:p>28.04.2010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0-04-29T00:00:00" table:style-name="ce2">
            <text:p>29.04.2010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0-04-30T00:00:00" table:style-name="ce2">
            <text:p>30.04.2010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0-05-01T00:00:00" table:style-name="ce2">
            <text:p>01.05.2010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0-05-02T00:00:00" table:style-name="ce2">
            <text:p>02.05.2010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0-05-03T00:00:00" table:style-name="ce2">
            <text:p>03.05.2010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0-05-04T00:00:00" table:style-name="ce2">
            <text:p>04.05.2010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0-05-05T00:00:00" table:style-name="ce2">
            <text:p>05.05.20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0-05-06T00:00:00" table:style-name="ce2">
            <text:p>06.05.2010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0-05-07T00:00:00" table:style-name="ce2">
            <text:p>07.05.2010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0-05-08T00:00:00" table:style-name="ce2">
            <text:p>08.05.2010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0-05-09T00:00:00" table:style-name="ce2">
            <text:p>09.05.2010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0-05-10T00:00:00" table:style-name="ce2">
            <text:p>10.05.2010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0-05-11T00:00:00" table:style-name="ce2">
            <text:p>11.05.2010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0-05-12T00:00:00" table:style-name="ce2">
            <text:p>12.05.2010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0-05-13T00:00:00" table:style-name="ce2">
            <text:p>13.05.2010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0-05-14T00:00:00" table:style-name="ce2">
            <text:p>14.05.2010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0-05-15T00:00:00" table:style-name="ce2">
            <text:p>15.05.2010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0-05-16T00:00:00" table:style-name="ce2">
            <text:p>16.05.2010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0-05-17T00:00:00" table:style-name="ce2">
            <text:p>17.05.2010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0-05-18T00:00:00" table:style-name="ce2">
            <text:p>18.05.2010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0-05-19T00:00:00" table:style-name="ce2">
            <text:p>19.05.201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0-05-20T00:00:00" table:style-name="ce2">
            <text:p>20.05.2010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0-05-21T00:00:00" table:style-name="ce2">
            <text:p>21.05.2010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0-05-22T00:00:00" table:style-name="ce2">
            <text:p>22.05.2010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0-05-23T00:00:00" table:style-name="ce2">
            <text:p>23.05.201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0-05-24T00:00:00" table:style-name="ce2">
            <text:p>24.05.2010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0-05-25T00:00:00" table:style-name="ce2">
            <text:p>25.05.2010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0-05-26T00:00:00" table:style-name="ce2">
            <text:p>26.05.201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0-05-27T00:00:00" table:style-name="ce2">
            <text:p>27.05.201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0-05-28T00:00:00" table:style-name="ce2">
            <text:p>28.05.2010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0-05-29T00:00:00" table:style-name="ce2">
            <text:p>29.05.201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0-05-30T00:00:00" table:style-name="ce2">
            <text:p>30.05.201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0-05-31T00:00:00" table:style-name="ce2">
            <text:p>31.05.201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date" office:date-value="2010-06-01T00:00:00" table:style-name="ce2">
            <text:p>01.06.2010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0-06-02T00:00:00" table:style-name="ce2">
            <text:p>02.06.201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0-06-03T00:00:00" table:style-name="ce2">
            <text:p>03.06.201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0-06-04T00:00:00" table:style-name="ce2">
            <text:p>04.06.2010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0-06-05T00:00:00" table:style-name="ce2">
            <text:p>05.06.201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0-06-06T00:00:00" table:style-name="ce2">
            <text:p>06.06.2010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0-06-07T00:00:00" table:style-name="ce2">
            <text:p>07.06.2010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0-06-08T00:00:00" table:style-name="ce2">
            <text:p>08.06.2010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0-06-09T00:00:00" table:style-name="ce2">
            <text:p>09.06.201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0-06-10T00:00:00" table:style-name="ce2">
            <text:p>10.06.201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0-06-11T00:00:00" table:style-name="ce2">
            <text:p>11.06.2010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0-06-12T00:00:00" table:style-name="ce2">
            <text:p>12.06.2010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0-06-13T00:00:00" table:style-name="ce2">
            <text:p>13.06.2010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0-06-14T00:00:00" table:style-name="ce2">
            <text:p>14.06.2010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0-06-15T00:00:00" table:style-name="ce2">
            <text:p>15.06.2010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0-06-16T00:00:00" table:style-name="ce2">
            <text:p>16.06.201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0-06-17T00:00:00" table:style-name="ce2">
            <text:p>17.06.201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0-06-18T00:00:00" table:style-name="ce2">
            <text:p>18.06.201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0-06-19T00:00:00" table:style-name="ce2">
            <text:p>19.06.2010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0-06-20T00:00:00" table:style-name="ce2">
            <text:p>20.06.2010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0-06-21T00:00:00" table:style-name="ce2">
            <text:p>21.06.2010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0-06-22T00:00:00" table:style-name="ce2">
            <text:p>22.06.2010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0-06-23T00:00:00" table:style-name="ce2">
            <text:p>23.06.2010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0-06-24T00:00:00" table:style-name="ce2">
            <text:p>24.06.2010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0-06-25T00:00:00" table:style-name="ce2">
            <text:p>25.06.2010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0-06-26T00:00:00" table:style-name="ce2">
            <text:p>26.06.2010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0-06-27T00:00:00" table:style-name="ce2">
            <text:p>27.06.2010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0-06-28T00:00:00" table:style-name="ce2">
            <text:p>28.06.201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0-06-29T00:00:00" table:style-name="ce2">
            <text:p>29.06.201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0-06-30T00:00:00" table:style-name="ce2">
            <text:p>30.06.2010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0-07-01T00:00:00" table:style-name="ce2">
            <text:p>01.07.2010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0-07-02T00:00:00" table:style-name="ce2">
            <text:p>02.07.2010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0-07-03T00:00:00" table:style-name="ce2">
            <text:p>03.07.2010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0-07-04T00:00:00" table:style-name="ce2">
            <text:p>04.07.2010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0-07-05T00:00:00" table:style-name="ce2">
            <text:p>05.07.2010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0-07-06T00:00:00" table:style-name="ce2">
            <text:p>06.07.2010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0-07-07T00:00:00" table:style-name="ce2">
            <text:p>07.07.2010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0-07-08T00:00:00" table:style-name="ce2">
            <text:p>08.07.2010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0-07-09T00:00:00" table:style-name="ce2">
            <text:p>09.07.2010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0-07-10T00:00:00" table:style-name="ce2">
            <text:p>10.07.2010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0-07-11T00:00:00" table:style-name="ce2">
            <text:p>11.07.2010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0-07-12T00:00:00" table:style-name="ce2">
            <text:p>12.07.2010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0-07-13T00:00:00" table:style-name="ce2">
            <text:p>13.07.2010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0-07-14T00:00:00" table:style-name="ce2">
            <text:p>14.07.2010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0-07-15T00:00:00" table:style-name="ce2">
            <text:p>15.07.2010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0-07-16T00:00:00" table:style-name="ce2">
            <text:p>16.07.2010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0-07-17T00:00:00" table:style-name="ce2">
            <text:p>17.07.2010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0-07-18T00:00:00" table:style-name="ce2">
            <text:p>18.07.2010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0-07-19T00:00:00" table:style-name="ce2">
            <text:p>19.07.2010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0-07-20T00:00:00" table:style-name="ce2">
            <text:p>20.07.2010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0-07-21T00:00:00" table:style-name="ce2">
            <text:p>21.07.2010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0-07-22T00:00:00" table:style-name="ce2">
            <text:p>22.07.2010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0-07-23T00:00:00" table:style-name="ce2">
            <text:p>23.07.2010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0-07-24T00:00:00" table:style-name="ce2">
            <text:p>24.07.2010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0-07-25T00:00:00" table:style-name="ce2">
            <text:p>25.07.2010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0-07-26T00:00:00" table:style-name="ce2">
            <text:p>26.07.2010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date" office:date-value="2010-07-27T00:00:00" table:style-name="ce2">
            <text:p>27.07.2010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0-07-28T00:00:00" table:style-name="ce2">
            <text:p>28.07.2010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date" office:date-value="2010-07-29T00:00:00" table:style-name="ce2">
            <text:p>29.07.2010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0-07-30T00:00:00" table:style-name="ce2">
            <text:p>30.07.2010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0-07-31T00:00:00" table:style-name="ce2">
            <text:p>31.07.2010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0-08-01T00:00:00" table:style-name="ce2">
            <text:p>01.08.2010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0-08-02T00:00:00" table:style-name="ce2">
            <text:p>02.08.2010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date" office:date-value="2010-08-03T00:00:00" table:style-name="ce2">
            <text:p>03.08.2010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0-08-04T00:00:00" table:style-name="ce2">
            <text:p>04.08.2010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date" office:date-value="2010-08-05T00:00:00" table:style-name="ce2">
            <text:p>05.08.2010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date" office:date-value="2010-08-06T00:00:00" table:style-name="ce2">
            <text:p>06.08.2010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1">
          <table:table-cell office:value-type="date" office:date-value="2010-08-07T00:00:00" table:style-name="ce2">
            <text:p>07.08.2010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date" office:date-value="2010-08-08T00:00:00" table:style-name="ce2">
            <text:p>08.08.2010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1">
          <table:table-cell office:value-type="date" office:date-value="2010-08-09T00:00:00" table:style-name="ce2">
            <text:p>09.08.2010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date" office:date-value="2010-08-10T00:00:00" table:style-name="ce2">
            <text:p>10.08.2010</text:p>
          </table:table-cell>
          <table:table-cell office:value-type="float" office:value="151" table:style-name="ce1">
            <text:p>151</text:p>
          </table:table-cell>
          <table:table-cell table:number-columns-repeated="16382"/>
        </table:table-row>
        <table:table-row table:style-name="ro1">
          <table:table-cell office:value-type="date" office:date-value="2010-08-11T00:00:00" table:style-name="ce2">
            <text:p>11.08.2010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date" office:date-value="2010-08-12T00:00:00" table:style-name="ce2">
            <text:p>12.08.2010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date" office:date-value="2010-08-13T00:00:00" table:style-name="ce2">
            <text:p>13.08.2010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date" office:date-value="2010-08-14T00:00:00" table:style-name="ce2">
            <text:p>14.08.2010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date" office:date-value="2010-08-15T00:00:00" table:style-name="ce2">
            <text:p>15.08.2010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date" office:date-value="2010-08-16T00:00:00" table:style-name="ce2">
            <text:p>16.08.2010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date" office:date-value="2010-08-17T00:00:00" table:style-name="ce2">
            <text:p>17.08.2010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date" office:date-value="2010-08-18T00:00:00" table:style-name="ce2">
            <text:p>18.08.2010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0-08-19T00:00:00" table:style-name="ce2">
            <text:p>19.08.2010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0-08-20T00:00:00" table:style-name="ce2">
            <text:p>20.08.2010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0-08-21T00:00:00" table:style-name="ce2">
            <text:p>21.08.2010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0-08-22T00:00:00" table:style-name="ce2">
            <text:p>22.08.2010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date" office:date-value="2010-08-23T00:00:00" table:style-name="ce2">
            <text:p>23.08.2010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0-08-24T00:00:00" table:style-name="ce2">
            <text:p>24.08.2010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0-08-25T00:00:00" table:style-name="ce2">
            <text:p>25.08.2010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date" office:date-value="2010-08-26T00:00:00" table:style-name="ce2">
            <text:p>26.08.2010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date" office:date-value="2010-08-27T00:00:00" table:style-name="ce2">
            <text:p>27.08.2010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0-08-28T00:00:00" table:style-name="ce2">
            <text:p>28.08.2010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0-08-29T00:00:00" table:style-name="ce2">
            <text:p>29.08.2010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date" office:date-value="2010-08-30T00:00:00" table:style-name="ce2">
            <text:p>30.08.2010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0-08-31T00:00:00" table:style-name="ce2">
            <text:p>31.08.2010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date" office:date-value="2010-09-01T00:00:00" table:style-name="ce2">
            <text:p>01.09.2010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date" office:date-value="2010-09-02T00:00:00" table:style-name="ce2">
            <text:p>02.09.2010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1">
          <table:table-cell office:value-type="date" office:date-value="2010-09-03T00:00:00" table:style-name="ce2">
            <text:p>03.09.2010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date" office:date-value="2010-09-04T00:00:00" table:style-name="ce2">
            <text:p>04.09.2010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1">
          <table:table-cell office:value-type="date" office:date-value="2010-09-05T00:00:00" table:style-name="ce2">
            <text:p>05.09.2010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date" office:date-value="2010-09-06T00:00:00" table:style-name="ce2">
            <text:p>06.09.2010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1">
          <table:table-cell office:value-type="date" office:date-value="2010-09-07T00:00:00" table:style-name="ce2">
            <text:p>07.09.2010</text:p>
          </table:table-cell>
          <table:table-cell office:value-type="float" office:value="153" table:style-name="ce1">
            <text:p>153</text:p>
          </table:table-cell>
          <table:table-cell table:number-columns-repeated="16382"/>
        </table:table-row>
        <table:table-row table:style-name="ro1">
          <table:table-cell office:value-type="date" office:date-value="2010-09-08T00:00:00" table:style-name="ce2">
            <text:p>08.09.2010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1">
          <table:table-cell office:value-type="date" office:date-value="2010-09-09T00:00:00" table:style-name="ce2">
            <text:p>09.09.2010</text:p>
          </table:table-cell>
          <table:table-cell office:value-type="float" office:value="155" table:style-name="ce1">
            <text:p>155</text:p>
          </table:table-cell>
          <table:table-cell table:number-columns-repeated="16382"/>
        </table:table-row>
        <table:table-row table:style-name="ro1">
          <table:table-cell office:value-type="date" office:date-value="2010-09-10T00:00:00" table:style-name="ce2">
            <text:p>10.09.2010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date" office:date-value="2010-09-11T00:00:00" table:style-name="ce2">
            <text:p>11.09.2010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date" office:date-value="2010-09-12T00:00:00" table:style-name="ce2">
            <text:p>12.09.2010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date" office:date-value="2010-09-13T00:00:00" table:style-name="ce2">
            <text:p>13.09.2010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date" office:date-value="2010-09-14T00:00:00" table:style-name="ce2">
            <text:p>14.09.2010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date" office:date-value="2010-09-15T00:00:00" table:style-name="ce2">
            <text:p>15.09.2010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0-09-16T00:00:00" table:style-name="ce2">
            <text:p>16.09.2010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date" office:date-value="2010-09-17T00:00:00" table:style-name="ce2">
            <text:p>17.09.2010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date" office:date-value="2010-09-18T00:00:00" table:style-name="ce2">
            <text:p>18.09.2010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date" office:date-value="2010-09-19T00:00:00" table:style-name="ce2">
            <text:p>19.09.2010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date" office:date-value="2010-09-20T00:00:00" table:style-name="ce2">
            <text:p>20.09.2010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date" office:date-value="2010-09-21T00:00:00" table:style-name="ce2">
            <text:p>21.09.2010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1">
          <table:table-cell office:value-type="date" office:date-value="2010-09-22T00:00:00" table:style-name="ce2">
            <text:p>22.09.2010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date" office:date-value="2010-09-23T00:00:00" table:style-name="ce2">
            <text:p>23.09.2010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date" office:date-value="2010-09-24T00:00:00" table:style-name="ce2">
            <text:p>24.09.2010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0-09-25T00:00:00" table:style-name="ce2">
            <text:p>25.09.2010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1">
          <table:table-cell office:value-type="date" office:date-value="2010-09-26T00:00:00" table:style-name="ce2">
            <text:p>26.09.2010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date" office:date-value="2010-09-27T00:00:00" table:style-name="ce2">
            <text:p>27.09.2010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date" office:date-value="2010-09-28T00:00:00" table:style-name="ce2">
            <text:p>28.09.2010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1">
          <table:table-cell office:value-type="date" office:date-value="2010-09-29T00:00:00" table:style-name="ce2">
            <text:p>29.09.2010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date" office:date-value="2010-09-30T00:00:00" table:style-name="ce2">
            <text:p>30.09.2010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date" office:date-value="2010-10-01T00:00:00" table:style-name="ce2">
            <text:p>01.10.2010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date" office:date-value="2010-10-02T00:00:00" table:style-name="ce2">
            <text:p>02.10.2010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date" office:date-value="2010-10-03T00:00:00" table:style-name="ce2">
            <text:p>03.10.2010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date" office:date-value="2010-10-04T00:00:00" table:style-name="ce2">
            <text:p>04.10.2010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date" office:date-value="2010-10-05T00:00:00" table:style-name="ce2">
            <text:p>05.10.2010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0-10-06T00:00:00" table:style-name="ce2">
            <text:p>06.10.2010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date" office:date-value="2010-10-07T00:00:00" table:style-name="ce2">
            <text:p>07.10.2010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date" office:date-value="2010-10-08T00:00:00" table:style-name="ce2">
            <text:p>08.10.2010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date" office:date-value="2010-10-09T00:00:00" table:style-name="ce2">
            <text:p>09.10.2010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0-10-10T00:00:00" table:style-name="ce2">
            <text:p>10.10.2010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0-10-11T00:00:00" table:style-name="ce2">
            <text:p>11.10.2010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date" office:date-value="2010-10-12T00:00:00" table:style-name="ce2">
            <text:p>12.10.2010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date" office:date-value="2010-10-13T00:00:00" table:style-name="ce2">
            <text:p>13.10.2010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date" office:date-value="2010-10-15T00:00:00" table:style-name="ce2">
            <text:p>15.10.2010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date" office:date-value="2010-10-16T00:00:00" table:style-name="ce2">
            <text:p>16.10.2010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date" office:date-value="2010-10-17T00:00:00" table:style-name="ce2">
            <text:p>17.10.2010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date" office:date-value="2010-10-18T00:00:00" table:style-name="ce2">
            <text:p>18.10.2010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date" office:date-value="2010-10-20T00:00:00" table:style-name="ce2">
            <text:p>20.10.2010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0-10-21T00:00:00" table:style-name="ce2">
            <text:p>21.10.2010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0-10-22T00:00:00" table:style-name="ce2">
            <text:p>22.10.2010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0-10-23T00:00:00" table:style-name="ce2">
            <text:p>23.10.2010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0-10-24T00:00:00" table:style-name="ce2">
            <text:p>24.10.2010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0-10-26T00:00:00" table:style-name="ce2">
            <text:p>26.10.2010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0-10-27T00:00:00" table:style-name="ce2">
            <text:p>27.10.20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0-10-29T00:00:00" table:style-name="ce2">
            <text:p>29.10.2010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0-10-30T00:00:00" table:style-name="ce2">
            <text:p>30.10.2010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date" office:date-value="2010-10-31T00:00:00" table:style-name="ce2">
            <text:p>31.10.2010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0-11-01T00:00:00" table:style-name="ce2">
            <text:p>01.11.2010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0-11-03T00:00:00" table:style-name="ce2">
            <text:p>03.11.2010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0-11-04T00:00:00" table:style-name="ce2">
            <text:p>04.11.2010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0-11-05T00:00:00" table:style-name="ce2">
            <text:p>05.11.2010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0-11-06T00:00:00" table:style-name="ce2">
            <text:p>06.11.2010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date" office:date-value="2010-11-07T00:00:00" table:style-name="ce2">
            <text:p>07.11.2010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0-11-08T00:00:00" table:style-name="ce2">
            <text:p>08.11.2010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0-11-09T00:00:00" table:style-name="ce2">
            <text:p>09.11.2010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0-11-10T00:00:00" table:style-name="ce2">
            <text:p>10.11.2010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date" office:date-value="2010-11-11T00:00:00" table:style-name="ce2">
            <text:p>11.11.2010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date" office:date-value="2010-11-12T00:00:00" table:style-name="ce2">
            <text:p>12.11.2010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0-11-13T00:00:00" table:style-name="ce2">
            <text:p>13.11.2010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date" office:date-value="2010-11-14T00:00:00" table:style-name="ce2">
            <text:p>14.11.2010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date" office:date-value="2010-11-15T00:00:00" table:style-name="ce2">
            <text:p>15.11.2010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date" office:date-value="2010-11-16T00:00:00" table:style-name="ce2">
            <text:p>16.11.2010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0-11-17T00:00:00" table:style-name="ce2">
            <text:p>17.11.2010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0-11-18T00:00:00" table:style-name="ce2">
            <text:p>18.11.2010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0-11-19T00:00:00" table:style-name="ce2">
            <text:p>19.11.2010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0-11-20T00:00:00" table:style-name="ce2">
            <text:p>20.11.2010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0-11-21T00:00:00" table:style-name="ce2">
            <text:p>21.11.2010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0-11-22T00:00:00" table:style-name="ce2">
            <text:p>22.11.2010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0-11-23T00:00:00" table:style-name="ce2">
            <text:p>23.11.2010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0-11-24T00:00:00" table:style-name="ce2">
            <text:p>24.11.2010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0-11-25T00:00:00" table:style-name="ce2">
            <text:p>25.11.2010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0-11-26T00:00:00" table:style-name="ce2">
            <text:p>26.11.2010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0-11-27T00:00:00" table:style-name="ce2">
            <text:p>27.11.201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0-11-28T00:00:00" table:style-name="ce2">
            <text:p>28.11.2010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0-11-29T00:00:00" table:style-name="ce2">
            <text:p>29.11.2010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0-11-30T00:00:00" table:style-name="ce2">
            <text:p>30.11.2010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0-12-01T00:00:00" table:style-name="ce2">
            <text:p>01.12.2010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0-12-02T00:00:00" table:style-name="ce2">
            <text:p>02.12.201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0-12-03T00:00:00" table:style-name="ce2">
            <text:p>03.12.2010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0-12-04T00:00:00" table:style-name="ce2">
            <text:p>04.12.2010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0-12-05T00:00:00" table:style-name="ce2">
            <text:p>05.12.2010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0-12-06T00:00:00" table:style-name="ce2">
            <text:p>06.12.2010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0-12-07T00:00:00" table:style-name="ce2">
            <text:p>07.12.2010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0-12-08T00:00:00" table:style-name="ce2">
            <text:p>08.12.201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0-12-09T00:00:00" table:style-name="ce2">
            <text:p>09.12.2010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0-12-10T00:00:00" table:style-name="ce2">
            <text:p>10.12.2010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0-12-11T00:00:00" table:style-name="ce2">
            <text:p>11.12.2010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0-12-12T00:00:00" table:style-name="ce2">
            <text:p>12.12.2010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0-12-13T00:00:00" table:style-name="ce2">
            <text:p>13.12.201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date" office:date-value="2010-12-14T00:00:00" table:style-name="ce2">
            <text:p>14.12.201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0-12-15T00:00:00" table:style-name="ce2">
            <text:p>15.12.2010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0-12-16T00:00:00" table:style-name="ce2">
            <text:p>16.12.201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date" office:date-value="2010-12-17T00:00:00" table:style-name="ce2">
            <text:p>17.12.2010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0-12-18T00:00:00" table:style-name="ce2">
            <text:p>18.12.2010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0-12-19T00:00:00" table:style-name="ce2">
            <text:p>19.12.2010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0-12-20T00:00:00" table:style-name="ce2">
            <text:p>20.12.2010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0-12-21T00:00:00" table:style-name="ce2">
            <text:p>21.12.2010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0-12-22T00:00:00" table:style-name="ce2">
            <text:p>22.12.2010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0-12-23T00:00:00" table:style-name="ce2">
            <text:p>23.12.201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0-12-24T00:00:00" table:style-name="ce2">
            <text:p>24.12.2010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0-12-25T00:00:00" table:style-name="ce2">
            <text:p>25.12.2010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0-12-26T00:00:00" table:style-name="ce2">
            <text:p>26.12.201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date" office:date-value="2010-12-27T00:00:00" table:style-name="ce2">
            <text:p>27.12.2010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date" office:date-value="2010-12-28T00:00:00" table:style-name="ce2">
            <text:p>28.12.2010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date" office:date-value="2010-12-29T00:00:00" table:style-name="ce2">
            <text:p>29.12.2010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0-12-30T00:00:00" table:style-name="ce2">
            <text:p>30.12.2010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0-12-31T00:00:00" table:style-name="ce2">
            <text:p>31.12.2010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date" office:date-value="2011-01-01T00:00:00" table:style-name="ce2">
            <text:p>01.01.2011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1-01-02T00:00:00" table:style-name="ce2">
            <text:p>02.01.2011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1-01-03T00:00:00" table:style-name="ce2">
            <text:p>03.01.2011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1-01-04T00:00:00" table:style-name="ce2">
            <text:p>04.01.2011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1-01-05T00:00:00" table:style-name="ce2">
            <text:p>05.01.2011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1-01-06T00:00:00" table:style-name="ce2">
            <text:p>06.01.2011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1-01-07T00:00:00" table:style-name="ce2">
            <text:p>07.01.2011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1-01-08T00:00:00" table:style-name="ce2">
            <text:p>08.01.2011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1-01-09T00:00:00" table:style-name="ce2">
            <text:p>09.01.2011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1-01-10T00:00:00" table:style-name="ce2">
            <text:p>10.01.2011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1-01-11T00:00:00" table:style-name="ce2">
            <text:p>11.01.2011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1-01-12T00:00:00" table:style-name="ce2">
            <text:p>12.01.2011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1-01-13T00:00:00" table:style-name="ce2">
            <text:p>13.01.2011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1-01-14T00:00:00" table:style-name="ce2">
            <text:p>14.01.2011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1-01-15T00:00:00" table:style-name="ce2">
            <text:p>15.01.2011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1-01-16T00:00:00" table:style-name="ce2">
            <text:p>16.01.2011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1-01-17T00:00:00" table:style-name="ce2">
            <text:p>17.01.2011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1-01-18T00:00:00" table:style-name="ce2">
            <text:p>18.01.2011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1-01-19T00:00:00" table:style-name="ce2">
            <text:p>19.01.2011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1-01-20T00:00:00" table:style-name="ce2">
            <text:p>20.01.2011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1-01-21T00:00:00" table:style-name="ce2">
            <text:p>21.01.2011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1-01-22T00:00:00" table:style-name="ce2">
            <text:p>22.01.2011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1-01-23T00:00:00" table:style-name="ce2">
            <text:p>23.01.2011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1-01-24T00:00:00" table:style-name="ce2">
            <text:p>24.01.2011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date" office:date-value="2011-01-25T00:00:00" table:style-name="ce2">
            <text:p>25.01.2011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1-01-26T00:00:00" table:style-name="ce2">
            <text:p>26.01.2011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date" office:date-value="2011-01-27T00:00:00" table:style-name="ce2">
            <text:p>27.01.2011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date" office:date-value="2011-01-28T00:00:00" table:style-name="ce2">
            <text:p>28.01.2011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date" office:date-value="2011-01-29T00:00:00" table:style-name="ce2">
            <text:p>29.01.2011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date" office:date-value="2011-01-30T00:00:00" table:style-name="ce2">
            <text:p>30.01.2011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date" office:date-value="2011-01-31T00:00:00" table:style-name="ce2">
            <text:p>31.01.2011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date" office:date-value="2011-02-01T00:00:00" table:style-name="ce2">
            <text:p>01.02.2011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1-02-02T00:00:00" table:style-name="ce2">
            <text:p>02.02.2011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1-02-03T00:00:00" table:style-name="ce2">
            <text:p>03.02.2011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1-02-04T00:00:00" table:style-name="ce2">
            <text:p>04.02.2011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1-02-05T00:00:00" table:style-name="ce2">
            <text:p>05.02.2011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1-02-06T00:00:00" table:style-name="ce2">
            <text:p>06.02.2011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1-02-07T00:00:00" table:style-name="ce2">
            <text:p>07.02.2011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1-02-08T00:00:00" table:style-name="ce2">
            <text:p>08.02.201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1-02-09T00:00:00" table:style-name="ce2">
            <text:p>09.02.2011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1-02-10T00:00:00" table:style-name="ce2">
            <text:p>10.02.2011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1-02-11T00:00:00" table:style-name="ce2">
            <text:p>11.02.2011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1-02-12T00:00:00" table:style-name="ce2">
            <text:p>12.02.2011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1-02-13T00:00:00" table:style-name="ce2">
            <text:p>13.02.2011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1-02-14T00:00:00" table:style-name="ce2">
            <text:p>14.02.2011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1-02-15T00:00:00" table:style-name="ce2">
            <text:p>15.02.2011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1-02-16T00:00:00" table:style-name="ce2">
            <text:p>16.02.2011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1-02-17T00:00:00" table:style-name="ce2">
            <text:p>17.02.2011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1-02-18T00:00:00" table:style-name="ce2">
            <text:p>18.02.2011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1-02-19T00:00:00" table:style-name="ce2">
            <text:p>19.02.2011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1-02-20T00:00:00" table:style-name="ce2">
            <text:p>20.02.2011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1-02-21T00:00:00" table:style-name="ce2">
            <text:p>21.02.2011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1-02-22T00:00:00" table:style-name="ce2">
            <text:p>22.02.2011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1-02-23T00:00:00" table:style-name="ce2">
            <text:p>23.02.2011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1-02-24T00:00:00" table:style-name="ce2">
            <text:p>24.02.2011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1-02-25T00:00:00" table:style-name="ce2">
            <text:p>25.02.2011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1-02-26T00:00:00" table:style-name="ce2">
            <text:p>26.02.2011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1-02-27T00:00:00" table:style-name="ce2">
            <text:p>27.02.2011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1-02-28T00:00:00" table:style-name="ce2">
            <text:p>28.02.2011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1-03-01T00:00:00" table:style-name="ce2">
            <text:p>01.03.2011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1-03-02T00:00:00" table:style-name="ce2">
            <text:p>02.03.2011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1-03-03T00:00:00" table:style-name="ce2">
            <text:p>03.03.2011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1-03-04T00:00:00" table:style-name="ce2">
            <text:p>04.03.201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1-03-05T00:00:00" table:style-name="ce2">
            <text:p>05.03.2011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1-03-06T00:00:00" table:style-name="ce2">
            <text:p>06.03.201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1-03-07T00:00:00" table:style-name="ce2">
            <text:p>07.03.2011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1-03-08T00:00:00" table:style-name="ce2">
            <text:p>08.03.2011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1-03-09T00:00:00" table:style-name="ce2">
            <text:p>09.03.2011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1-03-10T00:00:00" table:style-name="ce2">
            <text:p>10.03.2011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1-03-11T00:00:00" table:style-name="ce2">
            <text:p>11.03.2011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1-03-12T00:00:00" table:style-name="ce2">
            <text:p>12.03.2011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1-03-13T00:00:00" table:style-name="ce2">
            <text:p>13.03.2011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1-03-14T00:00:00" table:style-name="ce2">
            <text:p>14.03.2011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1-03-15T00:00:00" table:style-name="ce2">
            <text:p>15.03.2011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1-03-16T00:00:00" table:style-name="ce2">
            <text:p>16.03.2011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1-03-17T00:00:00" table:style-name="ce2">
            <text:p>17.03.2011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1-03-18T00:00:00" table:style-name="ce2">
            <text:p>18.03.2011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1-03-19T00:00:00" table:style-name="ce2">
            <text:p>19.03.2011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1-03-20T00:00:00" table:style-name="ce2">
            <text:p>20.03.2011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1-03-21T00:00:00" table:style-name="ce2">
            <text:p>21.03.2011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1-03-22T00:00:00" table:style-name="ce2">
            <text:p>22.03.2011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1-03-23T00:00:00" table:style-name="ce2">
            <text:p>23.03.2011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1-03-24T00:00:00" table:style-name="ce2">
            <text:p>24.03.2011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1-03-25T00:00:00" table:style-name="ce2">
            <text:p>25.03.2011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1-03-26T00:00:00" table:style-name="ce2">
            <text:p>26.03.2011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1-03-27T00:00:00" table:style-name="ce2">
            <text:p>27.03.2011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1-03-28T00:00:00" table:style-name="ce2">
            <text:p>28.03.2011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1-03-29T00:00:00" table:style-name="ce2">
            <text:p>29.03.2011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1-03-30T00:00:00" table:style-name="ce2">
            <text:p>30.03.2011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1-03-31T00:00:00" table:style-name="ce2">
            <text:p>31.03.2011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1-04-01T00:00:00" table:style-name="ce2">
            <text:p>01.04.2011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1-04-02T00:00:00" table:style-name="ce2">
            <text:p>02.04.2011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1-04-03T00:00:00" table:style-name="ce2">
            <text:p>03.04.2011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1-04-04T00:00:00" table:style-name="ce2">
            <text:p>04.04.2011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1-04-05T00:00:00" table:style-name="ce2">
            <text:p>05.04.2011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1-04-06T00:00:00" table:style-name="ce2">
            <text:p>06.04.2011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1-04-07T00:00:00" table:style-name="ce2">
            <text:p>07.04.2011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1-04-08T00:00:00" table:style-name="ce2">
            <text:p>08.04.2011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1-04-09T00:00:00" table:style-name="ce2">
            <text:p>09.04.2011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1-04-10T00:00:00" table:style-name="ce2">
            <text:p>10.04.2011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1-04-11T00:00:00" table:style-name="ce2">
            <text:p>11.04.2011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1-04-12T00:00:00" table:style-name="ce2">
            <text:p>12.04.2011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1-04-13T00:00:00" table:style-name="ce2">
            <text:p>13.04.2011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1-04-14T00:00:00" table:style-name="ce2">
            <text:p>14.04.2011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1-04-15T00:00:00" table:style-name="ce2">
            <text:p>15.04.2011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1-04-16T00:00:00" table:style-name="ce2">
            <text:p>16.04.2011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1-04-17T00:00:00" table:style-name="ce2">
            <text:p>17.04.2011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1-04-18T00:00:00" table:style-name="ce2">
            <text:p>18.04.2011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1-04-19T00:00:00" table:style-name="ce2">
            <text:p>19.04.2011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1-04-20T00:00:00" table:style-name="ce2">
            <text:p>20.04.2011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1-04-21T00:00:00" table:style-name="ce2">
            <text:p>21.04.2011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1-04-22T00:00:00" table:style-name="ce2">
            <text:p>22.04.2011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1-04-23T00:00:00" table:style-name="ce2">
            <text:p>23.04.2011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1-04-24T00:00:00" table:style-name="ce2">
            <text:p>24.04.2011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1-04-25T00:00:00" table:style-name="ce2">
            <text:p>25.04.2011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1-04-26T00:00:00" table:style-name="ce2">
            <text:p>26.04.2011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1-04-27T00:00:00" table:style-name="ce2">
            <text:p>27.04.2011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1-04-28T00:00:00" table:style-name="ce2">
            <text:p>28.04.2011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1-04-29T00:00:00" table:style-name="ce2">
            <text:p>29.04.2011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1-04-30T00:00:00" table:style-name="ce2">
            <text:p>30.04.2011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1-05-01T00:00:00" table:style-name="ce2">
            <text:p>01.05.2011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1-05-02T00:00:00" table:style-name="ce2">
            <text:p>02.05.2011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1-05-03T00:00:00" table:style-name="ce2">
            <text:p>03.05.2011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1-05-04T00:00:00" table:style-name="ce2">
            <text:p>04.05.2011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1-05-05T00:00:00" table:style-name="ce2">
            <text:p>05.05.2011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1-05-06T00:00:00" table:style-name="ce2">
            <text:p>06.05.2011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1-05-07T00:00:00" table:style-name="ce2">
            <text:p>07.05.2011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1-05-08T00:00:00" table:style-name="ce2">
            <text:p>08.05.2011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1-05-09T00:00:00" table:style-name="ce2">
            <text:p>09.05.2011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1-05-10T00:00:00" table:style-name="ce2">
            <text:p>10.05.2011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1-05-11T00:00:00" table:style-name="ce2">
            <text:p>11.05.2011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1-05-12T00:00:00" table:style-name="ce2">
            <text:p>12.05.2011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date" office:date-value="2011-05-13T00:00:00" table:style-name="ce2">
            <text:p>13.05.2011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1-05-14T00:00:00" table:style-name="ce2">
            <text:p>14.05.201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1-05-15T00:00:00" table:style-name="ce2">
            <text:p>15.05.2011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date" office:date-value="2011-05-16T00:00:00" table:style-name="ce2">
            <text:p>16.05.2011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1-05-17T00:00:00" table:style-name="ce2">
            <text:p>17.05.2011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1-05-18T00:00:00" table:style-name="ce2">
            <text:p>18.05.2011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1-05-19T00:00:00" table:style-name="ce2">
            <text:p>19.05.2011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1-05-20T00:00:00" table:style-name="ce2">
            <text:p>20.05.2011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1-05-21T00:00:00" table:style-name="ce2">
            <text:p>21.05.2011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1-05-22T00:00:00" table:style-name="ce2">
            <text:p>22.05.2011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1-05-23T00:00:00" table:style-name="ce2">
            <text:p>23.05.2011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1-05-24T00:00:00" table:style-name="ce2">
            <text:p>24.05.2011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1-05-25T00:00:00" table:style-name="ce2">
            <text:p>25.05.2011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1-05-26T00:00:00" table:style-name="ce2">
            <text:p>26.05.2011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1-05-27T00:00:00" table:style-name="ce2">
            <text:p>27.05.2011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1-05-28T00:00:00" table:style-name="ce2">
            <text:p>28.05.2011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1-05-29T00:00:00" table:style-name="ce2">
            <text:p>29.05.2011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1-05-30T00:00:00" table:style-name="ce2">
            <text:p>30.05.2011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1-05-31T00:00:00" table:style-name="ce2">
            <text:p>31.05.2011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1-06-01T00:00:00" table:style-name="ce2">
            <text:p>01.06.2011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1-06-02T00:00:00" table:style-name="ce2">
            <text:p>02.06.2011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1-06-03T00:00:00" table:style-name="ce2">
            <text:p>03.06.2011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1-06-04T00:00:00" table:style-name="ce2">
            <text:p>04.06.2011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1-06-05T00:00:00" table:style-name="ce2">
            <text:p>05.06.201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1-06-06T00:00:00" table:style-name="ce2">
            <text:p>06.06.2011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1-06-07T00:00:00" table:style-name="ce2">
            <text:p>07.06.2011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1-06-08T00:00:00" table:style-name="ce2">
            <text:p>08.06.2011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1-06-09T00:00:00" table:style-name="ce2">
            <text:p>09.06.2011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1-06-10T00:00:00" table:style-name="ce2">
            <text:p>10.06.2011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1-06-11T00:00:00" table:style-name="ce2">
            <text:p>11.06.2011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1-06-12T00:00:00" table:style-name="ce2">
            <text:p>12.06.2011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1-06-13T00:00:00" table:style-name="ce2">
            <text:p>13.06.2011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1-06-14T00:00:00" table:style-name="ce2">
            <text:p>14.06.2011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1-06-15T00:00:00" table:style-name="ce2">
            <text:p>15.06.2011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1-06-16T00:00:00" table:style-name="ce2">
            <text:p>16.06.2011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date" office:date-value="2011-06-17T00:00:00" table:style-name="ce2">
            <text:p>17.06.2011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1-06-18T00:00:00" table:style-name="ce2">
            <text:p>18.06.2011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1-06-19T00:00:00" table:style-name="ce2">
            <text:p>19.06.2011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1-06-20T00:00:00" table:style-name="ce2">
            <text:p>20.06.2011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1-06-21T00:00:00" table:style-name="ce2">
            <text:p>21.06.2011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date" office:date-value="2011-06-22T00:00:00" table:style-name="ce2">
            <text:p>22.06.2011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date" office:date-value="2011-06-23T00:00:00" table:style-name="ce2">
            <text:p>23.06.2011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date" office:date-value="2011-06-24T00:00:00" table:style-name="ce2">
            <text:p>24.06.2011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date" office:date-value="2011-06-25T00:00:00" table:style-name="ce2">
            <text:p>25.06.2011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1-06-26T00:00:00" table:style-name="ce2">
            <text:p>26.06.2011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date" office:date-value="2011-06-27T00:00:00" table:style-name="ce2">
            <text:p>27.06.2011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date" office:date-value="2011-06-28T00:00:00" table:style-name="ce2">
            <text:p>28.06.201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date" office:date-value="2011-06-29T00:00:00" table:style-name="ce2">
            <text:p>29.06.2011</text:p>
          </table:table-cell>
          <table:table-cell office:value-type="float" office:value="152" table:style-name="ce1">
            <text:p>152</text:p>
          </table:table-cell>
          <table:table-cell table:number-columns-repeated="16382"/>
        </table:table-row>
        <table:table-row table:style-name="ro1">
          <table:table-cell office:value-type="date" office:date-value="2011-06-30T00:00:00" table:style-name="ce2">
            <text:p>30.06.201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date" office:date-value="2011-07-01T00:00:00" table:style-name="ce2">
            <text:p>01.07.2011</text:p>
          </table:table-cell>
          <table:table-cell office:value-type="float" office:value="157" table:style-name="ce1">
            <text:p>157</text:p>
          </table:table-cell>
          <table:table-cell table:number-columns-repeated="16382"/>
        </table:table-row>
        <table:table-row table:style-name="ro1">
          <table:table-cell office:value-type="date" office:date-value="2011-07-02T00:00:00" table:style-name="ce2">
            <text:p>02.07.2011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1">
          <table:table-cell office:value-type="date" office:date-value="2011-07-03T00:00:00" table:style-name="ce2">
            <text:p>03.07.2011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date" office:date-value="2011-07-04T00:00:00" table:style-name="ce2">
            <text:p>04.07.2011</text:p>
          </table:table-cell>
          <table:table-cell office:value-type="float" office:value="164" table:style-name="ce1">
            <text:p>164</text:p>
          </table:table-cell>
          <table:table-cell table:number-columns-repeated="16382"/>
        </table:table-row>
        <table:table-row table:style-name="ro1">
          <table:table-cell office:value-type="date" office:date-value="2011-07-05T00:00:00" table:style-name="ce2">
            <text:p>05.07.2011</text:p>
          </table:table-cell>
          <table:table-cell office:value-type="float" office:value="172" table:style-name="ce1">
            <text:p>172</text:p>
          </table:table-cell>
          <table:table-cell table:number-columns-repeated="16382"/>
        </table:table-row>
        <table:table-row table:style-name="ro1">
          <table:table-cell office:value-type="date" office:date-value="2011-07-06T00:00:00" table:style-name="ce2">
            <text:p>06.07.2011</text:p>
          </table:table-cell>
          <table:table-cell office:value-type="float" office:value="176" table:style-name="ce1">
            <text:p>176</text:p>
          </table:table-cell>
          <table:table-cell table:number-columns-repeated="16382"/>
        </table:table-row>
        <table:table-row table:style-name="ro1">
          <table:table-cell office:value-type="date" office:date-value="2011-07-07T00:00:00" table:style-name="ce2">
            <text:p>07.07.2011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date" office:date-value="2011-07-08T00:00:00" table:style-name="ce2">
            <text:p>08.07.2011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1-07-09T00:00:00" table:style-name="ce2">
            <text:p>09.07.2011</text:p>
          </table:table-cell>
          <table:table-cell office:value-type="float" office:value="204" table:style-name="ce1">
            <text:p>204</text:p>
          </table:table-cell>
          <table:table-cell table:number-columns-repeated="16382"/>
        </table:table-row>
        <table:table-row table:style-name="ro1">
          <table:table-cell office:value-type="date" office:date-value="2011-07-10T00:00:00" table:style-name="ce2">
            <text:p>10.07.2011</text:p>
          </table:table-cell>
          <table:table-cell office:value-type="float" office:value="207" table:style-name="ce1">
            <text:p>207</text:p>
          </table:table-cell>
          <table:table-cell table:number-columns-repeated="16382"/>
        </table:table-row>
        <table:table-row table:style-name="ro1">
          <table:table-cell office:value-type="date" office:date-value="2011-07-11T00:00:00" table:style-name="ce2">
            <text:p>11.07.2011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1">
          <table:table-cell office:value-type="date" office:date-value="2011-07-12T00:00:00" table:style-name="ce2">
            <text:p>12.07.2011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date" office:date-value="2011-07-13T00:00:00" table:style-name="ce2">
            <text:p>13.07.2011</text:p>
          </table:table-cell>
          <table:table-cell office:value-type="float" office:value="205" table:style-name="ce1">
            <text:p>205</text:p>
          </table:table-cell>
          <table:table-cell table:number-columns-repeated="16382"/>
        </table:table-row>
        <table:table-row table:style-name="ro1">
          <table:table-cell office:value-type="date" office:date-value="2011-07-14T00:00:00" table:style-name="ce2">
            <text:p>14.07.2011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date" office:date-value="2011-07-15T00:00:00" table:style-name="ce2">
            <text:p>15.07.2011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office:value-type="date" office:date-value="2011-07-16T00:00:00" table:style-name="ce2">
            <text:p>16.07.2011</text:p>
          </table:table-cell>
          <table:table-cell office:value-type="float" office:value="214" table:style-name="ce1">
            <text:p>214</text:p>
          </table:table-cell>
          <table:table-cell table:number-columns-repeated="16382"/>
        </table:table-row>
        <table:table-row table:style-name="ro1">
          <table:table-cell office:value-type="date" office:date-value="2011-07-17T00:00:00" table:style-name="ce2">
            <text:p>17.07.2011</text:p>
          </table:table-cell>
          <table:table-cell office:value-type="float" office:value="207" table:style-name="ce1">
            <text:p>207</text:p>
          </table:table-cell>
          <table:table-cell table:number-columns-repeated="16382"/>
        </table:table-row>
        <table:table-row table:style-name="ro1">
          <table:table-cell office:value-type="date" office:date-value="2011-07-18T00:00:00" table:style-name="ce2">
            <text:p>18.07.2011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date" office:date-value="2011-07-19T00:00:00" table:style-name="ce2">
            <text:p>19.07.2011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1-07-20T00:00:00" table:style-name="ce2">
            <text:p>20.07.2011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date" office:date-value="2011-07-21T00:00:00" table:style-name="ce2">
            <text:p>21.07.201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date" office:date-value="2011-07-22T00:00:00" table:style-name="ce2">
            <text:p>22.07.2011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1-07-23T00:00:00" table:style-name="ce2">
            <text:p>23.07.2011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date" office:date-value="2011-07-24T00:00:00" table:style-name="ce2">
            <text:p>24.07.2011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date" office:date-value="2011-07-25T00:00:00" table:style-name="ce2">
            <text:p>25.07.2011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date" office:date-value="2011-07-26T00:00:00" table:style-name="ce2">
            <text:p>26.07.2011</text:p>
          </table:table-cell>
          <table:table-cell office:value-type="float" office:value="181" table:style-name="ce1">
            <text:p>181</text:p>
          </table:table-cell>
          <table:table-cell table:number-columns-repeated="16382"/>
        </table:table-row>
        <table:table-row table:style-name="ro1">
          <table:table-cell office:value-type="date" office:date-value="2011-07-27T00:00:00" table:style-name="ce2">
            <text:p>27.07.2011</text:p>
          </table:table-cell>
          <table:table-cell office:value-type="float" office:value="177" table:style-name="ce1">
            <text:p>177</text:p>
          </table:table-cell>
          <table:table-cell table:number-columns-repeated="16382"/>
        </table:table-row>
        <table:table-row table:style-name="ro1">
          <table:table-cell office:value-type="date" office:date-value="2011-07-28T00:00:00" table:style-name="ce2">
            <text:p>28.07.2011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1-07-29T00:00:00" table:style-name="ce2">
            <text:p>29.07.2011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1-07-30T00:00:00" table:style-name="ce2">
            <text:p>30.07.2011</text:p>
          </table:table-cell>
          <table:table-cell office:value-type="float" office:value="181" table:style-name="ce1">
            <text:p>181</text:p>
          </table:table-cell>
          <table:table-cell table:number-columns-repeated="16382"/>
        </table:table-row>
        <table:table-row table:style-name="ro1">
          <table:table-cell office:value-type="date" office:date-value="2011-07-31T00:00:00" table:style-name="ce2">
            <text:p>31.07.2011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date" office:date-value="2011-08-01T00:00:00" table:style-name="ce2">
            <text:p>01.08.2011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1-08-02T00:00:00" table:style-name="ce2">
            <text:p>02.08.2011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1">
          <table:table-cell office:value-type="date" office:date-value="2011-08-03T00:00:00" table:style-name="ce2">
            <text:p>03.08.2011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1">
          <table:table-cell office:value-type="date" office:date-value="2011-08-04T00:00:00" table:style-name="ce2">
            <text:p>04.08.2011</text:p>
          </table:table-cell>
          <table:table-cell office:value-type="float" office:value="182" table:style-name="ce1">
            <text:p>182</text:p>
          </table:table-cell>
          <table:table-cell table:number-columns-repeated="16382"/>
        </table:table-row>
        <table:table-row table:style-name="ro1">
          <table:table-cell office:value-type="date" office:date-value="2011-08-05T00:00:00" table:style-name="ce2">
            <text:p>05.08.2011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1">
          <table:table-cell office:value-type="date" office:date-value="2011-08-06T00:00:00" table:style-name="ce2">
            <text:p>06.08.2011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date" office:date-value="2011-08-07T00:00:00" table:style-name="ce2">
            <text:p>07.08.2011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date" office:date-value="2011-08-08T00:00:00" table:style-name="ce2">
            <text:p>08.08.2011</text:p>
          </table:table-cell>
          <table:table-cell office:value-type="float" office:value="207" table:style-name="ce1">
            <text:p>207</text:p>
          </table:table-cell>
          <table:table-cell table:number-columns-repeated="16382"/>
        </table:table-row>
        <table:table-row table:style-name="ro1">
          <table:table-cell office:value-type="date" office:date-value="2011-08-09T00:00:00" table:style-name="ce2">
            <text:p>09.08.2011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date" office:date-value="2011-08-10T00:00:00" table:style-name="ce2">
            <text:p>10.08.2011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date" office:date-value="2011-08-11T00:00:00" table:style-name="ce2">
            <text:p>11.08.2011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date" office:date-value="2011-08-12T00:00:00" table:style-name="ce2">
            <text:p>12.08.2011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date" office:date-value="2011-08-13T00:00:00" table:style-name="ce2">
            <text:p>13.08.2011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1-08-14T00:00:00" table:style-name="ce2">
            <text:p>14.08.2011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date" office:date-value="2011-08-15T00:00:00" table:style-name="ce2">
            <text:p>15.08.2011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date" office:date-value="2011-08-16T00:00:00" table:style-name="ce2">
            <text:p>16.08.2011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date" office:date-value="2011-08-17T00:00:00" table:style-name="ce2">
            <text:p>17.08.2011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date" office:date-value="2011-08-18T00:00:00" table:style-name="ce2">
            <text:p>18.08.2011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1-08-19T00:00:00" table:style-name="ce2">
            <text:p>19.08.2011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date" office:date-value="2011-08-20T00:00:00" table:style-name="ce2">
            <text:p>20.08.201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date" office:date-value="2011-08-21T00:00:00" table:style-name="ce2">
            <text:p>21.08.2011</text:p>
          </table:table-cell>
          <table:table-cell office:value-type="float" office:value="176" table:style-name="ce1">
            <text:p>176</text:p>
          </table:table-cell>
          <table:table-cell table:number-columns-repeated="16382"/>
        </table:table-row>
        <table:table-row table:style-name="ro1">
          <table:table-cell office:value-type="date" office:date-value="2011-08-22T00:00:00" table:style-name="ce2">
            <text:p>22.08.2011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date" office:date-value="2011-08-23T00:00:00" table:style-name="ce2">
            <text:p>23.08.2011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date" office:date-value="2011-08-24T00:00:00" table:style-name="ce2">
            <text:p>24.08.2011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date" office:date-value="2011-08-25T00:00:00" table:style-name="ce2">
            <text:p>25.08.2011</text:p>
          </table:table-cell>
          <table:table-cell office:value-type="float" office:value="177" table:style-name="ce1">
            <text:p>177</text:p>
          </table:table-cell>
          <table:table-cell table:number-columns-repeated="16382"/>
        </table:table-row>
        <table:table-row table:style-name="ro1">
          <table:table-cell office:value-type="date" office:date-value="2011-08-26T00:00:00" table:style-name="ce2">
            <text:p>26.08.2011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date" office:date-value="2011-08-27T00:00:00" table:style-name="ce2">
            <text:p>27.08.2011</text:p>
          </table:table-cell>
          <table:table-cell office:value-type="float" office:value="176" table:style-name="ce1">
            <text:p>176</text:p>
          </table:table-cell>
          <table:table-cell table:number-columns-repeated="16382"/>
        </table:table-row>
        <table:table-row table:style-name="ro1">
          <table:table-cell office:value-type="date" office:date-value="2011-08-28T00:00:00" table:style-name="ce2">
            <text:p>28.08.2011</text:p>
          </table:table-cell>
          <table:table-cell office:value-type="float" office:value="181" table:style-name="ce1">
            <text:p>181</text:p>
          </table:table-cell>
          <table:table-cell table:number-columns-repeated="16382"/>
        </table:table-row>
        <table:table-row table:style-name="ro1">
          <table:table-cell office:value-type="date" office:date-value="2011-08-29T00:00:00" table:style-name="ce2">
            <text:p>29.08.2011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date" office:date-value="2011-08-30T00:00:00" table:style-name="ce2">
            <text:p>30.08.201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date" office:date-value="2011-08-31T00:00:00" table:style-name="ce2">
            <text:p>31.08.2011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date" office:date-value="2011-09-01T00:00:00" table:style-name="ce2">
            <text:p>01.09.2011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date" office:date-value="2011-09-02T00:00:00" table:style-name="ce2">
            <text:p>02.09.2011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date" office:date-value="2011-09-03T00:00:00" table:style-name="ce2">
            <text:p>03.09.2011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1-09-04T00:00:00" table:style-name="ce2">
            <text:p>04.09.2011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date" office:date-value="2011-09-05T00:00:00" table:style-name="ce2">
            <text:p>05.09.2011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date" office:date-value="2011-09-06T00:00:00" table:style-name="ce2">
            <text:p>06.09.2011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date" office:date-value="2011-09-07T00:00:00" table:style-name="ce2">
            <text:p>07.09.2011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1-09-08T00:00:00" table:style-name="ce2">
            <text:p>08.09.2011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date" office:date-value="2011-09-09T00:00:00" table:style-name="ce2">
            <text:p>09.09.2011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1-09-10T00:00:00" table:style-name="ce2">
            <text:p>10.09.2011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date" office:date-value="2011-09-11T00:00:00" table:style-name="ce2">
            <text:p>11.09.2011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date" office:date-value="2011-09-12T00:00:00" table:style-name="ce2">
            <text:p>12.09.2011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date" office:date-value="2011-09-13T00:00:00" table:style-name="ce2">
            <text:p>13.09.2011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1">
          <table:table-cell office:value-type="date" office:date-value="2011-09-14T00:00:00" table:style-name="ce2">
            <text:p>14.09.2011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date" office:date-value="2011-09-15T00:00:00" table:style-name="ce2">
            <text:p>15.09.2011</text:p>
          </table:table-cell>
          <table:table-cell office:value-type="float" office:value="170" table:style-name="ce1">
            <text:p>170</text:p>
          </table:table-cell>
          <table:table-cell table:number-columns-repeated="16382"/>
        </table:table-row>
        <table:table-row table:style-name="ro1">
          <table:table-cell office:value-type="date" office:date-value="2011-09-16T00:00:00" table:style-name="ce2">
            <text:p>16.09.2011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1">
          <table:table-cell office:value-type="date" office:date-value="2011-09-17T00:00:00" table:style-name="ce2">
            <text:p>17.09.2011</text:p>
          </table:table-cell>
          <table:table-cell office:value-type="float" office:value="165" table:style-name="ce1">
            <text:p>165</text:p>
          </table:table-cell>
          <table:table-cell table:number-columns-repeated="16382"/>
        </table:table-row>
        <table:table-row table:style-name="ro1">
          <table:table-cell office:value-type="date" office:date-value="2011-09-18T00:00:00" table:style-name="ce2">
            <text:p>18.09.2011</text:p>
          </table:table-cell>
          <table:table-cell office:value-type="float" office:value="164" table:style-name="ce1">
            <text:p>164</text:p>
          </table:table-cell>
          <table:table-cell table:number-columns-repeated="16382"/>
        </table:table-row>
        <table:table-row table:style-name="ro1">
          <table:table-cell office:value-type="date" office:date-value="2011-09-19T00:00:00" table:style-name="ce2">
            <text:p>19.09.2011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date" office:date-value="2011-09-20T00:00:00" table:style-name="ce2">
            <text:p>20.09.2011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date" office:date-value="2011-09-21T00:00:00" table:style-name="ce2">
            <text:p>21.09.2011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date" office:date-value="2011-09-22T00:00:00" table:style-name="ce2">
            <text:p>22.09.2011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date" office:date-value="2011-09-23T00:00:00" table:style-name="ce2">
            <text:p>23.09.2011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date" office:date-value="2011-09-24T00:00:00" table:style-name="ce2">
            <text:p>24.09.2011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1">
          <table:table-cell office:value-type="date" office:date-value="2011-09-25T00:00:00" table:style-name="ce2">
            <text:p>25.09.2011</text:p>
          </table:table-cell>
          <table:table-cell office:value-type="float" office:value="157" table:style-name="ce1">
            <text:p>157</text:p>
          </table:table-cell>
          <table:table-cell table:number-columns-repeated="16382"/>
        </table:table-row>
        <table:table-row table:style-name="ro1">
          <table:table-cell office:value-type="date" office:date-value="2011-09-26T00:00:00" table:style-name="ce2">
            <text:p>26.09.2011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1">
          <table:table-cell office:value-type="date" office:date-value="2011-09-27T00:00:00" table:style-name="ce2">
            <text:p>27.09.2011</text:p>
          </table:table-cell>
          <table:table-cell office:value-type="float" office:value="151" table:style-name="ce1">
            <text:p>151</text:p>
          </table:table-cell>
          <table:table-cell table:number-columns-repeated="16382"/>
        </table:table-row>
        <table:table-row table:style-name="ro1">
          <table:table-cell office:value-type="date" office:date-value="2011-09-28T00:00:00" table:style-name="ce2">
            <text:p>28.09.2011</text:p>
          </table:table-cell>
          <table:table-cell office:value-type="float" office:value="153" table:style-name="ce1">
            <text:p>153</text:p>
          </table:table-cell>
          <table:table-cell table:number-columns-repeated="16382"/>
        </table:table-row>
        <table:table-row table:style-name="ro1">
          <table:table-cell office:value-type="date" office:date-value="2011-09-29T00:00:00" table:style-name="ce2">
            <text:p>29.09.2011</text:p>
          </table:table-cell>
          <table:table-cell office:value-type="float" office:value="157" table:style-name="ce1">
            <text:p>157</text:p>
          </table:table-cell>
          <table:table-cell table:number-columns-repeated="16382"/>
        </table:table-row>
        <table:table-row table:style-name="ro1">
          <table:table-cell office:value-type="date" office:date-value="2011-09-30T00:00:00" table:style-name="ce2">
            <text:p>30.09.2011</text:p>
          </table:table-cell>
          <table:table-cell office:value-type="float" office:value="154" table:style-name="ce1">
            <text:p>154</text:p>
          </table:table-cell>
          <table:table-cell table:number-columns-repeated="16382"/>
        </table:table-row>
        <table:table-row table:style-name="ro1">
          <table:table-cell office:value-type="date" office:date-value="2011-10-01T00:00:00" table:style-name="ce2">
            <text:p>01.10.2011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1">
          <table:table-cell office:value-type="date" office:date-value="2011-10-02T00:00:00" table:style-name="ce2">
            <text:p>02.10.201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date" office:date-value="2011-10-03T00:00:00" table:style-name="ce2">
            <text:p>03.10.2011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date" office:date-value="2011-10-04T00:00:00" table:style-name="ce2">
            <text:p>04.10.2011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date" office:date-value="2011-10-05T00:00:00" table:style-name="ce2">
            <text:p>05.10.2011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date" office:date-value="2011-10-06T00:00:00" table:style-name="ce2">
            <text:p>06.10.2011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1-10-07T00:00:00" table:style-name="ce2">
            <text:p>07.10.2011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date" office:date-value="2011-10-08T00:00:00" table:style-name="ce2">
            <text:p>08.10.2011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1-10-09T00:00:00" table:style-name="ce2">
            <text:p>09.10.2011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1">
          <table:table-cell office:value-type="date" office:date-value="2011-10-10T00:00:00" table:style-name="ce2">
            <text:p>10.10.2011</text:p>
          </table:table-cell>
          <table:table-cell office:value-type="float" office:value="146" table:style-name="ce1">
            <text:p>146</text:p>
          </table:table-cell>
          <table:table-cell table:number-columns-repeated="16382"/>
        </table:table-row>
        <table:table-row table:style-name="ro1">
          <table:table-cell office:value-type="date" office:date-value="2011-10-11T00:00:00" table:style-name="ce2">
            <text:p>11.10.2011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date" office:date-value="2011-10-12T00:00:00" table:style-name="ce2">
            <text:p>12.10.2011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date" office:date-value="2011-10-13T00:00:00" table:style-name="ce2">
            <text:p>13.10.2011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1">
          <table:table-cell office:value-type="date" office:date-value="2011-10-14T00:00:00" table:style-name="ce2">
            <text:p>14.10.2011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1">
          <table:table-cell office:value-type="date" office:date-value="2011-10-15T00:00:00" table:style-name="ce2">
            <text:p>15.10.2011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1">
          <table:table-cell office:value-type="date" office:date-value="2011-10-16T00:00:00" table:style-name="ce2">
            <text:p>16.10.2011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date" office:date-value="2011-10-17T00:00:00" table:style-name="ce2">
            <text:p>17.10.2011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1">
          <table:table-cell office:value-type="date" office:date-value="2011-10-18T00:00:00" table:style-name="ce2">
            <text:p>18.10.2011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date" office:date-value="2011-10-19T00:00:00" table:style-name="ce2">
            <text:p>19.10.2011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date" office:date-value="2011-10-20T00:00:00" table:style-name="ce2">
            <text:p>20.10.2011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date" office:date-value="2011-10-21T00:00:00" table:style-name="ce2">
            <text:p>21.10.2011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1">
          <table:table-cell office:value-type="date" office:date-value="2011-10-22T00:00:00" table:style-name="ce2">
            <text:p>22.10.2011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date" office:date-value="2011-10-23T00:00:00" table:style-name="ce2">
            <text:p>23.10.2011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date" office:date-value="2011-10-24T00:00:00" table:style-name="ce2">
            <text:p>24.10.2011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1-10-25T00:00:00" table:style-name="ce2">
            <text:p>25.10.2011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1-10-26T00:00:00" table:style-name="ce2">
            <text:p>26.10.2011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1-10-27T00:00:00" table:style-name="ce2">
            <text:p>27.10.2011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1-10-28T00:00:00" table:style-name="ce2">
            <text:p>28.10.2011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1-10-29T00:00:00" table:style-name="ce2">
            <text:p>29.10.2011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1-10-30T00:00:00" table:style-name="ce2">
            <text:p>30.10.2011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1-10-31T00:00:00" table:style-name="ce2">
            <text:p>31.10.2011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1-11-01T00:00:00" table:style-name="ce2">
            <text:p>01.11.2011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1-11-02T00:00:00" table:style-name="ce2">
            <text:p>02.11.2011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1-11-03T00:00:00" table:style-name="ce2">
            <text:p>03.11.2011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1-11-04T00:00:00" table:style-name="ce2">
            <text:p>04.11.201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1-11-05T00:00:00" table:style-name="ce2">
            <text:p>05.11.2011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1-11-06T00:00:00" table:style-name="ce2">
            <text:p>06.11.2011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1-11-07T00:00:00" table:style-name="ce2">
            <text:p>07.11.2011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1-11-08T00:00:00" table:style-name="ce2">
            <text:p>08.11.2011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1-11-09T00:00:00" table:style-name="ce2">
            <text:p>09.11.2011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1-11-10T00:00:00" table:style-name="ce2">
            <text:p>10.11.2011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1-11-11T00:00:00" table:style-name="ce2">
            <text:p>11.11.2011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1-11-12T00:00:00" table:style-name="ce2">
            <text:p>12.11.2011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1-11-13T00:00:00" table:style-name="ce2">
            <text:p>13.11.2011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1-11-14T00:00:00" table:style-name="ce2">
            <text:p>14.11.2011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1-11-15T00:00:00" table:style-name="ce2">
            <text:p>15.11.2011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1-11-16T00:00:00" table:style-name="ce2">
            <text:p>16.11.2011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1-11-17T00:00:00" table:style-name="ce2">
            <text:p>17.11.2011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1-11-18T00:00:00" table:style-name="ce2">
            <text:p>18.11.2011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1-11-19T00:00:00" table:style-name="ce2">
            <text:p>19.11.2011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1-11-20T00:00:00" table:style-name="ce2">
            <text:p>20.11.2011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1-11-21T00:00:00" table:style-name="ce2">
            <text:p>21.11.2011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1-11-22T00:00:00" table:style-name="ce2">
            <text:p>22.11.201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1-11-23T00:00:00" table:style-name="ce2">
            <text:p>23.11.2011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1-11-24T00:00:00" table:style-name="ce2">
            <text:p>24.11.2011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1-11-25T00:00:00" table:style-name="ce2">
            <text:p>25.11.2011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1-11-26T00:00:00" table:style-name="ce2">
            <text:p>26.11.2011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1-11-27T00:00:00" table:style-name="ce2">
            <text:p>27.11.2011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1-11-28T00:00:00" table:style-name="ce2">
            <text:p>28.11.2011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1-11-29T00:00:00" table:style-name="ce2">
            <text:p>29.11.2011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1-11-30T00:00:00" table:style-name="ce2">
            <text:p>30.11.2011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1-12-01T00:00:00" table:style-name="ce2">
            <text:p>01.12.2011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1-12-02T00:00:00" table:style-name="ce2">
            <text:p>02.12.2011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1-12-03T00:00:00" table:style-name="ce2">
            <text:p>03.12.2011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1-12-04T00:00:00" table:style-name="ce2">
            <text:p>04.12.2011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1-12-05T00:00:00" table:style-name="ce2">
            <text:p>05.12.2011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1-12-06T00:00:00" table:style-name="ce2">
            <text:p>06.12.2011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1-12-07T00:00:00" table:style-name="ce2">
            <text:p>07.12.2011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1-12-08T00:00:00" table:style-name="ce2">
            <text:p>08.12.201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date" office:date-value="2011-12-09T00:00:00" table:style-name="ce2">
            <text:p>09.12.2011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date" office:date-value="2011-12-10T00:00:00" table:style-name="ce2">
            <text:p>10.12.2011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date" office:date-value="2011-12-11T00:00:00" table:style-name="ce2">
            <text:p>11.12.2011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1-12-12T00:00:00" table:style-name="ce2">
            <text:p>12.12.2011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1-12-13T00:00:00" table:style-name="ce2">
            <text:p>13.12.2011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date" office:date-value="2011-12-14T00:00:00" table:style-name="ce2">
            <text:p>14.12.2011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date" office:date-value="2011-12-15T00:00:00" table:style-name="ce2">
            <text:p>15.12.2011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1-12-16T00:00:00" table:style-name="ce2">
            <text:p>16.12.2011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1-12-17T00:00:00" table:style-name="ce2">
            <text:p>17.12.2011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1-12-18T00:00:00" table:style-name="ce2">
            <text:p>18.12.201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date" office:date-value="2011-12-19T00:00:00" table:style-name="ce2">
            <text:p>19.12.2011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1-12-20T00:00:00" table:style-name="ce2">
            <text:p>20.12.2011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date" office:date-value="2011-12-21T00:00:00" table:style-name="ce2">
            <text:p>21.12.2011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date" office:date-value="2011-12-22T00:00:00" table:style-name="ce2">
            <text:p>22.12.2011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1-12-23T00:00:00" table:style-name="ce2">
            <text:p>23.12.2011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1-12-24T00:00:00" table:style-name="ce2">
            <text:p>24.12.2011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date" office:date-value="2011-12-25T00:00:00" table:style-name="ce2">
            <text:p>25.12.2011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date" office:date-value="2011-12-26T00:00:00" table:style-name="ce2">
            <text:p>26.12.2011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date" office:date-value="2011-12-27T00:00:00" table:style-name="ce2">
            <text:p>27.12.2011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1-12-28T00:00:00" table:style-name="ce2">
            <text:p>28.12.2011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date" office:date-value="2011-12-29T00:00:00" table:style-name="ce2">
            <text:p>29.12.2011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date" office:date-value="2011-12-30T00:00:00" table:style-name="ce2">
            <text:p>30.12.2011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date" office:date-value="2011-12-31T00:00:00" table:style-name="ce2">
            <text:p>31.12.2011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2-01-01T00:00:00" table:style-name="ce2">
            <text:p>01.01.2012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2-01-02T00:00:00" table:style-name="ce2">
            <text:p>02.01.2012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2-01-03T00:00:00" table:style-name="ce2">
            <text:p>03.01.2012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2-01-04T00:00:00" table:style-name="ce2">
            <text:p>04.01.2012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2-01-05T00:00:00" table:style-name="ce2">
            <text:p>05.01.2012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2-01-06T00:00:00" table:style-name="ce2">
            <text:p>06.01.2012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2-01-07T00:00:00" table:style-name="ce2">
            <text:p>07.01.2012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2-01-08T00:00:00" table:style-name="ce2">
            <text:p>08.01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1-09T00:00:00" table:style-name="ce2">
            <text:p>09.01.2012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2-01-10T00:00:00" table:style-name="ce2">
            <text:p>10.01.2012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2-01-11T00:00:00" table:style-name="ce2">
            <text:p>11.01.2012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2-01-12T00:00:00" table:style-name="ce2">
            <text:p>12.01.2012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2-01-13T00:00:00" table:style-name="ce2">
            <text:p>13.01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1-14T00:00:00" table:style-name="ce2">
            <text:p>14.01.2012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2-01-15T00:00:00" table:style-name="ce2">
            <text:p>15.01.2012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2-01-16T00:00:00" table:style-name="ce2">
            <text:p>16.01.2012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2-01-17T00:00:00" table:style-name="ce2">
            <text:p>17.01.2012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2-01-18T00:00:00" table:style-name="ce2">
            <text:p>18.01.2012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2-01-19T00:00:00" table:style-name="ce2">
            <text:p>19.01.2012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2-01-20T00:00:00" table:style-name="ce2">
            <text:p>20.01.2012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2-01-21T00:00:00" table:style-name="ce2">
            <text:p>21.01.2012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2-01-22T00:00:00" table:style-name="ce2">
            <text:p>22.01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01-23T00:00:00" table:style-name="ce2">
            <text:p>23.01.2012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2-01-24T00:00:00" table:style-name="ce2">
            <text:p>24.01.2012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2-01-25T00:00:00" table:style-name="ce2">
            <text:p>25.01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1-26T00:00:00" table:style-name="ce2">
            <text:p>26.01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1-27T00:00:00" table:style-name="ce2">
            <text:p>27.01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1-28T00:00:00" table:style-name="ce2">
            <text:p>28.01.2012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2-01-29T00:00:00" table:style-name="ce2">
            <text:p>29.01.2012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2-01-30T00:00:00" table:style-name="ce2">
            <text:p>30.01.2012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2-01-31T00:00:00" table:style-name="ce2">
            <text:p>31.01.2012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2-02-01T00:00:00" table:style-name="ce2">
            <text:p>01.02.2012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2-02-02T00:00:00" table:style-name="ce2">
            <text:p>02.02.2012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2-02-03T00:00:00" table:style-name="ce2">
            <text:p>03.02.2012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2-02-04T00:00:00" table:style-name="ce2">
            <text:p>04.02.2012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2-02-05T00:00:00" table:style-name="ce2">
            <text:p>05.02.2012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2-02-06T00:00:00" table:style-name="ce2">
            <text:p>06.02.2012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2-02-07T00:00:00" table:style-name="ce2">
            <text:p>07.02.2012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2-02-08T00:00:00" table:style-name="ce2">
            <text:p>08.02.2012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2-02-09T00:00:00" table:style-name="ce2">
            <text:p>09.02.2012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2-02-10T00:00:00" table:style-name="ce2">
            <text:p>10.02.2012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2-02-11T00:00:00" table:style-name="ce2">
            <text:p>11.02.2012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2-02-12T00:00:00" table:style-name="ce2">
            <text:p>12.02.2012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2-02-13T00:00:00" table:style-name="ce2">
            <text:p>13.02.2012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2-02-14T00:00:00" table:style-name="ce2">
            <text:p>14.02.2012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2-02-15T00:00:00" table:style-name="ce2">
            <text:p>15.02.2012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2-02-16T00:00:00" table:style-name="ce2">
            <text:p>16.02.2012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2-02-17T00:00:00" table:style-name="ce2">
            <text:p>17.02.2012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2-02-18T00:00:00" table:style-name="ce2">
            <text:p>18.02.2012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2-02-19T00:00:00" table:style-name="ce2">
            <text:p>19.02.2012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2-02-20T00:00:00" table:style-name="ce2">
            <text:p>20.02.2012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2-02-21T00:00:00" table:style-name="ce2">
            <text:p>21.02.2012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2-02-22T00:00:00" table:style-name="ce2">
            <text:p>22.02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02-23T00:00:00" table:style-name="ce2">
            <text:p>23.02.2012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2-02-24T00:00:00" table:style-name="ce2">
            <text:p>24.02.2012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2-02-25T00:00:00" table:style-name="ce2">
            <text:p>25.02.2012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2-02-26T00:00:00" table:style-name="ce2">
            <text:p>26.02.2012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2-02-27T00:00:00" table:style-name="ce2">
            <text:p>27.02.2012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date" office:date-value="2012-02-28T00:00:00" table:style-name="ce2">
            <text:p>28.02.2012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date" office:date-value="2012-02-29T00:00:00" table:style-name="ce2">
            <text:p>29.02.2012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2-03-01T00:00:00" table:style-name="ce2">
            <text:p>01.03.2012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date" office:date-value="2012-03-02T00:00:00" table:style-name="ce2">
            <text:p>02.03.2012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2-03-03T00:00:00" table:style-name="ce2">
            <text:p>03.03.2012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2-03-04T00:00:00" table:style-name="ce2">
            <text:p>04.03.2012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2-03-05T00:00:00" table:style-name="ce2">
            <text:p>05.03.2012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2-03-06T00:00:00" table:style-name="ce2">
            <text:p>06.03.2012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2-03-07T00:00:00" table:style-name="ce2">
            <text:p>07.03.2012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2-03-08T00:00:00" table:style-name="ce2">
            <text:p>08.03.2012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2-03-09T00:00:00" table:style-name="ce2">
            <text:p>09.03.2012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2-03-10T00:00:00" table:style-name="ce2">
            <text:p>10.03.2012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2-03-11T00:00:00" table:style-name="ce2">
            <text:p>11.03.2012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2-03-12T00:00:00" table:style-name="ce2">
            <text:p>12.03.2012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2-03-13T00:00:00" table:style-name="ce2">
            <text:p>13.03.2012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2-03-14T00:00:00" table:style-name="ce2">
            <text:p>14.03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3-15T00:00:00" table:style-name="ce2">
            <text:p>15.03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03-16T00:00:00" table:style-name="ce2">
            <text:p>16.03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3-17T00:00:00" table:style-name="ce2">
            <text:p>17.03.2012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2-03-18T00:00:00" table:style-name="ce2">
            <text:p>18.03.2012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2-03-19T00:00:00" table:style-name="ce2">
            <text:p>19.03.201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2-03-20T00:00:00" table:style-name="ce2">
            <text:p>20.03.2012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2-03-21T00:00:00" table:style-name="ce2">
            <text:p>21.03.201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2-03-22T00:00:00" table:style-name="ce2">
            <text:p>22.03.201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2-03-23T00:00:00" table:style-name="ce2">
            <text:p>23.03.2012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2-03-24T00:00:00" table:style-name="ce2">
            <text:p>24.03.20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2-03-25T00:00:00" table:style-name="ce2">
            <text:p>25.03.201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2-03-26T00:00:00" table:style-name="ce2">
            <text:p>26.03.201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2-03-27T00:00:00" table:style-name="ce2">
            <text:p>27.03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03-28T00:00:00" table:style-name="ce2">
            <text:p>28.03.2012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2-03-29T00:00:00" table:style-name="ce2">
            <text:p>29.03.2012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2-03-30T00:00:00" table:style-name="ce2">
            <text:p>30.03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03-31T00:00:00" table:style-name="ce2">
            <text:p>31.03.201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2-04-01T00:00:00" table:style-name="ce2">
            <text:p>01.04.2012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2-04-02T00:00:00" table:style-name="ce2">
            <text:p>02.04.2012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2-04-03T00:00:00" table:style-name="ce2">
            <text:p>03.04.2012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2-04-04T00:00:00" table:style-name="ce2">
            <text:p>04.04.2012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2-04-05T00:00:00" table:style-name="ce2">
            <text:p>05.04.2012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2-04-06T00:00:00" table:style-name="ce2">
            <text:p>06.04.2012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2-04-07T00:00:00" table:style-name="ce2">
            <text:p>07.04.2012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2-04-08T00:00:00" table:style-name="ce2">
            <text:p>08.04.2012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2-04-09T00:00:00" table:style-name="ce2">
            <text:p>09.04.2012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2-04-10T00:00:00" table:style-name="ce2">
            <text:p>10.04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04-11T00:00:00" table:style-name="ce2">
            <text:p>11.04.2012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2-04-12T00:00:00" table:style-name="ce2">
            <text:p>12.04.2012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2-04-13T00:00:00" table:style-name="ce2">
            <text:p>13.04.2012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2-04-14T00:00:00" table:style-name="ce2">
            <text:p>14.04.2012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2-04-15T00:00:00" table:style-name="ce2">
            <text:p>15.04.2012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date" office:date-value="2012-04-16T00:00:00" table:style-name="ce2">
            <text:p>16.04.2012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2-04-17T00:00:00" table:style-name="ce2">
            <text:p>17.04.2012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2-04-18T00:00:00" table:style-name="ce2">
            <text:p>18.04.2012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2-04-19T00:00:00" table:style-name="ce2">
            <text:p>19.04.2012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2-04-20T00:00:00" table:style-name="ce2">
            <text:p>20.04.2012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2-04-21T00:00:00" table:style-name="ce2">
            <text:p>21.04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04-22T00:00:00" table:style-name="ce2">
            <text:p>22.04.2012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2-04-23T00:00:00" table:style-name="ce2">
            <text:p>23.04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4-24T00:00:00" table:style-name="ce2">
            <text:p>24.04.2012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2-04-25T00:00:00" table:style-name="ce2">
            <text:p>25.04.2012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2-04-26T00:00:00" table:style-name="ce2">
            <text:p>26.04.2012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2-04-27T00:00:00" table:style-name="ce2">
            <text:p>27.04.2012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2-04-28T00:00:00" table:style-name="ce2">
            <text:p>28.04.2012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2-04-29T00:00:00" table:style-name="ce2">
            <text:p>29.04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4-30T00:00:00" table:style-name="ce2">
            <text:p>30.04.2012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2-05-01T00:00:00" table:style-name="ce2">
            <text:p>01.05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05-02T00:00:00" table:style-name="ce2">
            <text:p>02.05.2012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2-05-03T00:00:00" table:style-name="ce2">
            <text:p>03.05.2012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2-05-04T00:00:00" table:style-name="ce2">
            <text:p>04.05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05-05T00:00:00" table:style-name="ce2">
            <text:p>05.05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05-06T00:00:00" table:style-name="ce2">
            <text:p>06.05.2012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2-05-07T00:00:00" table:style-name="ce2">
            <text:p>07.05.2012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2-05-08T00:00:00" table:style-name="ce2">
            <text:p>08.05.2012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2-05-09T00:00:00" table:style-name="ce2">
            <text:p>09.05.2012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2-05-10T00:00:00" table:style-name="ce2">
            <text:p>10.05.20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2-05-11T00:00:00" table:style-name="ce2">
            <text:p>11.05.2012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2-05-12T00:00:00" table:style-name="ce2">
            <text:p>12.05.2012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2-05-13T00:00:00" table:style-name="ce2">
            <text:p>13.05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05-14T00:00:00" table:style-name="ce2">
            <text:p>14.05.201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2-05-15T00:00:00" table:style-name="ce2">
            <text:p>15.05.201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2-05-16T00:00:00" table:style-name="ce2">
            <text:p>16.05.2012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2-05-17T00:00:00" table:style-name="ce2">
            <text:p>17.05.2012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2-05-18T00:00:00" table:style-name="ce2">
            <text:p>18.05.201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2-05-19T00:00:00" table:style-name="ce2">
            <text:p>19.05.2012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2-05-20T00:00:00" table:style-name="ce2">
            <text:p>20.05.201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2-05-21T00:00:00" table:style-name="ce2">
            <text:p>21.05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05-22T00:00:00" table:style-name="ce2">
            <text:p>22.05.201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2-05-23T00:00:00" table:style-name="ce2">
            <text:p>23.05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05-24T00:00:00" table:style-name="ce2">
            <text:p>24.05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05-25T00:00:00" table:style-name="ce2">
            <text:p>25.05.201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2-05-26T00:00:00" table:style-name="ce2">
            <text:p>26.05.2012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2-05-27T00:00:00" table:style-name="ce2">
            <text:p>27.05.2012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2-05-28T00:00:00" table:style-name="ce2">
            <text:p>28.05.2012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2-05-29T00:00:00" table:style-name="ce2">
            <text:p>29.05.2012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2-05-30T00:00:00" table:style-name="ce2">
            <text:p>30.05.2012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2-05-31T00:00:00" table:style-name="ce2">
            <text:p>31.05.201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2-06-01T00:00:00" table:style-name="ce2">
            <text:p>01.06.2012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2-06-02T00:00:00" table:style-name="ce2">
            <text:p>02.06.201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2-06-03T00:00:00" table:style-name="ce2">
            <text:p>03.06.2012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2-06-04T00:00:00" table:style-name="ce2">
            <text:p>04.06.201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2-06-05T00:00:00" table:style-name="ce2">
            <text:p>05.06.201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2-06-06T00:00:00" table:style-name="ce2">
            <text:p>06.06.2012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2-06-07T00:00:00" table:style-name="ce2">
            <text:p>07.06.201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date" office:date-value="2012-06-08T00:00:00" table:style-name="ce2">
            <text:p>08.06.201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2-06-09T00:00:00" table:style-name="ce2">
            <text:p>09.06.2012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2-06-10T00:00:00" table:style-name="ce2">
            <text:p>10.06.20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2-06-11T00:00:00" table:style-name="ce2">
            <text:p>11.06.2012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date" office:date-value="2012-06-12T00:00:00" table:style-name="ce2">
            <text:p>12.06.2012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2-06-13T00:00:00" table:style-name="ce2">
            <text:p>13.06.2012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2-06-14T00:00:00" table:style-name="ce2">
            <text:p>14.06.2012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2-06-15T00:00:00" table:style-name="ce2">
            <text:p>15.06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06-16T00:00:00" table:style-name="ce2">
            <text:p>16.06.201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2-06-17T00:00:00" table:style-name="ce2">
            <text:p>17.06.201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2-06-18T00:00:00" table:style-name="ce2">
            <text:p>18.06.2012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2-06-19T00:00:00" table:style-name="ce2">
            <text:p>19.06.2012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2-06-20T00:00:00" table:style-name="ce2">
            <text:p>20.06.20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2-06-21T00:00:00" table:style-name="ce2">
            <text:p>21.06.201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2-06-22T00:00:00" table:style-name="ce2">
            <text:p>22.06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06-23T00:00:00" table:style-name="ce2">
            <text:p>23.06.20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2-06-24T00:00:00" table:style-name="ce2">
            <text:p>24.06.201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2-06-25T00:00:00" table:style-name="ce2">
            <text:p>25.06.201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2-06-26T00:00:00" table:style-name="ce2">
            <text:p>26.06.2012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2-06-27T00:00:00" table:style-name="ce2">
            <text:p>27.06.2012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date" office:date-value="2012-06-28T00:00:00" table:style-name="ce2">
            <text:p>28.06.2012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2-06-29T00:00:00" table:style-name="ce2">
            <text:p>29.06.20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2-06-30T00:00:00" table:style-name="ce2">
            <text:p>30.06.201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2-07-01T00:00:00" table:style-name="ce2">
            <text:p>01.07.20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2-07-02T00:00:00" table:style-name="ce2">
            <text:p>02.07.201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2-07-03T00:00:00" table:style-name="ce2">
            <text:p>03.07.201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2-07-04T00:00:00" table:style-name="ce2">
            <text:p>04.07.201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2-07-05T00:00:00" table:style-name="ce2">
            <text:p>05.07.201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2-07-06T00:00:00" table:style-name="ce2">
            <text:p>06.07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07-07T00:00:00" table:style-name="ce2">
            <text:p>07.07.2012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2-07-08T00:00:00" table:style-name="ce2">
            <text:p>08.07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07-09T00:00:00" table:style-name="ce2">
            <text:p>09.07.201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2-07-10T00:00:00" table:style-name="ce2">
            <text:p>10.07.20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2-07-11T00:00:00" table:style-name="ce2">
            <text:p>11.07.201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2-07-12T00:00:00" table:style-name="ce2">
            <text:p>12.07.201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2-07-13T00:00:00" table:style-name="ce2">
            <text:p>13.07.201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2-07-14T00:00:00" table:style-name="ce2">
            <text:p>14.07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07-15T00:00:00" table:style-name="ce2">
            <text:p>15.07.2012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2-07-16T00:00:00" table:style-name="ce2">
            <text:p>16.07.2012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2-07-17T00:00:00" table:style-name="ce2">
            <text:p>17.07.2012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2-07-18T00:00:00" table:style-name="ce2">
            <text:p>18.07.2012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2-07-19T00:00:00" table:style-name="ce2">
            <text:p>19.07.2012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2-07-20T00:00:00" table:style-name="ce2">
            <text:p>20.07.201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2-07-21T00:00:00" table:style-name="ce2">
            <text:p>21.07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07-22T00:00:00" table:style-name="ce2">
            <text:p>22.07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07-23T00:00:00" table:style-name="ce2">
            <text:p>23.07.20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2-07-24T00:00:00" table:style-name="ce2">
            <text:p>24.07.2012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2-07-25T00:00:00" table:style-name="ce2">
            <text:p>25.07.2012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2-07-26T00:00:00" table:style-name="ce2">
            <text:p>26.07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07-27T00:00:00" table:style-name="ce2">
            <text:p>27.07.201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2-07-28T00:00:00" table:style-name="ce2">
            <text:p>28.07.201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2-07-29T00:00:00" table:style-name="ce2">
            <text:p>29.07.201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2-07-30T00:00:00" table:style-name="ce2">
            <text:p>30.07.201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2-07-31T00:00:00" table:style-name="ce2">
            <text:p>31.07.201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2-08-01T00:00:00" table:style-name="ce2">
            <text:p>01.08.2012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2-08-02T00:00:00" table:style-name="ce2">
            <text:p>02.08.201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2-08-03T00:00:00" table:style-name="ce2">
            <text:p>03.08.2012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2-08-04T00:00:00" table:style-name="ce2">
            <text:p>04.08.2012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2-08-05T00:00:00" table:style-name="ce2">
            <text:p>05.08.201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2-08-06T00:00:00" table:style-name="ce2">
            <text:p>06.08.2012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2-08-07T00:00:00" table:style-name="ce2">
            <text:p>07.08.2012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2-08-08T00:00:00" table:style-name="ce2">
            <text:p>08.08.2012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2-08-09T00:00:00" table:style-name="ce2">
            <text:p>09.08.2012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2-08-10T00:00:00" table:style-name="ce2">
            <text:p>10.08.2012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2-08-11T00:00:00" table:style-name="ce2">
            <text:p>11.08.2012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2-08-12T00:00:00" table:style-name="ce2">
            <text:p>12.08.2012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2-08-13T00:00:00" table:style-name="ce2">
            <text:p>13.08.2012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2-08-14T00:00:00" table:style-name="ce2">
            <text:p>14.08.2012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2-08-15T00:00:00" table:style-name="ce2">
            <text:p>15.08.2012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2-08-16T00:00:00" table:style-name="ce2">
            <text:p>16.08.2012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2-08-17T00:00:00" table:style-name="ce2">
            <text:p>17.08.2012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2-08-18T00:00:00" table:style-name="ce2">
            <text:p>18.08.2012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2-08-19T00:00:00" table:style-name="ce2">
            <text:p>19.08.2012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2-08-20T00:00:00" table:style-name="ce2">
            <text:p>20.08.2012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2-08-21T00:00:00" table:style-name="ce2">
            <text:p>21.08.2012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2-08-22T00:00:00" table:style-name="ce2">
            <text:p>22.08.2012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2-08-23T00:00:00" table:style-name="ce2">
            <text:p>23.08.2012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2-08-24T00:00:00" table:style-name="ce2">
            <text:p>24.08.2012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2-08-25T00:00:00" table:style-name="ce2">
            <text:p>25.08.2012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2-08-26T00:00:00" table:style-name="ce2">
            <text:p>26.08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08-27T00:00:00" table:style-name="ce2">
            <text:p>27.08.2012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2-08-28T00:00:00" table:style-name="ce2">
            <text:p>28.08.2012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2-08-29T00:00:00" table:style-name="ce2">
            <text:p>29.08.2012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2-08-30T00:00:00" table:style-name="ce2">
            <text:p>30.08.2012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2-08-31T00:00:00" table:style-name="ce2">
            <text:p>31.08.2012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2-09-01T00:00:00" table:style-name="ce2">
            <text:p>01.09.2012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2-09-02T00:00:00" table:style-name="ce2">
            <text:p>02.09.2012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2-09-03T00:00:00" table:style-name="ce2">
            <text:p>03.09.2012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2-09-04T00:00:00" table:style-name="ce2">
            <text:p>04.09.2012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2-09-05T00:00:00" table:style-name="ce2">
            <text:p>05.09.2012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2-09-06T00:00:00" table:style-name="ce2">
            <text:p>06.09.20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2-09-07T00:00:00" table:style-name="ce2">
            <text:p>07.09.2012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2-09-08T00:00:00" table:style-name="ce2">
            <text:p>08.09.2012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2-09-09T00:00:00" table:style-name="ce2">
            <text:p>09.09.201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2-09-10T00:00:00" table:style-name="ce2">
            <text:p>10.09.201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2-09-11T00:00:00" table:style-name="ce2">
            <text:p>11.09.201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2-09-12T00:00:00" table:style-name="ce2">
            <text:p>12.09.201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2-09-13T00:00:00" table:style-name="ce2">
            <text:p>13.09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09-14T00:00:00" table:style-name="ce2">
            <text:p>14.09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09-15T00:00:00" table:style-name="ce2">
            <text:p>15.09.20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2-09-16T00:00:00" table:style-name="ce2">
            <text:p>16.09.2012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2-09-17T00:00:00" table:style-name="ce2">
            <text:p>17.09.2012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2-09-18T00:00:00" table:style-name="ce2">
            <text:p>18.09.2012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2-09-19T00:00:00" table:style-name="ce2">
            <text:p>19.09.2012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2-09-20T00:00:00" table:style-name="ce2">
            <text:p>20.09.2012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2-09-21T00:00:00" table:style-name="ce2">
            <text:p>21.09.2012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2-09-22T00:00:00" table:style-name="ce2">
            <text:p>22.09.2012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2-09-23T00:00:00" table:style-name="ce2">
            <text:p>23.09.2012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2-09-24T00:00:00" table:style-name="ce2">
            <text:p>24.09.2012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2-09-25T00:00:00" table:style-name="ce2">
            <text:p>25.09.2012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2-09-26T00:00:00" table:style-name="ce2">
            <text:p>26.09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09-27T00:00:00" table:style-name="ce2">
            <text:p>27.09.2012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2-09-28T00:00:00" table:style-name="ce2">
            <text:p>28.09.2012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2-09-29T00:00:00" table:style-name="ce2">
            <text:p>29.09.2012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2-09-30T00:00:00" table:style-name="ce2">
            <text:p>30.09.2012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2-10-01T00:00:00" table:style-name="ce2">
            <text:p>01.10.201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2-10-02T00:00:00" table:style-name="ce2">
            <text:p>02.10.2012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2-10-03T00:00:00" table:style-name="ce2">
            <text:p>03.10.2012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2-10-04T00:00:00" table:style-name="ce2">
            <text:p>04.10.201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2-10-05T00:00:00" table:style-name="ce2">
            <text:p>05.10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10-06T00:00:00" table:style-name="ce2">
            <text:p>06.10.2012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2-10-07T00:00:00" table:style-name="ce2">
            <text:p>07.10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10-08T00:00:00" table:style-name="ce2">
            <text:p>08.10.2012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2-10-09T00:00:00" table:style-name="ce2">
            <text:p>09.10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10-10T00:00:00" table:style-name="ce2">
            <text:p>10.10.2012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2-10-11T00:00:00" table:style-name="ce2">
            <text:p>11.10.2012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2-10-12T00:00:00" table:style-name="ce2">
            <text:p>12.10.201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2-10-13T00:00:00" table:style-name="ce2">
            <text:p>13.10.201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2-10-14T00:00:00" table:style-name="ce2">
            <text:p>14.10.2012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2-10-15T00:00:00" table:style-name="ce2">
            <text:p>15.10.201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2-10-16T00:00:00" table:style-name="ce2">
            <text:p>16.10.201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date" office:date-value="2012-10-17T00:00:00" table:style-name="ce2">
            <text:p>17.10.2012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2-10-18T00:00:00" table:style-name="ce2">
            <text:p>18.10.2012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date" office:date-value="2012-10-19T00:00:00" table:style-name="ce2">
            <text:p>19.10.2012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2-10-20T00:00:00" table:style-name="ce2">
            <text:p>20.10.201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2-10-21T00:00:00" table:style-name="ce2">
            <text:p>21.10.2012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date" office:date-value="2012-10-22T00:00:00" table:style-name="ce2">
            <text:p>22.10.2012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2-10-23T00:00:00" table:style-name="ce2">
            <text:p>23.10.201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2-10-24T00:00:00" table:style-name="ce2">
            <text:p>24.10.2012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date" office:date-value="2012-10-25T00:00:00" table:style-name="ce2">
            <text:p>25.10.2012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date" office:date-value="2012-10-26T00:00:00" table:style-name="ce2">
            <text:p>26.10.2012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2-10-27T00:00:00" table:style-name="ce2">
            <text:p>27.10.201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2-10-28T00:00:00" table:style-name="ce2">
            <text:p>28.10.2012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date" office:date-value="2012-10-29T00:00:00" table:style-name="ce2">
            <text:p>29.10.2012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date" office:date-value="2012-10-30T00:00:00" table:style-name="ce2">
            <text:p>30.10.2012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2-10-31T00:00:00" table:style-name="ce2">
            <text:p>31.10.201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2-11-01T00:00:00" table:style-name="ce2">
            <text:p>01.11.201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2-11-02T00:00:00" table:style-name="ce2">
            <text:p>02.11.2012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2-11-03T00:00:00" table:style-name="ce2">
            <text:p>03.11.2012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2-11-04T00:00:00" table:style-name="ce2">
            <text:p>04.11.201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2-11-05T00:00:00" table:style-name="ce2">
            <text:p>05.11.201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2-11-06T00:00:00" table:style-name="ce2">
            <text:p>06.11.2012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2-11-07T00:00:00" table:style-name="ce2">
            <text:p>07.11.2012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2-11-08T00:00:00" table:style-name="ce2">
            <text:p>08.11.2012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2-11-09T00:00:00" table:style-name="ce2">
            <text:p>09.11.201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2-11-10T00:00:00" table:style-name="ce2">
            <text:p>10.11.201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2-11-11T00:00:00" table:style-name="ce2">
            <text:p>11.11.2012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2-11-12T00:00:00" table:style-name="ce2">
            <text:p>12.11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11-13T00:00:00" table:style-name="ce2">
            <text:p>13.11.20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2-11-14T00:00:00" table:style-name="ce2">
            <text:p>14.11.2012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2-11-15T00:00:00" table:style-name="ce2">
            <text:p>15.11.2012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2-11-16T00:00:00" table:style-name="ce2">
            <text:p>16.11.2012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2-11-17T00:00:00" table:style-name="ce2">
            <text:p>17.11.2012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2-11-18T00:00:00" table:style-name="ce2">
            <text:p>18.11.20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2-11-19T00:00:00" table:style-name="ce2">
            <text:p>19.11.2012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2-11-20T00:00:00" table:style-name="ce2">
            <text:p>20.11.201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2-11-21T00:00:00" table:style-name="ce2">
            <text:p>21.11.2012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2-11-22T00:00:00" table:style-name="ce2">
            <text:p>22.11.2012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2-11-23T00:00:00" table:style-name="ce2">
            <text:p>23.11.2012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2-11-24T00:00:00" table:style-name="ce2">
            <text:p>24.11.2012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2-11-25T00:00:00" table:style-name="ce2">
            <text:p>25.11.2012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2-11-26T00:00:00" table:style-name="ce2">
            <text:p>26.11.2012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2-11-27T00:00:00" table:style-name="ce2">
            <text:p>27.11.201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2-11-28T00:00:00" table:style-name="ce2">
            <text:p>28.11.2012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2-11-29T00:00:00" table:style-name="ce2">
            <text:p>29.11.20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2-11-30T00:00:00" table:style-name="ce2">
            <text:p>30.11.2012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2-12-01T00:00:00" table:style-name="ce2">
            <text:p>01.12.2012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2-12-02T00:00:00" table:style-name="ce2">
            <text:p>02.12.2012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2-12-03T00:00:00" table:style-name="ce2">
            <text:p>03.12.2012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2-12-04T00:00:00" table:style-name="ce2">
            <text:p>04.12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12-05T00:00:00" table:style-name="ce2">
            <text:p>05.12.2012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2-12-06T00:00:00" table:style-name="ce2">
            <text:p>06.12.20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2-12-07T00:00:00" table:style-name="ce2">
            <text:p>07.12.201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2-12-08T00:00:00" table:style-name="ce2">
            <text:p>08.12.201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2-12-09T00:00:00" table:style-name="ce2">
            <text:p>09.12.2012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2-12-10T00:00:00" table:style-name="ce2">
            <text:p>10.12.2012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2-12-11T00:00:00" table:style-name="ce2">
            <text:p>11.12.201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2-12-12T00:00:00" table:style-name="ce2">
            <text:p>12.12.2012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2-12-13T00:00:00" table:style-name="ce2">
            <text:p>13.12.2012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2-12-14T00:00:00" table:style-name="ce2">
            <text:p>14.12.201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2-12-15T00:00:00" table:style-name="ce2">
            <text:p>15.12.2012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2-12-16T00:00:00" table:style-name="ce2">
            <text:p>16.12.2012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2-12-17T00:00:00" table:style-name="ce2">
            <text:p>17.12.20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2-12-18T00:00:00" table:style-name="ce2">
            <text:p>18.12.2012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2-12-19T00:00:00" table:style-name="ce2">
            <text:p>19.12.201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2-12-20T00:00:00" table:style-name="ce2">
            <text:p>20.12.201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2-12-21T00:00:00" table:style-name="ce2">
            <text:p>21.12.201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2-12-22T00:00:00" table:style-name="ce2">
            <text:p>22.12.2012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2-12-23T00:00:00" table:style-name="ce2">
            <text:p>23.12.20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2-12-24T00:00:00" table:style-name="ce2">
            <text:p>24.12.2012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2-12-25T00:00:00" table:style-name="ce2">
            <text:p>25.12.2012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2-12-26T00:00:00" table:style-name="ce2">
            <text:p>26.12.2012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2-12-27T00:00:00" table:style-name="ce2">
            <text:p>27.12.2012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2-12-28T00:00:00" table:style-name="ce2">
            <text:p>28.12.2012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2-12-29T00:00:00" table:style-name="ce2">
            <text:p>29.12.2012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2-12-30T00:00:00" table:style-name="ce2">
            <text:p>30.12.201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2-12-31T00:00:00" table:style-name="ce2">
            <text:p>31.12.2012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3-01-01T00:00:00" table:style-name="ce2">
            <text:p>01.01.2013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3-01-02T00:00:00" table:style-name="ce2">
            <text:p>02.01.2013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3-01-03T00:00:00" table:style-name="ce2">
            <text:p>03.01.2013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3-01-04T00:00:00" table:style-name="ce2">
            <text:p>04.01.2013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3-01-05T00:00:00" table:style-name="ce2">
            <text:p>05.01.201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3-01-06T00:00:00" table:style-name="ce2">
            <text:p>06.01.201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3-01-07T00:00:00" table:style-name="ce2">
            <text:p>07.01.201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3-01-08T00:00:00" table:style-name="ce2">
            <text:p>08.01.2013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3-01-09T00:00:00" table:style-name="ce2">
            <text:p>09.01.2013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3-01-10T00:00:00" table:style-name="ce2">
            <text:p>10.01.2013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3-01-11T00:00:00" table:style-name="ce2">
            <text:p>11.01.2013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3-01-12T00:00:00" table:style-name="ce2">
            <text:p>12.01.2013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3-01-13T00:00:00" table:style-name="ce2">
            <text:p>13.01.2013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3-01-14T00:00:00" table:style-name="ce2">
            <text:p>14.01.2013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date" office:date-value="2013-01-15T00:00:00" table:style-name="ce2">
            <text:p>15.01.2013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3-01-16T00:00:00" table:style-name="ce2">
            <text:p>16.01.2013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3-01-17T00:00:00" table:style-name="ce2">
            <text:p>17.01.2013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3-01-18T00:00:00" table:style-name="ce2">
            <text:p>18.01.2013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3-01-19T00:00:00" table:style-name="ce2">
            <text:p>19.01.2013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3-01-20T00:00:00" table:style-name="ce2">
            <text:p>20.01.2013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3-01-21T00:00:00" table:style-name="ce2">
            <text:p>21.01.2013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3-01-22T00:00:00" table:style-name="ce2">
            <text:p>22.01.2013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3-01-23T00:00:00" table:style-name="ce2">
            <text:p>23.01.2013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3-01-24T00:00:00" table:style-name="ce2">
            <text:p>24.01.2013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date" office:date-value="2013-01-25T00:00:00" table:style-name="ce2">
            <text:p>25.01.2013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3-01-26T00:00:00" table:style-name="ce2">
            <text:p>26.01.2013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3-01-27T00:00:00" table:style-name="ce2">
            <text:p>27.01.2013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13-01-28T00:00:00" table:style-name="ce2">
            <text:p>28.01.2013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date" office:date-value="2013-01-29T00:00:00" table:style-name="ce2">
            <text:p>29.01.2013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3-01-30T00:00:00" table:style-name="ce2">
            <text:p>30.01.2013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3-01-31T00:00:00" table:style-name="ce2">
            <text:p>31.01.2013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3-02-01T00:00:00" table:style-name="ce2">
            <text:p>01.02.2013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3-02-02T00:00:00" table:style-name="ce2">
            <text:p>02.02.2013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3-02-03T00:00:00" table:style-name="ce2">
            <text:p>03.02.2013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3-02-04T00:00:00" table:style-name="ce2">
            <text:p>04.02.2013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3-02-05T00:00:00" table:style-name="ce2">
            <text:p>05.02.2013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3-02-06T00:00:00" table:style-name="ce2">
            <text:p>06.02.2013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3-02-07T00:00:00" table:style-name="ce2">
            <text:p>07.02.2013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3-02-08T00:00:00" table:style-name="ce2">
            <text:p>08.02.2013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3-02-09T00:00:00" table:style-name="ce2">
            <text:p>09.02.2013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3-02-10T00:00:00" table:style-name="ce2">
            <text:p>10.02.2013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3-02-11T00:00:00" table:style-name="ce2">
            <text:p>11.02.2013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3-02-12T00:00:00" table:style-name="ce2">
            <text:p>12.02.2013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3-02-13T00:00:00" table:style-name="ce2">
            <text:p>13.02.201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3-02-14T00:00:00" table:style-name="ce2">
            <text:p>14.02.2013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3-02-15T00:00:00" table:style-name="ce2">
            <text:p>15.02.2013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3-02-16T00:00:00" table:style-name="ce2">
            <text:p>16.02.2013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date" office:date-value="2013-02-17T00:00:00" table:style-name="ce2">
            <text:p>17.02.2013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3-02-18T00:00:00" table:style-name="ce2">
            <text:p>18.02.2013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3-02-19T00:00:00" table:style-name="ce2">
            <text:p>19.02.2013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3-02-20T00:00:00" table:style-name="ce2">
            <text:p>20.02.2013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3-02-21T00:00:00" table:style-name="ce2">
            <text:p>21.02.2013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3-02-22T00:00:00" table:style-name="ce2">
            <text:p>22.02.2013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3-02-23T00:00:00" table:style-name="ce2">
            <text:p>23.02.2013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date" office:date-value="2013-02-24T00:00:00" table:style-name="ce2">
            <text:p>24.02.2013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3-02-25T00:00:00" table:style-name="ce2">
            <text:p>25.02.2013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date" office:date-value="2013-02-26T00:00:00" table:style-name="ce2">
            <text:p>26.02.2013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3-02-27T00:00:00" table:style-name="ce2">
            <text:p>27.02.2013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3-02-28T00:00:00" table:style-name="ce2">
            <text:p>28.02.2013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3-03-01T00:00:00" table:style-name="ce2">
            <text:p>01.03.2013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3-03-02T00:00:00" table:style-name="ce2">
            <text:p>02.03.2013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date" office:date-value="2013-03-03T00:00:00" table:style-name="ce2">
            <text:p>03.03.2013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date" office:date-value="2013-03-04T00:00:00" table:style-name="ce2">
            <text:p>04.03.2013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3-03-05T00:00:00" table:style-name="ce2">
            <text:p>05.03.2013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3-03-06T00:00:00" table:style-name="ce2">
            <text:p>06.03.2013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3-03-07T00:00:00" table:style-name="ce2">
            <text:p>07.03.2013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3-03-08T00:00:00" table:style-name="ce2">
            <text:p>08.03.2013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date" office:date-value="2013-03-09T00:00:00" table:style-name="ce2">
            <text:p>09.03.2013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3-03-10T00:00:00" table:style-name="ce2">
            <text:p>10.03.2013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3-03-11T00:00:00" table:style-name="ce2">
            <text:p>11.03.2013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3-03-12T00:00:00" table:style-name="ce2">
            <text:p>12.03.2013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3-03-13T00:00:00" table:style-name="ce2">
            <text:p>13.03.2013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3-03-14T00:00:00" table:style-name="ce2">
            <text:p>14.03.20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3-03-15T00:00:00" table:style-name="ce2">
            <text:p>15.03.2013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3-03-16T00:00:00" table:style-name="ce2">
            <text:p>16.03.201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3-03-17T00:00:00" table:style-name="ce2">
            <text:p>17.03.2013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3-03-18T00:00:00" table:style-name="ce2">
            <text:p>18.03.2013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3-03-19T00:00:00" table:style-name="ce2">
            <text:p>19.03.2013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3-03-20T00:00:00" table:style-name="ce2">
            <text:p>20.03.2013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3-03-21T00:00:00" table:style-name="ce2">
            <text:p>21.03.2013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3-03-22T00:00:00" table:style-name="ce2">
            <text:p>22.03.2013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3-03-23T00:00:00" table:style-name="ce2">
            <text:p>23.03.2013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3-03-24T00:00:00" table:style-name="ce2">
            <text:p>24.03.2013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3-03-25T00:00:00" table:style-name="ce2">
            <text:p>25.03.2013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3-03-26T00:00:00" table:style-name="ce2">
            <text:p>26.03.2013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3-03-27T00:00:00" table:style-name="ce2">
            <text:p>27.03.2013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3-03-28T00:00:00" table:style-name="ce2">
            <text:p>28.03.2013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3-03-29T00:00:00" table:style-name="ce2">
            <text:p>29.03.201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3-03-30T00:00:00" table:style-name="ce2">
            <text:p>30.03.2013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3-03-31T00:00:00" table:style-name="ce2">
            <text:p>31.03.2013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3-04-01T00:00:00" table:style-name="ce2">
            <text:p>01.04.2013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3-04-02T00:00:00" table:style-name="ce2">
            <text:p>02.04.2013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3-04-03T00:00:00" table:style-name="ce2">
            <text:p>03.04.2013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3-04-04T00:00:00" table:style-name="ce2">
            <text:p>04.04.2013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3-04-05T00:00:00" table:style-name="ce2">
            <text:p>05.04.201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3-04-06T00:00:00" table:style-name="ce2">
            <text:p>06.04.2013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3-04-07T00:00:00" table:style-name="ce2">
            <text:p>07.04.2013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3-04-08T00:00:00" table:style-name="ce2">
            <text:p>08.04.2013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3-04-09T00:00:00" table:style-name="ce2">
            <text:p>09.04.2013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3-04-10T00:00:00" table:style-name="ce2">
            <text:p>10.04.2013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date" office:date-value="2013-04-11T00:00:00" table:style-name="ce2">
            <text:p>11.04.20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3-04-12T00:00:00" table:style-name="ce2">
            <text:p>12.04.2013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3-04-13T00:00:00" table:style-name="ce2">
            <text:p>13.04.2013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3-04-14T00:00:00" table:style-name="ce2">
            <text:p>14.04.2013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date" office:date-value="2013-04-15T00:00:00" table:style-name="ce2">
            <text:p>15.04.2013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date" office:date-value="2013-04-16T00:00:00" table:style-name="ce2">
            <text:p>16.04.2013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date" office:date-value="2013-04-17T00:00:00" table:style-name="ce2">
            <text:p>17.04.2013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date" office:date-value="2013-04-18T00:00:00" table:style-name="ce2">
            <text:p>18.04.2013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date" office:date-value="2013-04-19T00:00:00" table:style-name="ce2">
            <text:p>19.04.2013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date" office:date-value="2013-04-20T00:00:00" table:style-name="ce2">
            <text:p>20.04.2013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3-04-21T00:00:00" table:style-name="ce2">
            <text:p>21.04.2013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3-04-22T00:00:00" table:style-name="ce2">
            <text:p>22.04.2013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3-04-23T00:00:00" table:style-name="ce2">
            <text:p>23.04.20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3-04-24T00:00:00" table:style-name="ce2">
            <text:p>24.04.2013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3-04-25T00:00:00" table:style-name="ce2">
            <text:p>25.04.2013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3-04-26T00:00:00" table:style-name="ce2">
            <text:p>26.04.2013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3-04-27T00:00:00" table:style-name="ce2">
            <text:p>27.04.2013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3-04-28T00:00:00" table:style-name="ce2">
            <text:p>28.04.2013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3-04-29T00:00:00" table:style-name="ce2">
            <text:p>29.04.201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3-04-30T00:00:00" table:style-name="ce2">
            <text:p>30.04.2013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3-05-01T00:00:00" table:style-name="ce2">
            <text:p>01.05.2013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3-05-02T00:00:00" table:style-name="ce2">
            <text:p>02.05.2013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3-05-03T00:00:00" table:style-name="ce2">
            <text:p>03.05.2013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3-05-04T00:00:00" table:style-name="ce2">
            <text:p>04.05.2013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3-05-05T00:00:00" table:style-name="ce2">
            <text:p>05.05.2013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3-05-06T00:00:00" table:style-name="ce2">
            <text:p>06.05.2013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3-05-07T00:00:00" table:style-name="ce2">
            <text:p>07.05.2013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3-05-08T00:00:00" table:style-name="ce2">
            <text:p>08.05.2013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3-05-09T00:00:00" table:style-name="ce2">
            <text:p>09.05.2013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3-05-10T00:00:00" table:style-name="ce2">
            <text:p>10.05.2013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3-05-11T00:00:00" table:style-name="ce2">
            <text:p>11.05.2013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date" office:date-value="2013-05-12T00:00:00" table:style-name="ce2">
            <text:p>12.05.2013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3-05-13T00:00:00" table:style-name="ce2">
            <text:p>13.05.2013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3-05-14T00:00:00" table:style-name="ce2">
            <text:p>14.05.2013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3-05-15T00:00:00" table:style-name="ce2">
            <text:p>15.05.2013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date" office:date-value="2013-05-16T00:00:00" table:style-name="ce2">
            <text:p>16.05.2013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3-05-17T00:00:00" table:style-name="ce2">
            <text:p>17.05.2013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date" office:date-value="2013-05-18T00:00:00" table:style-name="ce2">
            <text:p>18.05.2013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3-05-19T00:00:00" table:style-name="ce2">
            <text:p>19.05.2013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3-05-20T00:00:00" table:style-name="ce2">
            <text:p>20.05.2013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date" office:date-value="2013-05-21T00:00:00" table:style-name="ce2">
            <text:p>21.05.2013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date" office:date-value="2013-05-22T00:00:00" table:style-name="ce2">
            <text:p>22.05.2013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date" office:date-value="2013-05-23T00:00:00" table:style-name="ce2">
            <text:p>23.05.2013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3-05-24T00:00:00" table:style-name="ce2">
            <text:p>24.05.201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3-05-25T00:00:00" table:style-name="ce2">
            <text:p>25.05.201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3-05-26T00:00:00" table:style-name="ce2">
            <text:p>26.05.2013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3-05-27T00:00:00" table:style-name="ce2">
            <text:p>27.05.2013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3-05-28T00:00:00" table:style-name="ce2">
            <text:p>28.05.2013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3-05-29T00:00:00" table:style-name="ce2">
            <text:p>29.05.2013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3-05-30T00:00:00" table:style-name="ce2">
            <text:p>30.05.2013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3-05-31T00:00:00" table:style-name="ce2">
            <text:p>31.05.2013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3-06-01T00:00:00" table:style-name="ce2">
            <text:p>01.06.2013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3-06-02T00:00:00" table:style-name="ce2">
            <text:p>02.06.201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3-06-03T00:00:00" table:style-name="ce2">
            <text:p>03.06.2013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date" office:date-value="2013-06-04T00:00:00" table:style-name="ce2">
            <text:p>04.06.201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3-06-05T00:00:00" table:style-name="ce2">
            <text:p>05.06.2013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3-06-06T00:00:00" table:style-name="ce2">
            <text:p>06.06.2013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3-06-07T00:00:00" table:style-name="ce2">
            <text:p>07.06.2013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3-06-08T00:00:00" table:style-name="ce2">
            <text:p>08.06.2013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3-06-09T00:00:00" table:style-name="ce2">
            <text:p>09.06.2013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3-06-10T00:00:00" table:style-name="ce2">
            <text:p>10.06.201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3-06-11T00:00:00" table:style-name="ce2">
            <text:p>11.06.2013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3-06-12T00:00:00" table:style-name="ce2">
            <text:p>12.06.2013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3-06-13T00:00:00" table:style-name="ce2">
            <text:p>13.06.2013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3-06-14T00:00:00" table:style-name="ce2">
            <text:p>14.06.2013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3-06-15T00:00:00" table:style-name="ce2">
            <text:p>15.06.2013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3-06-16T00:00:00" table:style-name="ce2">
            <text:p>16.06.2013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date" office:date-value="2013-06-17T00:00:00" table:style-name="ce2">
            <text:p>17.06.2013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3-06-18T00:00:00" table:style-name="ce2">
            <text:p>18.06.201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3-06-19T00:00:00" table:style-name="ce2">
            <text:p>19.06.2013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3-06-20T00:00:00" table:style-name="ce2">
            <text:p>20.06.201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3-06-21T00:00:00" table:style-name="ce2">
            <text:p>21.06.2013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date" office:date-value="2013-06-22T00:00:00" table:style-name="ce2">
            <text:p>22.06.2013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3-06-23T00:00:00" table:style-name="ce2">
            <text:p>23.06.2013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3-06-24T00:00:00" table:style-name="ce2">
            <text:p>24.06.201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3-06-25T00:00:00" table:style-name="ce2">
            <text:p>25.06.2013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date" office:date-value="2013-06-26T00:00:00" table:style-name="ce2">
            <text:p>26.06.2013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3-06-27T00:00:00" table:style-name="ce2">
            <text:p>27.06.2013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3-06-28T00:00:00" table:style-name="ce2">
            <text:p>28.06.201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3-06-29T00:00:00" table:style-name="ce2">
            <text:p>29.06.2013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3-06-30T00:00:00" table:style-name="ce2">
            <text:p>30.06.2013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3-07-01T00:00:00" table:style-name="ce2">
            <text:p>01.07.2013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3-07-02T00:00:00" table:style-name="ce2">
            <text:p>02.07.2013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date" office:date-value="2013-07-03T00:00:00" table:style-name="ce2">
            <text:p>03.07.201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3-07-04T00:00:00" table:style-name="ce2">
            <text:p>04.07.2013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date" office:date-value="2013-07-05T00:00:00" table:style-name="ce2">
            <text:p>05.07.2013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13-07-06T00:00:00" table:style-name="ce2">
            <text:p>06.07.2013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3-07-07T00:00:00" table:style-name="ce2">
            <text:p>07.07.2013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3-07-08T00:00:00" table:style-name="ce2">
            <text:p>08.07.201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3-07-09T00:00:00" table:style-name="ce2">
            <text:p>09.07.2013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3-07-10T00:00:00" table:style-name="ce2">
            <text:p>10.07.2013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date" office:date-value="2013-07-11T00:00:00" table:style-name="ce2">
            <text:p>11.07.2013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date" office:date-value="2013-07-12T00:00:00" table:style-name="ce2">
            <text:p>12.07.2013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date" office:date-value="2013-07-13T00:00:00" table:style-name="ce2">
            <text:p>13.07.2013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3-07-14T00:00:00" table:style-name="ce2">
            <text:p>14.07.2013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date" office:date-value="2013-07-15T00:00:00" table:style-name="ce2">
            <text:p>15.07.2013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3-07-16T00:00:00" table:style-name="ce2">
            <text:p>16.07.2013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3-07-17T00:00:00" table:style-name="ce2">
            <text:p>17.07.2013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date" office:date-value="2013-07-18T00:00:00" table:style-name="ce2">
            <text:p>18.07.201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date" office:date-value="2013-07-19T00:00:00" table:style-name="ce2">
            <text:p>19.07.2013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date" office:date-value="2013-07-20T00:00:00" table:style-name="ce2">
            <text:p>20.07.2013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date" office:date-value="2013-07-21T00:00:00" table:style-name="ce2">
            <text:p>21.07.2013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date" office:date-value="2013-07-22T00:00:00" table:style-name="ce2">
            <text:p>22.07.2013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date" office:date-value="2013-07-23T00:00:00" table:style-name="ce2">
            <text:p>23.07.201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3-07-24T00:00:00" table:style-name="ce2">
            <text:p>24.07.2013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date" office:date-value="2013-07-25T00:00:00" table:style-name="ce2">
            <text:p>25.07.201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date" office:date-value="2013-07-26T00:00:00" table:style-name="ce2">
            <text:p>26.07.2013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3-07-27T00:00:00" table:style-name="ce2">
            <text:p>27.07.2013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date" office:date-value="2013-07-28T00:00:00" table:style-name="ce2">
            <text:p>28.07.2013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date" office:date-value="2013-07-29T00:00:00" table:style-name="ce2">
            <text:p>29.07.2013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date" office:date-value="2013-07-30T00:00:00" table:style-name="ce2">
            <text:p>30.07.2013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3-07-31T00:00:00" table:style-name="ce2">
            <text:p>31.07.2013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date" office:date-value="2013-08-01T00:00:00" table:style-name="ce2">
            <text:p>01.08.2013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date" office:date-value="2013-08-02T00:00:00" table:style-name="ce2">
            <text:p>02.08.2013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date" office:date-value="2013-08-03T00:00:00" table:style-name="ce2">
            <text:p>03.08.2013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date" office:date-value="2013-08-04T00:00:00" table:style-name="ce2">
            <text:p>04.08.2013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date" office:date-value="2013-08-05T00:00:00" table:style-name="ce2">
            <text:p>05.08.2013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3-08-06T00:00:00" table:style-name="ce2">
            <text:p>06.08.2013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3-08-07T00:00:00" table:style-name="ce2">
            <text:p>07.08.2013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3-08-08T00:00:00" table:style-name="ce2">
            <text:p>08.08.2013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3-08-09T00:00:00" table:style-name="ce2">
            <text:p>09.08.2013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3-08-10T00:00:00" table:style-name="ce2">
            <text:p>10.08.2013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3-08-11T00:00:00" table:style-name="ce2">
            <text:p>11.08.2013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3-08-12T00:00:00" table:style-name="ce2">
            <text:p>12.08.2013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3-08-13T00:00:00" table:style-name="ce2">
            <text:p>13.08.2013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3-08-14T00:00:00" table:style-name="ce2">
            <text:p>14.08.2013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3-08-15T00:00:00" table:style-name="ce2">
            <text:p>15.08.2013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date" office:date-value="2013-08-16T00:00:00" table:style-name="ce2">
            <text:p>16.08.2013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3-08-17T00:00:00" table:style-name="ce2">
            <text:p>17.08.2013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3-08-18T00:00:00" table:style-name="ce2">
            <text:p>18.08.2013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3-08-19T00:00:00" table:style-name="ce2">
            <text:p>19.08.2013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date" office:date-value="2013-08-20T00:00:00" table:style-name="ce2">
            <text:p>20.08.2013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date" office:date-value="2013-08-21T00:00:00" table:style-name="ce2">
            <text:p>21.08.2013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3-08-22T00:00:00" table:style-name="ce2">
            <text:p>22.08.2013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3-08-23T00:00:00" table:style-name="ce2">
            <text:p>23.08.2013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3-08-24T00:00:00" table:style-name="ce2">
            <text:p>24.08.2013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3-08-25T00:00:00" table:style-name="ce2">
            <text:p>25.08.201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3-08-26T00:00:00" table:style-name="ce2">
            <text:p>26.08.201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3-08-27T00:00:00" table:style-name="ce2">
            <text:p>27.08.2013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3-08-28T00:00:00" table:style-name="ce2">
            <text:p>28.08.201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3-08-29T00:00:00" table:style-name="ce2">
            <text:p>29.08.201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3-08-30T00:00:00" table:style-name="ce2">
            <text:p>30.08.2013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3-08-31T00:00:00" table:style-name="ce2">
            <text:p>31.08.2013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date" office:date-value="2013-09-01T00:00:00" table:style-name="ce2">
            <text:p>01.09.2013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3-09-02T00:00:00" table:style-name="ce2">
            <text:p>02.09.2013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3-09-03T00:00:00" table:style-name="ce2">
            <text:p>03.09.2013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3-09-04T00:00:00" table:style-name="ce2">
            <text:p>04.09.2013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3-09-05T00:00:00" table:style-name="ce2">
            <text:p>05.09.2013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3-09-06T00:00:00" table:style-name="ce2">
            <text:p>06.09.2013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date" office:date-value="2013-09-07T00:00:00" table:style-name="ce2">
            <text:p>07.09.2013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3-09-08T00:00:00" table:style-name="ce2">
            <text:p>08.09.201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3-09-09T00:00:00" table:style-name="ce2">
            <text:p>09.09.20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3-09-10T00:00:00" table:style-name="ce2">
            <text:p>10.09.2013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3-09-11T00:00:00" table:style-name="ce2">
            <text:p>11.09.2013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3-09-12T00:00:00" table:style-name="ce2">
            <text:p>12.09.2013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3-09-13T00:00:00" table:style-name="ce2">
            <text:p>13.09.2013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date" office:date-value="2013-09-14T00:00:00" table:style-name="ce2">
            <text:p>14.09.2013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date" office:date-value="2013-09-15T00:00:00" table:style-name="ce2">
            <text:p>15.09.2013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3-09-16T00:00:00" table:style-name="ce2">
            <text:p>16.09.2013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date" office:date-value="2013-09-17T00:00:00" table:style-name="ce2">
            <text:p>17.09.20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3-09-18T00:00:00" table:style-name="ce2">
            <text:p>18.09.2013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3-09-19T00:00:00" table:style-name="ce2">
            <text:p>19.09.2013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3-09-20T00:00:00" table:style-name="ce2">
            <text:p>20.09.2013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3-09-21T00:00:00" table:style-name="ce2">
            <text:p>21.09.2013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3-09-22T00:00:00" table:style-name="ce2">
            <text:p>22.09.201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3-09-23T00:00:00" table:style-name="ce2">
            <text:p>23.09.2013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date" office:date-value="2013-09-24T00:00:00" table:style-name="ce2">
            <text:p>24.09.2013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3-09-25T00:00:00" table:style-name="ce2">
            <text:p>25.09.2013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3-09-26T00:00:00" table:style-name="ce2">
            <text:p>26.09.2013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3-09-27T00:00:00" table:style-name="ce2">
            <text:p>27.09.2013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3-09-28T00:00:00" table:style-name="ce2">
            <text:p>28.09.2013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date" office:date-value="2013-09-29T00:00:00" table:style-name="ce2">
            <text:p>29.09.2013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date" office:date-value="2013-09-30T00:00:00" table:style-name="ce2">
            <text:p>30.09.2013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date" office:date-value="2013-10-01T00:00:00" table:style-name="ce2">
            <text:p>01.10.2013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3-10-02T00:00:00" table:style-name="ce2">
            <text:p>02.10.20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3-10-03T00:00:00" table:style-name="ce2">
            <text:p>03.10.2013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date" office:date-value="2013-10-04T00:00:00" table:style-name="ce2">
            <text:p>04.10.2013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date" office:date-value="2013-10-05T00:00:00" table:style-name="ce2">
            <text:p>05.10.2013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date" office:date-value="2013-10-06T00:00:00" table:style-name="ce2">
            <text:p>06.10.2013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date" office:date-value="2013-10-07T00:00:00" table:style-name="ce2">
            <text:p>07.10.2013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date" office:date-value="2013-10-08T00:00:00" table:style-name="ce2">
            <text:p>08.10.2013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date" office:date-value="2013-10-09T00:00:00" table:style-name="ce2">
            <text:p>09.10.2013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date" office:date-value="2013-10-10T00:00:00" table:style-name="ce2">
            <text:p>10.10.2013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date" office:date-value="2013-10-11T00:00:00" table:style-name="ce2">
            <text:p>11.10.2013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date" office:date-value="2013-10-12T00:00:00" table:style-name="ce2">
            <text:p>12.10.2013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date" office:date-value="2013-10-13T00:00:00" table:style-name="ce2">
            <text:p>13.10.20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3-10-14T00:00:00" table:style-name="ce2">
            <text:p>14.10.2013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3-10-15T00:00:00" table:style-name="ce2">
            <text:p>15.10.2013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date" office:date-value="2013-10-16T00:00:00" table:style-name="ce2">
            <text:p>16.10.2013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3-10-17T00:00:00" table:style-name="ce2">
            <text:p>17.10.2013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date" office:date-value="2013-10-18T00:00:00" table:style-name="ce2">
            <text:p>18.10.2013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date" office:date-value="2013-10-19T00:00:00" table:style-name="ce2">
            <text:p>19.10.2013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3-10-20T00:00:00" table:style-name="ce2">
            <text:p>20.10.2013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3-10-21T00:00:00" table:style-name="ce2">
            <text:p>21.10.2013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3-10-22T00:00:00" table:style-name="ce2">
            <text:p>22.10.2013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date" office:date-value="2013-10-23T00:00:00" table:style-name="ce2">
            <text:p>23.10.2013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date" office:date-value="2013-10-24T00:00:00" table:style-name="ce2">
            <text:p>24.10.2013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3-10-25T00:00:00" table:style-name="ce2">
            <text:p>25.10.201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3-10-26T00:00:00" table:style-name="ce2">
            <text:p>26.10.2013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date" office:date-value="2013-10-27T00:00:00" table:style-name="ce2">
            <text:p>27.10.2013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date" office:date-value="2013-10-28T00:00:00" table:style-name="ce2">
            <text:p>28.10.201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date" office:date-value="2013-10-29T00:00:00" table:style-name="ce2">
            <text:p>29.10.2013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date" office:date-value="2013-10-30T00:00:00" table:style-name="ce2">
            <text:p>30.10.2013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3-10-31T00:00:00" table:style-name="ce2">
            <text:p>31.10.2013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date" office:date-value="2013-11-01T00:00:00" table:style-name="ce2">
            <text:p>01.11.2013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3-11-02T00:00:00" table:style-name="ce2">
            <text:p>02.11.2013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date" office:date-value="2013-11-03T00:00:00" table:style-name="ce2">
            <text:p>03.11.2013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3-11-04T00:00:00" table:style-name="ce2">
            <text:p>04.11.2013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date" office:date-value="2013-11-05T00:00:00" table:style-name="ce2">
            <text:p>05.11.201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3-11-06T00:00:00" table:style-name="ce2">
            <text:p>06.11.2013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date" office:date-value="2013-11-07T00:00:00" table:style-name="ce2">
            <text:p>07.11.201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3-11-08T00:00:00" table:style-name="ce2">
            <text:p>08.11.2013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date" office:date-value="2013-11-09T00:00:00" table:style-name="ce2">
            <text:p>09.11.2013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3-11-10T00:00:00" table:style-name="ce2">
            <text:p>10.11.2013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date" office:date-value="2013-11-11T00:00:00" table:style-name="ce2">
            <text:p>11.11.2013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date" office:date-value="2013-11-12T00:00:00" table:style-name="ce2">
            <text:p>12.11.2013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date" office:date-value="2013-11-13T00:00:00" table:style-name="ce2">
            <text:p>13.11.2013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date" office:date-value="2013-11-14T00:00:00" table:style-name="ce2">
            <text:p>14.11.2013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3-11-15T00:00:00" table:style-name="ce2">
            <text:p>15.11.201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date" office:date-value="2013-11-16T00:00:00" table:style-name="ce2">
            <text:p>16.11.2013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date" office:date-value="2013-11-17T00:00:00" table:style-name="ce2">
            <text:p>17.11.2013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date" office:date-value="2013-11-18T00:00:00" table:style-name="ce2">
            <text:p>18.11.2013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3-11-19T00:00:00" table:style-name="ce2">
            <text:p>19.11.2013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date" office:date-value="2013-11-20T00:00:00" table:style-name="ce2">
            <text:p>20.11.2013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date" office:date-value="2013-11-21T00:00:00" table:style-name="ce2">
            <text:p>21.11.2013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date" office:date-value="2013-11-22T00:00:00" table:style-name="ce2">
            <text:p>22.11.20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13-11-23T00:00:00" table:style-name="ce2">
            <text:p>23.11.2013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date" office:date-value="2013-11-24T00:00:00" table:style-name="ce2">
            <text:p>24.11.2013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date" office:date-value="2013-11-25T00:00:00" table:style-name="ce2">
            <text:p>25.11.2013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date" office:date-value="2013-11-26T00:00:00" table:style-name="ce2">
            <text:p>26.11.2013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date" office:date-value="2013-11-27T00:00:00" table:style-name="ce2">
            <text:p>27.11.2013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date" office:date-value="2013-11-28T00:00:00" table:style-name="ce2">
            <text:p>28.11.2013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date" office:date-value="2013-11-29T00:00:00" table:style-name="ce2">
            <text:p>29.11.2013</text:p>
          </table:table-cell>
          <table:table-cell office:value-type="float" office:value="152" table:style-name="ce1">
            <text:p>152</text:p>
          </table:table-cell>
          <table:table-cell table:number-columns-repeated="16382"/>
        </table:table-row>
        <table:table-row table:style-name="ro1">
          <table:table-cell office:value-type="date" office:date-value="2013-11-30T00:00:00" table:style-name="ce2">
            <text:p>30.11.2013</text:p>
          </table:table-cell>
          <table:table-cell office:value-type="float" office:value="157" table:style-name="ce1">
            <text:p>157</text:p>
          </table:table-cell>
          <table:table-cell table:number-columns-repeated="16382"/>
        </table:table-row>
        <table:table-row table:style-name="ro1">
          <table:table-cell office:value-type="date" office:date-value="2013-12-01T00:00:00" table:style-name="ce2">
            <text:p>01.12.2013</text:p>
          </table:table-cell>
          <table:table-cell office:value-type="float" office:value="151" table:style-name="ce1">
            <text:p>151</text:p>
          </table:table-cell>
          <table:table-cell table:number-columns-repeated="16382"/>
        </table:table-row>
        <table:table-row table:style-name="ro1">
          <table:table-cell office:value-type="date" office:date-value="2013-12-02T00:00:00" table:style-name="ce2">
            <text:p>02.12.2013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1">
          <table:table-cell office:value-type="date" office:date-value="2013-12-03T00:00:00" table:style-name="ce2">
            <text:p>03.12.2013</text:p>
          </table:table-cell>
          <table:table-cell office:value-type="float" office:value="155" table:style-name="ce1">
            <text:p>155</text:p>
          </table:table-cell>
          <table:table-cell table:number-columns-repeated="16382"/>
        </table:table-row>
        <table:table-row table:style-name="ro1">
          <table:table-cell office:value-type="date" office:date-value="2013-12-04T00:00:00" table:style-name="ce2">
            <text:p>04.12.2013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1">
          <table:table-cell office:value-type="date" office:date-value="2013-12-05T00:00:00" table:style-name="ce2">
            <text:p>05.12.2013</text:p>
          </table:table-cell>
          <table:table-cell office:value-type="float" office:value="172" table:style-name="ce1">
            <text:p>172</text:p>
          </table:table-cell>
          <table:table-cell table:number-columns-repeated="16382"/>
        </table:table-row>
        <table:table-row table:style-name="ro1">
          <table:table-cell office:value-type="date" office:date-value="2013-12-06T00:00:00" table:style-name="ce2">
            <text:p>06.12.2013</text:p>
          </table:table-cell>
          <table:table-cell office:value-type="float" office:value="172" table:style-name="ce1">
            <text:p>172</text:p>
          </table:table-cell>
          <table:table-cell table:number-columns-repeated="16382"/>
        </table:table-row>
        <table:table-row table:style-name="ro1">
          <table:table-cell office:value-type="date" office:date-value="2013-12-07T00:00:00" table:style-name="ce2">
            <text:p>07.12.2013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date" office:date-value="2013-12-08T00:00:00" table:style-name="ce2">
            <text:p>08.12.2013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1">
          <table:table-cell office:value-type="date" office:date-value="2013-12-09T00:00:00" table:style-name="ce2">
            <text:p>09.12.2013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1">
          <table:table-cell office:value-type="date" office:date-value="2013-12-10T00:00:00" table:style-name="ce2">
            <text:p>10.12.2013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date" office:date-value="2013-12-11T00:00:00" table:style-name="ce2">
            <text:p>11.12.2013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1">
          <table:table-cell office:value-type="date" office:date-value="2013-12-12T00:00:00" table:style-name="ce2">
            <text:p>12.12.2013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date" office:date-value="2013-12-13T00:00:00" table:style-name="ce2">
            <text:p>13.12.2013</text:p>
          </table:table-cell>
          <table:table-cell office:value-type="float" office:value="177" table:style-name="ce1">
            <text:p>177</text:p>
          </table:table-cell>
          <table:table-cell table:number-columns-repeated="16382"/>
        </table:table-row>
        <table:table-row table:style-name="ro1">
          <table:table-cell office:value-type="date" office:date-value="2013-12-14T00:00:00" table:style-name="ce2">
            <text:p>14.12.2013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date" office:date-value="2013-12-15T00:00:00" table:style-name="ce2">
            <text:p>15.12.2013</text:p>
          </table:table-cell>
          <table:table-cell office:value-type="float" office:value="168" table:style-name="ce1">
            <text:p>168</text:p>
          </table:table-cell>
          <table:table-cell table:number-columns-repeated="16382"/>
        </table:table-row>
        <table:table-row table:style-name="ro1">
          <table:table-cell office:value-type="date" office:date-value="2013-12-16T00:00:00" table:style-name="ce2">
            <text:p>16.12.2013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date" office:date-value="2013-12-17T00:00:00" table:style-name="ce2">
            <text:p>17.12.2013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3-12-18T00:00:00" table:style-name="ce2">
            <text:p>18.12.2013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date" office:date-value="2013-12-19T00:00:00" table:style-name="ce2">
            <text:p>19.12.2013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date" office:date-value="2013-12-20T00:00:00" table:style-name="ce2">
            <text:p>20.12.2013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date" office:date-value="2013-12-21T00:00:00" table:style-name="ce2">
            <text:p>21.12.2013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date" office:date-value="2013-12-22T00:00:00" table:style-name="ce2">
            <text:p>22.12.2013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date" office:date-value="2013-12-23T00:00:00" table:style-name="ce2">
            <text:p>23.12.2013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date" office:date-value="2013-12-24T00:00:00" table:style-name="ce2">
            <text:p>24.12.2013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3-12-25T00:00:00" table:style-name="ce2">
            <text:p>25.12.2013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1">
          <table:table-cell office:value-type="date" office:date-value="2013-12-26T00:00:00" table:style-name="ce2">
            <text:p>26.12.2013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date" office:date-value="2013-12-27T00:00:00" table:style-name="ce2">
            <text:p>27.12.2013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3-12-28T00:00:00" table:style-name="ce2">
            <text:p>28.12.2013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date" office:date-value="2013-12-29T00:00:00" table:style-name="ce2">
            <text:p>29.12.2013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3-12-30T00:00:00" table:style-name="ce2">
            <text:p>30.12.2013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date" office:date-value="2013-12-31T00:00:00" table:style-name="ce2">
            <text:p>31.12.2013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4-01-01T00:00:00" table:style-name="ce2">
            <text:p>01.01.2014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date" office:date-value="2014-01-02T00:00:00" table:style-name="ce2">
            <text:p>02.01.2014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4-01-03T00:00:00" table:style-name="ce2">
            <text:p>03.01.201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date" office:date-value="2014-01-04T00:00:00" table:style-name="ce2">
            <text:p>04.01.2014</text:p>
          </table:table-cell>
          <table:table-cell office:value-type="float" office:value="170" table:style-name="ce1">
            <text:p>170</text:p>
          </table:table-cell>
          <table:table-cell table:number-columns-repeated="16382"/>
        </table:table-row>
        <table:table-row table:style-name="ro1">
          <table:table-cell office:value-type="date" office:date-value="2014-01-05T00:00:00" table:style-name="ce2">
            <text:p>05.01.2014</text:p>
          </table:table-cell>
          <table:table-cell office:value-type="float" office:value="170" table:style-name="ce1">
            <text:p>170</text:p>
          </table:table-cell>
          <table:table-cell table:number-columns-repeated="16382"/>
        </table:table-row>
        <table:table-row table:style-name="ro1">
          <table:table-cell office:value-type="date" office:date-value="2014-01-06T00:00:00" table:style-name="ce2">
            <text:p>06.01.2014</text:p>
          </table:table-cell>
          <table:table-cell office:value-type="float" office:value="172" table:style-name="ce1">
            <text:p>172</text:p>
          </table:table-cell>
          <table:table-cell table:number-columns-repeated="16382"/>
        </table:table-row>
        <table:table-row table:style-name="ro1">
          <table:table-cell office:value-type="date" office:date-value="2014-01-07T00:00:00" table:style-name="ce2">
            <text:p>07.01.2014</text:p>
          </table:table-cell>
          <table:table-cell office:value-type="float" office:value="169" table:style-name="ce1">
            <text:p>169</text:p>
          </table:table-cell>
          <table:table-cell table:number-columns-repeated="16382"/>
        </table:table-row>
        <table:table-row table:style-name="ro1">
          <table:table-cell office:value-type="date" office:date-value="2014-01-08T00:00:00" table:style-name="ce2">
            <text:p>08.01.2014</text:p>
          </table:table-cell>
          <table:table-cell office:value-type="float" office:value="166" table:style-name="ce1">
            <text:p>166</text:p>
          </table:table-cell>
          <table:table-cell table:number-columns-repeated="16382"/>
        </table:table-row>
        <table:table-row table:style-name="ro1">
          <table:table-cell office:value-type="date" office:date-value="2014-01-09T00:00:00" table:style-name="ce2">
            <text:p>09.01.2014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date" office:date-value="2014-01-10T00:00:00" table:style-name="ce2">
            <text:p>10.01.2014</text:p>
          </table:table-cell>
          <table:table-cell office:value-type="float" office:value="177" table:style-name="ce1">
            <text:p>177</text:p>
          </table:table-cell>
          <table:table-cell table:number-columns-repeated="16382"/>
        </table:table-row>
        <table:table-row table:style-name="ro1">
          <table:table-cell office:value-type="date" office:date-value="2014-01-11T00:00:00" table:style-name="ce2">
            <text:p>11.01.2014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4-01-12T00:00:00" table:style-name="ce2">
            <text:p>12.01.2014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1">
          <table:table-cell office:value-type="date" office:date-value="2014-01-13T00:00:00" table:style-name="ce2">
            <text:p>13.01.2014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date" office:date-value="2014-01-14T00:00:00" table:style-name="ce2">
            <text:p>14.01.2014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date" office:date-value="2014-01-15T00:00:00" table:style-name="ce2">
            <text:p>15.01.2014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date" office:date-value="2014-01-16T00:00:00" table:style-name="ce2">
            <text:p>16.01.2014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date" office:date-value="2014-01-17T00:00:00" table:style-name="ce2">
            <text:p>17.01.2014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date" office:date-value="2014-01-18T00:00:00" table:style-name="ce2">
            <text:p>18.01.2014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4-01-19T00:00:00" table:style-name="ce2">
            <text:p>19.01.2014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4-01-20T00:00:00" table:style-name="ce2">
            <text:p>20.01.2014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4-01-21T00:00:00" table:style-name="ce2">
            <text:p>21.01.2014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date" office:date-value="2014-01-22T00:00:00" table:style-name="ce2">
            <text:p>22.01.2014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date" office:date-value="2014-01-23T00:00:00" table:style-name="ce2">
            <text:p>23.01.2014</text:p>
          </table:table-cell>
          <table:table-cell office:value-type="float" office:value="202" table:style-name="ce1">
            <text:p>202</text:p>
          </table:table-cell>
          <table:table-cell table:number-columns-repeated="16382"/>
        </table:table-row>
        <table:table-row table:style-name="ro1">
          <table:table-cell office:value-type="date" office:date-value="2014-01-24T00:00:00" table:style-name="ce2">
            <text:p>24.01.2014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date" office:date-value="2014-01-25T00:00:00" table:style-name="ce2">
            <text:p>25.01.2014</text:p>
          </table:table-cell>
          <table:table-cell office:value-type="float" office:value="202" table:style-name="ce1">
            <text:p>202</text:p>
          </table:table-cell>
          <table:table-cell table:number-columns-repeated="16382"/>
        </table:table-row>
        <table:table-row table:style-name="ro1">
          <table:table-cell office:value-type="date" office:date-value="2014-01-26T00:00:00" table:style-name="ce2">
            <text:p>26.01.2014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1">
          <table:table-cell office:value-type="date" office:date-value="2014-01-27T00:00:00" table:style-name="ce2">
            <text:p>27.01.2014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1">
          <table:table-cell office:value-type="date" office:date-value="2014-01-28T00:00:00" table:style-name="ce2">
            <text:p>28.01.2014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1">
          <table:table-cell office:value-type="date" office:date-value="2014-01-29T00:00:00" table:style-name="ce2">
            <text:p>29.01.2014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date" office:date-value="2014-01-30T00:00:00" table:style-name="ce2">
            <text:p>30.01.2014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date" office:date-value="2014-01-31T00:00:00" table:style-name="ce2">
            <text:p>31.01.2014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date" office:date-value="2014-02-01T00:00:00" table:style-name="ce2">
            <text:p>01.02.2014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1">
          <table:table-cell office:value-type="date" office:date-value="2014-02-02T00:00:00" table:style-name="ce2">
            <text:p>02.02.2014</text:p>
          </table:table-cell>
          <table:table-cell office:value-type="float" office:value="206" table:style-name="ce1">
            <text:p>206</text:p>
          </table:table-cell>
          <table:table-cell table:number-columns-repeated="16382"/>
        </table:table-row>
        <table:table-row table:style-name="ro1">
          <table:table-cell office:value-type="date" office:date-value="2014-02-03T00:00:00" table:style-name="ce2">
            <text:p>03.02.2014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date" office:date-value="2014-02-04T00:00:00" table:style-name="ce2">
            <text:p>04.02.2014</text:p>
          </table:table-cell>
          <table:table-cell office:value-type="float" office:value="205" table:style-name="ce1">
            <text:p>205</text:p>
          </table:table-cell>
          <table:table-cell table:number-columns-repeated="16382"/>
        </table:table-row>
        <table:table-row table:style-name="ro1">
          <table:table-cell office:value-type="date" office:date-value="2014-02-05T00:00:00" table:style-name="ce2">
            <text:p>05.02.2014</text:p>
          </table:table-cell>
          <table:table-cell office:value-type="float" office:value="202" table:style-name="ce1">
            <text:p>202</text:p>
          </table:table-cell>
          <table:table-cell table:number-columns-repeated="16382"/>
        </table:table-row>
        <table:table-row table:style-name="ro1">
          <table:table-cell office:value-type="date" office:date-value="2014-02-06T00:00:00" table:style-name="ce2">
            <text:p>06.02.2014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4-02-07T00:00:00" table:style-name="ce2">
            <text:p>07.02.2014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date" office:date-value="2014-02-08T00:00:00" table:style-name="ce2">
            <text:p>08.02.2014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date" office:date-value="2014-02-09T00:00:00" table:style-name="ce2">
            <text:p>09.02.2014</text:p>
          </table:table-cell>
          <table:table-cell office:value-type="float" office:value="172" table:style-name="ce1">
            <text:p>172</text:p>
          </table:table-cell>
          <table:table-cell table:number-columns-repeated="16382"/>
        </table:table-row>
        <table:table-row table:style-name="ro1">
          <table:table-cell office:value-type="date" office:date-value="2014-02-10T00:00:00" table:style-name="ce2">
            <text:p>10.02.2014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1">
          <table:table-cell office:value-type="date" office:date-value="2014-02-11T00:00:00" table:style-name="ce2">
            <text:p>11.02.2014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4-02-12T00:00:00" table:style-name="ce2">
            <text:p>12.02.2014</text:p>
          </table:table-cell>
          <table:table-cell office:value-type="float" office:value="176" table:style-name="ce1">
            <text:p>176</text:p>
          </table:table-cell>
          <table:table-cell table:number-columns-repeated="16382"/>
        </table:table-row>
        <table:table-row table:style-name="ro1">
          <table:table-cell office:value-type="date" office:date-value="2014-02-13T00:00:00" table:style-name="ce2">
            <text:p>13.02.2014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date" office:date-value="2014-02-14T00:00:00" table:style-name="ce2">
            <text:p>14.02.2014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4-02-15T00:00:00" table:style-name="ce2">
            <text:p>15.02.2014</text:p>
          </table:table-cell>
          <table:table-cell office:value-type="float" office:value="182" table:style-name="ce1">
            <text:p>182</text:p>
          </table:table-cell>
          <table:table-cell table:number-columns-repeated="16382"/>
        </table:table-row>
        <table:table-row table:style-name="ro1">
          <table:table-cell office:value-type="date" office:date-value="2014-02-16T00:00:00" table:style-name="ce2">
            <text:p>16.02.2014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date" office:date-value="2014-02-17T00:00:00" table:style-name="ce2">
            <text:p>17.02.2014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4-02-18T00:00:00" table:style-name="ce2">
            <text:p>18.02.2014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4-02-19T00:00:00" table:style-name="ce2">
            <text:p>19.02.2014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4-02-20T00:00:00" table:style-name="ce2">
            <text:p>20.02.201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date" office:date-value="2014-02-21T00:00:00" table:style-name="ce2">
            <text:p>21.02.2014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date" office:date-value="2014-02-22T00:00:00" table:style-name="ce2">
            <text:p>22.02.2014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4-02-23T00:00:00" table:style-name="ce2">
            <text:p>23.02.2014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date" office:date-value="2014-02-24T00:00:00" table:style-name="ce2">
            <text:p>24.02.2014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date" office:date-value="2014-02-25T00:00:00" table:style-name="ce2">
            <text:p>25.02.2014</text:p>
          </table:table-cell>
          <table:table-cell office:value-type="float" office:value="207" table:style-name="ce1">
            <text:p>207</text:p>
          </table:table-cell>
          <table:table-cell table:number-columns-repeated="16382"/>
        </table:table-row>
        <table:table-row table:style-name="ro1">
          <table:table-cell office:value-type="date" office:date-value="2014-02-26T00:00:00" table:style-name="ce2">
            <text:p>26.02.2014</text:p>
          </table:table-cell>
          <table:table-cell office:value-type="float" office:value="215" table:style-name="ce1">
            <text:p>215</text:p>
          </table:table-cell>
          <table:table-cell table:number-columns-repeated="16382"/>
        </table:table-row>
        <table:table-row table:style-name="ro1">
          <table:table-cell office:value-type="date" office:date-value="2014-02-27T00:00:00" table:style-name="ce2">
            <text:p>27.02.2014</text:p>
          </table:table-cell>
          <table:table-cell office:value-type="float" office:value="222" table:style-name="ce1">
            <text:p>222</text:p>
          </table:table-cell>
          <table:table-cell table:number-columns-repeated="16382"/>
        </table:table-row>
        <table:table-row table:style-name="ro1">
          <table:table-cell office:value-type="date" office:date-value="2014-02-28T00:00:00" table:style-name="ce2">
            <text:p>28.02.2014</text:p>
          </table:table-cell>
          <table:table-cell office:value-type="float" office:value="217" table:style-name="ce1">
            <text:p>217</text:p>
          </table:table-cell>
          <table:table-cell table:number-columns-repeated="16382"/>
        </table:table-row>
        <table:table-row table:style-name="ro1">
          <table:table-cell office:value-type="date" office:date-value="2014-03-01T00:00:00" table:style-name="ce2">
            <text:p>01.03.2014</text:p>
          </table:table-cell>
          <table:table-cell office:value-type="float" office:value="219" table:style-name="ce1">
            <text:p>219</text:p>
          </table:table-cell>
          <table:table-cell table:number-columns-repeated="16382"/>
        </table:table-row>
        <table:table-row table:style-name="ro1">
          <table:table-cell office:value-type="date" office:date-value="2014-03-02T00:00:00" table:style-name="ce2">
            <text:p>02.03.2014</text:p>
          </table:table-cell>
          <table:table-cell office:value-type="float" office:value="225" table:style-name="ce1">
            <text:p>225</text:p>
          </table:table-cell>
          <table:table-cell table:number-columns-repeated="16382"/>
        </table:table-row>
        <table:table-row table:style-name="ro1">
          <table:table-cell office:value-type="date" office:date-value="2014-03-03T00:00:00" table:style-name="ce2">
            <text:p>03.03.2014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date" office:date-value="2014-03-04T00:00:00" table:style-name="ce2">
            <text:p>04.03.2014</text:p>
          </table:table-cell>
          <table:table-cell office:value-type="float" office:value="228" table:style-name="ce1">
            <text:p>228</text:p>
          </table:table-cell>
          <table:table-cell table:number-columns-repeated="16382"/>
        </table:table-row>
        <table:table-row table:style-name="ro1">
          <table:table-cell office:value-type="date" office:date-value="2014-03-05T00:00:00" table:style-name="ce2">
            <text:p>05.03.2014</text:p>
          </table:table-cell>
          <table:table-cell office:value-type="float" office:value="238" table:style-name="ce1">
            <text:p>238</text:p>
          </table:table-cell>
          <table:table-cell table:number-columns-repeated="16382"/>
        </table:table-row>
        <table:table-row table:style-name="ro1">
          <table:table-cell office:value-type="date" office:date-value="2014-03-06T00:00:00" table:style-name="ce2">
            <text:p>06.03.2014</text:p>
          </table:table-cell>
          <table:table-cell office:value-type="float" office:value="230" table:style-name="ce1">
            <text:p>230</text:p>
          </table:table-cell>
          <table:table-cell table:number-columns-repeated="16382"/>
        </table:table-row>
        <table:table-row table:style-name="ro1">
          <table:table-cell office:value-type="date" office:date-value="2014-03-07T00:00:00" table:style-name="ce2">
            <text:p>07.03.2014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1">
          <table:table-cell office:value-type="date" office:date-value="2014-03-08T00:00:00" table:style-name="ce2">
            <text:p>08.03.2014</text:p>
          </table:table-cell>
          <table:table-cell office:value-type="float" office:value="235" table:style-name="ce1">
            <text:p>235</text:p>
          </table:table-cell>
          <table:table-cell table:number-columns-repeated="16382"/>
        </table:table-row>
        <table:table-row table:style-name="ro1">
          <table:table-cell office:value-type="date" office:date-value="2014-03-09T00:00:00" table:style-name="ce2">
            <text:p>09.03.2014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date" office:date-value="2014-03-10T00:00:00" table:style-name="ce2">
            <text:p>10.03.2014</text:p>
          </table:table-cell>
          <table:table-cell office:value-type="float" office:value="235" table:style-name="ce1">
            <text:p>235</text:p>
          </table:table-cell>
          <table:table-cell table:number-columns-repeated="16382"/>
        </table:table-row>
        <table:table-row table:style-name="ro1">
          <table:table-cell office:value-type="date" office:date-value="2014-03-11T00:00:00" table:style-name="ce2">
            <text:p>11.03.2014</text:p>
          </table:table-cell>
          <table:table-cell office:value-type="float" office:value="238" table:style-name="ce1">
            <text:p>238</text:p>
          </table:table-cell>
          <table:table-cell table:number-columns-repeated="16382"/>
        </table:table-row>
        <table:table-row table:style-name="ro1">
          <table:table-cell office:value-type="date" office:date-value="2014-03-12T00:00:00" table:style-name="ce2">
            <text:p>12.03.2014</text:p>
          </table:table-cell>
          <table:table-cell office:value-type="float" office:value="247" table:style-name="ce1">
            <text:p>247</text:p>
          </table:table-cell>
          <table:table-cell table:number-columns-repeated="16382"/>
        </table:table-row>
        <table:table-row table:style-name="ro1">
          <table:table-cell office:value-type="date" office:date-value="2014-03-13T00:00:00" table:style-name="ce2">
            <text:p>13.03.2014</text:p>
          </table:table-cell>
          <table:table-cell office:value-type="float" office:value="251" table:style-name="ce1">
            <text:p>251</text:p>
          </table:table-cell>
          <table:table-cell table:number-columns-repeated="16382"/>
        </table:table-row>
        <table:table-row table:style-name="ro1">
          <table:table-cell office:value-type="date" office:date-value="2014-03-14T00:00:00" table:style-name="ce2">
            <text:p>14.03.2014</text:p>
          </table:table-cell>
          <table:table-cell office:value-type="float" office:value="261" table:style-name="ce1">
            <text:p>261</text:p>
          </table:table-cell>
          <table:table-cell table:number-columns-repeated="16382"/>
        </table:table-row>
        <table:table-row table:style-name="ro1">
          <table:table-cell office:value-type="date" office:date-value="2014-03-15T00:00:00" table:style-name="ce2">
            <text:p>15.03.2014</text:p>
          </table:table-cell>
          <table:table-cell office:value-type="float" office:value="269" table:style-name="ce1">
            <text:p>269</text:p>
          </table:table-cell>
          <table:table-cell table:number-columns-repeated="16382"/>
        </table:table-row>
        <table:table-row table:style-name="ro1">
          <table:table-cell office:value-type="date" office:date-value="2014-03-16T00:00:00" table:style-name="ce2">
            <text:p>16.03.2014</text:p>
          </table:table-cell>
          <table:table-cell office:value-type="float" office:value="274" table:style-name="ce1">
            <text:p>274</text:p>
          </table:table-cell>
          <table:table-cell table:number-columns-repeated="16382"/>
        </table:table-row>
        <table:table-row table:style-name="ro1">
          <table:table-cell office:value-type="date" office:date-value="2014-03-17T00:00:00" table:style-name="ce2">
            <text:p>17.03.2014</text:p>
          </table:table-cell>
          <table:table-cell office:value-type="float" office:value="265" table:style-name="ce1">
            <text:p>265</text:p>
          </table:table-cell>
          <table:table-cell table:number-columns-repeated="16382"/>
        </table:table-row>
        <table:table-row table:style-name="ro1">
          <table:table-cell office:value-type="date" office:date-value="2014-03-18T00:00:00" table:style-name="ce2">
            <text:p>18.03.2014</text:p>
          </table:table-cell>
          <table:table-cell office:value-type="float" office:value="256" table:style-name="ce1">
            <text:p>256</text:p>
          </table:table-cell>
          <table:table-cell table:number-columns-repeated="16382"/>
        </table:table-row>
        <table:table-row table:style-name="ro1">
          <table:table-cell office:value-type="date" office:date-value="2014-03-19T00:00:00" table:style-name="ce2">
            <text:p>19.03.2014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date" office:date-value="2014-03-20T00:00:00" table:style-name="ce2">
            <text:p>20.03.2014</text:p>
          </table:table-cell>
          <table:table-cell office:value-type="float" office:value="253" table:style-name="ce1">
            <text:p>253</text:p>
          </table:table-cell>
          <table:table-cell table:number-columns-repeated="16382"/>
        </table:table-row>
        <table:table-row table:style-name="ro1">
          <table:table-cell office:value-type="date" office:date-value="2014-03-21T00:00:00" table:style-name="ce2">
            <text:p>21.03.2014</text:p>
          </table:table-cell>
          <table:table-cell office:value-type="float" office:value="258" table:style-name="ce1">
            <text:p>258</text:p>
          </table:table-cell>
          <table:table-cell table:number-columns-repeated="16382"/>
        </table:table-row>
        <table:table-row table:style-name="ro1">
          <table:table-cell office:value-type="date" office:date-value="2014-03-22T00:00:00" table:style-name="ce2">
            <text:p>22.03.2014</text:p>
          </table:table-cell>
          <table:table-cell office:value-type="float" office:value="266" table:style-name="ce1">
            <text:p>266</text:p>
          </table:table-cell>
          <table:table-cell table:number-columns-repeated="16382"/>
        </table:table-row>
        <table:table-row table:style-name="ro1">
          <table:table-cell office:value-type="date" office:date-value="2014-03-23T00:00:00" table:style-name="ce2">
            <text:p>23.03.2014</text:p>
          </table:table-cell>
          <table:table-cell office:value-type="float" office:value="262" table:style-name="ce1">
            <text:p>262</text:p>
          </table:table-cell>
          <table:table-cell table:number-columns-repeated="16382"/>
        </table:table-row>
        <table:table-row table:style-name="ro1">
          <table:table-cell office:value-type="date" office:date-value="2014-03-24T00:00:00" table:style-name="ce2">
            <text:p>24.03.2014</text:p>
          </table:table-cell>
          <table:table-cell office:value-type="float" office:value="252" table:style-name="ce1">
            <text:p>252</text:p>
          </table:table-cell>
          <table:table-cell table:number-columns-repeated="16382"/>
        </table:table-row>
        <table:table-row table:style-name="ro1">
          <table:table-cell office:value-type="date" office:date-value="2014-03-25T00:00:00" table:style-name="ce2">
            <text:p>25.03.2014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4-03-26T00:00:00" table:style-name="ce2">
            <text:p>26.03.2014</text:p>
          </table:table-cell>
          <table:table-cell office:value-type="float" office:value="261" table:style-name="ce1">
            <text:p>261</text:p>
          </table:table-cell>
          <table:table-cell table:number-columns-repeated="16382"/>
        </table:table-row>
        <table:table-row table:style-name="ro1">
          <table:table-cell office:value-type="date" office:date-value="2014-03-27T00:00:00" table:style-name="ce2">
            <text:p>27.03.2014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date" office:date-value="2014-03-28T00:00:00" table:style-name="ce2">
            <text:p>28.03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3-29T00:00:00" table:style-name="ce2">
            <text:p>29.03.2014</text:p>
          </table:table-cell>
          <table:table-cell office:value-type="float" office:value="279" table:style-name="ce1">
            <text:p>279</text:p>
          </table:table-cell>
          <table:table-cell table:number-columns-repeated="16382"/>
        </table:table-row>
        <table:table-row table:style-name="ro1">
          <table:table-cell office:value-type="date" office:date-value="2014-03-30T00:00:00" table:style-name="ce2">
            <text:p>30.03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3-31T00:00:00" table:style-name="ce2">
            <text:p>31.03.2014</text:p>
          </table:table-cell>
          <table:table-cell office:value-type="float" office:value="268" table:style-name="ce1">
            <text:p>268</text:p>
          </table:table-cell>
          <table:table-cell table:number-columns-repeated="16382"/>
        </table:table-row>
        <table:table-row table:style-name="ro1">
          <table:table-cell office:value-type="date" office:date-value="2014-04-01T00:00:00" table:style-name="ce2">
            <text:p>01.04.2014</text:p>
          </table:table-cell>
          <table:table-cell office:value-type="float" office:value="271" table:style-name="ce1">
            <text:p>271</text:p>
          </table:table-cell>
          <table:table-cell table:number-columns-repeated="16382"/>
        </table:table-row>
        <table:table-row table:style-name="ro1">
          <table:table-cell office:value-type="date" office:date-value="2014-04-02T00:00:00" table:style-name="ce2">
            <text:p>02.04.2014</text:p>
          </table:table-cell>
          <table:table-cell office:value-type="float" office:value="269" table:style-name="ce1">
            <text:p>269</text:p>
          </table:table-cell>
          <table:table-cell table:number-columns-repeated="16382"/>
        </table:table-row>
        <table:table-row table:style-name="ro1">
          <table:table-cell office:value-type="date" office:date-value="2014-04-03T00:00:00" table:style-name="ce2">
            <text:p>03.04.2014</text:p>
          </table:table-cell>
          <table:table-cell office:value-type="float" office:value="262" table:style-name="ce1">
            <text:p>262</text:p>
          </table:table-cell>
          <table:table-cell table:number-columns-repeated="16382"/>
        </table:table-row>
        <table:table-row table:style-name="ro1">
          <table:table-cell office:value-type="date" office:date-value="2014-04-04T00:00:00" table:style-name="ce2">
            <text:p>04.04.2014</text:p>
          </table:table-cell>
          <table:table-cell office:value-type="float" office:value="266" table:style-name="ce1">
            <text:p>266</text:p>
          </table:table-cell>
          <table:table-cell table:number-columns-repeated="16382"/>
        </table:table-row>
        <table:table-row table:style-name="ro1">
          <table:table-cell office:value-type="date" office:date-value="2014-04-05T00:00:00" table:style-name="ce2">
            <text:p>05.04.2014</text:p>
          </table:table-cell>
          <table:table-cell office:value-type="float" office:value="269" table:style-name="ce1">
            <text:p>269</text:p>
          </table:table-cell>
          <table:table-cell table:number-columns-repeated="16382"/>
        </table:table-row>
        <table:table-row table:style-name="ro1">
          <table:table-cell office:value-type="date" office:date-value="2014-04-06T00:00:00" table:style-name="ce2">
            <text:p>06.04.2014</text:p>
          </table:table-cell>
          <table:table-cell office:value-type="float" office:value="273" table:style-name="ce1">
            <text:p>273</text:p>
          </table:table-cell>
          <table:table-cell table:number-columns-repeated="16382"/>
        </table:table-row>
        <table:table-row table:style-name="ro1">
          <table:table-cell office:value-type="date" office:date-value="2014-04-07T00:00:00" table:style-name="ce2">
            <text:p>07.04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4-08T00:00:00" table:style-name="ce2">
            <text:p>08.04.2014</text:p>
          </table:table-cell>
          <table:table-cell office:value-type="float" office:value="268" table:style-name="ce1">
            <text:p>268</text:p>
          </table:table-cell>
          <table:table-cell table:number-columns-repeated="16382"/>
        </table:table-row>
        <table:table-row table:style-name="ro1">
          <table:table-cell office:value-type="date" office:date-value="2014-04-09T00:00:00" table:style-name="ce2">
            <text:p>09.04.2014</text:p>
          </table:table-cell>
          <table:table-cell office:value-type="float" office:value="269" table:style-name="ce1">
            <text:p>269</text:p>
          </table:table-cell>
          <table:table-cell table:number-columns-repeated="16382"/>
        </table:table-row>
        <table:table-row table:style-name="ro1">
          <table:table-cell office:value-type="date" office:date-value="2014-04-10T00:00:00" table:style-name="ce2">
            <text:p>10.04.2014</text:p>
          </table:table-cell>
          <table:table-cell office:value-type="float" office:value="273" table:style-name="ce1">
            <text:p>273</text:p>
          </table:table-cell>
          <table:table-cell table:number-columns-repeated="16382"/>
        </table:table-row>
        <table:table-row table:style-name="ro1">
          <table:table-cell office:value-type="date" office:date-value="2014-04-11T00:00:00" table:style-name="ce2">
            <text:p>11.04.2014</text:p>
          </table:table-cell>
          <table:table-cell office:value-type="float" office:value="275" table:style-name="ce1">
            <text:p>275</text:p>
          </table:table-cell>
          <table:table-cell table:number-columns-repeated="16382"/>
        </table:table-row>
        <table:table-row table:style-name="ro1">
          <table:table-cell office:value-type="date" office:date-value="2014-04-12T00:00:00" table:style-name="ce2">
            <text:p>12.04.2014</text:p>
          </table:table-cell>
          <table:table-cell office:value-type="float" office:value="284" table:style-name="ce1">
            <text:p>284</text:p>
          </table:table-cell>
          <table:table-cell table:number-columns-repeated="16382"/>
        </table:table-row>
        <table:table-row table:style-name="ro1">
          <table:table-cell office:value-type="date" office:date-value="2014-04-13T00:00:00" table:style-name="ce2">
            <text:p>13.04.2014</text:p>
          </table:table-cell>
          <table:table-cell office:value-type="float" office:value="289" table:style-name="ce1">
            <text:p>289</text:p>
          </table:table-cell>
          <table:table-cell table:number-columns-repeated="16382"/>
        </table:table-row>
        <table:table-row table:style-name="ro1">
          <table:table-cell office:value-type="date" office:date-value="2014-04-14T00:00:00" table:style-name="ce2">
            <text:p>14.04.2014</text:p>
          </table:table-cell>
          <table:table-cell office:value-type="float" office:value="282" table:style-name="ce1">
            <text:p>282</text:p>
          </table:table-cell>
          <table:table-cell table:number-columns-repeated="16382"/>
        </table:table-row>
        <table:table-row table:style-name="ro1">
          <table:table-cell office:value-type="date" office:date-value="2014-04-15T00:00:00" table:style-name="ce2">
            <text:p>15.04.2014</text:p>
          </table:table-cell>
          <table:table-cell office:value-type="float" office:value="290" table:style-name="ce1">
            <text:p>290</text:p>
          </table:table-cell>
          <table:table-cell table:number-columns-repeated="16382"/>
        </table:table-row>
        <table:table-row table:style-name="ro1">
          <table:table-cell office:value-type="date" office:date-value="2014-04-16T00:00:00" table:style-name="ce2">
            <text:p>16.04.2014</text:p>
          </table:table-cell>
          <table:table-cell office:value-type="float" office:value="295" table:style-name="ce1">
            <text:p>295</text:p>
          </table:table-cell>
          <table:table-cell table:number-columns-repeated="16382"/>
        </table:table-row>
        <table:table-row table:style-name="ro1">
          <table:table-cell office:value-type="date" office:date-value="2014-04-17T00:00:00" table:style-name="ce2">
            <text:p>17.04.2014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1">
          <table:table-cell office:value-type="date" office:date-value="2014-04-18T00:00:00" table:style-name="ce2">
            <text:p>18.04.2014</text:p>
          </table:table-cell>
          <table:table-cell office:value-type="float" office:value="305" table:style-name="ce1">
            <text:p>305</text:p>
          </table:table-cell>
          <table:table-cell table:number-columns-repeated="16382"/>
        </table:table-row>
        <table:table-row table:style-name="ro1">
          <table:table-cell office:value-type="date" office:date-value="2014-04-19T00:00:00" table:style-name="ce2">
            <text:p>19.04.2014</text:p>
          </table:table-cell>
          <table:table-cell office:value-type="float" office:value="306" table:style-name="ce1">
            <text:p>306</text:p>
          </table:table-cell>
          <table:table-cell table:number-columns-repeated="16382"/>
        </table:table-row>
        <table:table-row table:style-name="ro1">
          <table:table-cell office:value-type="date" office:date-value="2014-04-20T00:00:00" table:style-name="ce2">
            <text:p>20.04.2014</text:p>
          </table:table-cell>
          <table:table-cell office:value-type="float" office:value="302" table:style-name="ce1">
            <text:p>302</text:p>
          </table:table-cell>
          <table:table-cell table:number-columns-repeated="16382"/>
        </table:table-row>
        <table:table-row table:style-name="ro1">
          <table:table-cell office:value-type="date" office:date-value="2014-04-21T00:00:00" table:style-name="ce2">
            <text:p>21.04.2014</text:p>
          </table:table-cell>
          <table:table-cell office:value-type="float" office:value="309" table:style-name="ce1">
            <text:p>309</text:p>
          </table:table-cell>
          <table:table-cell table:number-columns-repeated="16382"/>
        </table:table-row>
        <table:table-row table:style-name="ro1">
          <table:table-cell office:value-type="date" office:date-value="2014-04-22T00:00:00" table:style-name="ce2">
            <text:p>22.04.2014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date" office:date-value="2014-04-23T00:00:00" table:style-name="ce2">
            <text:p>23.04.2014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date" office:date-value="2014-04-24T00:00:00" table:style-name="ce2">
            <text:p>24.04.2014</text:p>
          </table:table-cell>
          <table:table-cell office:value-type="float" office:value="305" table:style-name="ce1">
            <text:p>305</text:p>
          </table:table-cell>
          <table:table-cell table:number-columns-repeated="16382"/>
        </table:table-row>
        <table:table-row table:style-name="ro1">
          <table:table-cell office:value-type="date" office:date-value="2014-04-25T00:00:00" table:style-name="ce2">
            <text:p>25.04.2014</text:p>
          </table:table-cell>
          <table:table-cell office:value-type="float" office:value="302" table:style-name="ce1">
            <text:p>302</text:p>
          </table:table-cell>
          <table:table-cell table:number-columns-repeated="16382"/>
        </table:table-row>
        <table:table-row table:style-name="ro1">
          <table:table-cell office:value-type="date" office:date-value="2014-04-26T00:00:00" table:style-name="ce2">
            <text:p>26.04.2014</text:p>
          </table:table-cell>
          <table:table-cell office:value-type="float" office:value="299" table:style-name="ce1">
            <text:p>299</text:p>
          </table:table-cell>
          <table:table-cell table:number-columns-repeated="16382"/>
        </table:table-row>
        <table:table-row table:style-name="ro1">
          <table:table-cell office:value-type="date" office:date-value="2014-04-27T00:00:00" table:style-name="ce2">
            <text:p>27.04.2014</text:p>
          </table:table-cell>
          <table:table-cell office:value-type="float" office:value="296" table:style-name="ce1">
            <text:p>296</text:p>
          </table:table-cell>
          <table:table-cell table:number-columns-repeated="16382"/>
        </table:table-row>
        <table:table-row table:style-name="ro1">
          <table:table-cell office:value-type="date" office:date-value="2014-04-28T00:00:00" table:style-name="ce2">
            <text:p>28.04.2014</text:p>
          </table:table-cell>
          <table:table-cell office:value-type="float" office:value="291" table:style-name="ce1">
            <text:p>291</text:p>
          </table:table-cell>
          <table:table-cell table:number-columns-repeated="16382"/>
        </table:table-row>
        <table:table-row table:style-name="ro1">
          <table:table-cell office:value-type="date" office:date-value="2014-04-29T00:00:00" table:style-name="ce2">
            <text:p>29.04.2014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1">
          <table:table-cell office:value-type="date" office:date-value="2014-04-30T00:00:00" table:style-name="ce2">
            <text:p>30.04.2014</text:p>
          </table:table-cell>
          <table:table-cell office:value-type="float" office:value="305" table:style-name="ce1">
            <text:p>305</text:p>
          </table:table-cell>
          <table:table-cell table:number-columns-repeated="16382"/>
        </table:table-row>
        <table:table-row table:style-name="ro1">
          <table:table-cell office:value-type="date" office:date-value="2014-05-01T00:00:00" table:style-name="ce2">
            <text:p>01.05.2014</text:p>
          </table:table-cell>
          <table:table-cell office:value-type="float" office:value="309" table:style-name="ce1">
            <text:p>309</text:p>
          </table:table-cell>
          <table:table-cell table:number-columns-repeated="16382"/>
        </table:table-row>
        <table:table-row table:style-name="ro1">
          <table:table-cell office:value-type="date" office:date-value="2014-05-02T00:00:00" table:style-name="ce2">
            <text:p>02.05.2014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date" office:date-value="2014-05-03T00:00:00" table:style-name="ce2">
            <text:p>03.05.2014</text:p>
          </table:table-cell>
          <table:table-cell office:value-type="float" office:value="303" table:style-name="ce1">
            <text:p>303</text:p>
          </table:table-cell>
          <table:table-cell table:number-columns-repeated="16382"/>
        </table:table-row>
        <table:table-row table:style-name="ro1">
          <table:table-cell office:value-type="date" office:date-value="2014-05-04T00:00:00" table:style-name="ce2">
            <text:p>04.05.2014</text:p>
          </table:table-cell>
          <table:table-cell office:value-type="float" office:value="305" table:style-name="ce1">
            <text:p>305</text:p>
          </table:table-cell>
          <table:table-cell table:number-columns-repeated="16382"/>
        </table:table-row>
        <table:table-row table:style-name="ro1">
          <table:table-cell office:value-type="date" office:date-value="2014-05-05T00:00:00" table:style-name="ce2">
            <text:p>05.05.2014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date" office:date-value="2014-05-06T00:00:00" table:style-name="ce2">
            <text:p>06.05.2014</text:p>
          </table:table-cell>
          <table:table-cell office:value-type="float" office:value="295" table:style-name="ce1">
            <text:p>295</text:p>
          </table:table-cell>
          <table:table-cell table:number-columns-repeated="16382"/>
        </table:table-row>
        <table:table-row table:style-name="ro1">
          <table:table-cell office:value-type="date" office:date-value="2014-05-07T00:00:00" table:style-name="ce2">
            <text:p>07.05.2014</text:p>
          </table:table-cell>
          <table:table-cell office:value-type="float" office:value="298" table:style-name="ce1">
            <text:p>298</text:p>
          </table:table-cell>
          <table:table-cell table:number-columns-repeated="16382"/>
        </table:table-row>
        <table:table-row table:style-name="ro1">
          <table:table-cell office:value-type="date" office:date-value="2014-05-08T00:00:00" table:style-name="ce2">
            <text:p>08.05.2014</text:p>
          </table:table-cell>
          <table:table-cell office:value-type="float" office:value="289" table:style-name="ce1">
            <text:p>289</text:p>
          </table:table-cell>
          <table:table-cell table:number-columns-repeated="16382"/>
        </table:table-row>
        <table:table-row table:style-name="ro1">
          <table:table-cell office:value-type="date" office:date-value="2014-05-09T00:00:00" table:style-name="ce2">
            <text:p>09.05.2014</text:p>
          </table:table-cell>
          <table:table-cell office:value-type="float" office:value="282" table:style-name="ce1">
            <text:p>282</text:p>
          </table:table-cell>
          <table:table-cell table:number-columns-repeated="16382"/>
        </table:table-row>
        <table:table-row table:style-name="ro1">
          <table:table-cell office:value-type="date" office:date-value="2014-05-10T00:00:00" table:style-name="ce2">
            <text:p>10.05.2014</text:p>
          </table:table-cell>
          <table:table-cell office:value-type="float" office:value="275" table:style-name="ce1">
            <text:p>275</text:p>
          </table:table-cell>
          <table:table-cell table:number-columns-repeated="16382"/>
        </table:table-row>
        <table:table-row table:style-name="ro1">
          <table:table-cell office:value-type="date" office:date-value="2014-05-11T00:00:00" table:style-name="ce2">
            <text:p>11.05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5-12T00:00:00" table:style-name="ce2">
            <text:p>12.05.2014</text:p>
          </table:table-cell>
          <table:table-cell office:value-type="float" office:value="275" table:style-name="ce1">
            <text:p>275</text:p>
          </table:table-cell>
          <table:table-cell table:number-columns-repeated="16382"/>
        </table:table-row>
        <table:table-row table:style-name="ro1">
          <table:table-cell office:value-type="date" office:date-value="2014-05-13T00:00:00" table:style-name="ce2">
            <text:p>13.05.2014</text:p>
          </table:table-cell>
          <table:table-cell office:value-type="float" office:value="277" table:style-name="ce1">
            <text:p>277</text:p>
          </table:table-cell>
          <table:table-cell table:number-columns-repeated="16382"/>
        </table:table-row>
        <table:table-row table:style-name="ro1">
          <table:table-cell office:value-type="date" office:date-value="2014-05-14T00:00:00" table:style-name="ce2">
            <text:p>14.05.2014</text:p>
          </table:table-cell>
          <table:table-cell office:value-type="float" office:value="283" table:style-name="ce1">
            <text:p>283</text:p>
          </table:table-cell>
          <table:table-cell table:number-columns-repeated="16382"/>
        </table:table-row>
        <table:table-row table:style-name="ro1">
          <table:table-cell office:value-type="date" office:date-value="2014-05-15T00:00:00" table:style-name="ce2">
            <text:p>15.05.2014</text:p>
          </table:table-cell>
          <table:table-cell office:value-type="float" office:value="281" table:style-name="ce1">
            <text:p>281</text:p>
          </table:table-cell>
          <table:table-cell table:number-columns-repeated="16382"/>
        </table:table-row>
        <table:table-row table:style-name="ro1">
          <table:table-cell office:value-type="date" office:date-value="2014-05-16T00:00:00" table:style-name="ce2">
            <text:p>16.05.2014</text:p>
          </table:table-cell>
          <table:table-cell office:value-type="float" office:value="279" table:style-name="ce1">
            <text:p>279</text:p>
          </table:table-cell>
          <table:table-cell table:number-columns-repeated="16382"/>
        </table:table-row>
        <table:table-row table:style-name="ro1">
          <table:table-cell office:value-type="date" office:date-value="2014-05-17T00:00:00" table:style-name="ce2">
            <text:p>17.05.2014</text:p>
          </table:table-cell>
          <table:table-cell office:value-type="float" office:value="274" table:style-name="ce1">
            <text:p>274</text:p>
          </table:table-cell>
          <table:table-cell table:number-columns-repeated="16382"/>
        </table:table-row>
        <table:table-row table:style-name="ro1">
          <table:table-cell office:value-type="date" office:date-value="2014-05-18T00:00:00" table:style-name="ce2">
            <text:p>18.05.2014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date" office:date-value="2014-05-19T00:00:00" table:style-name="ce2">
            <text:p>19.05.2014</text:p>
          </table:table-cell>
          <table:table-cell office:value-type="float" office:value="279" table:style-name="ce1">
            <text:p>279</text:p>
          </table:table-cell>
          <table:table-cell table:number-columns-repeated="16382"/>
        </table:table-row>
        <table:table-row table:style-name="ro1">
          <table:table-cell office:value-type="date" office:date-value="2014-05-20T00:00:00" table:style-name="ce2">
            <text:p>20.05.2014</text:p>
          </table:table-cell>
          <table:table-cell office:value-type="float" office:value="273" table:style-name="ce1">
            <text:p>273</text:p>
          </table:table-cell>
          <table:table-cell table:number-columns-repeated="16382"/>
        </table:table-row>
        <table:table-row table:style-name="ro1">
          <table:table-cell office:value-type="date" office:date-value="2014-05-21T00:00:00" table:style-name="ce2">
            <text:p>21.05.2014</text:p>
          </table:table-cell>
          <table:table-cell office:value-type="float" office:value="266" table:style-name="ce1">
            <text:p>266</text:p>
          </table:table-cell>
          <table:table-cell table:number-columns-repeated="16382"/>
        </table:table-row>
        <table:table-row table:style-name="ro1">
          <table:table-cell office:value-type="date" office:date-value="2014-05-22T00:00:00" table:style-name="ce2">
            <text:p>22.05.2014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4-05-23T00:00:00" table:style-name="ce2">
            <text:p>23.05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5-24T00:00:00" table:style-name="ce2">
            <text:p>24.05.2014</text:p>
          </table:table-cell>
          <table:table-cell office:value-type="float" office:value="266" table:style-name="ce1">
            <text:p>266</text:p>
          </table:table-cell>
          <table:table-cell table:number-columns-repeated="16382"/>
        </table:table-row>
        <table:table-row table:style-name="ro1">
          <table:table-cell office:value-type="date" office:date-value="2014-05-25T00:00:00" table:style-name="ce2">
            <text:p>25.05.2014</text:p>
          </table:table-cell>
          <table:table-cell office:value-type="float" office:value="267" table:style-name="ce1">
            <text:p>267</text:p>
          </table:table-cell>
          <table:table-cell table:number-columns-repeated="16382"/>
        </table:table-row>
        <table:table-row table:style-name="ro1">
          <table:table-cell office:value-type="date" office:date-value="2014-05-26T00:00:00" table:style-name="ce2">
            <text:p>26.05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5-27T00:00:00" table:style-name="ce2">
            <text:p>27.05.2014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date" office:date-value="2014-05-28T00:00:00" table:style-name="ce2">
            <text:p>28.05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5-29T00:00:00" table:style-name="ce2">
            <text:p>29.05.2014</text:p>
          </table:table-cell>
          <table:table-cell office:value-type="float" office:value="262" table:style-name="ce1">
            <text:p>262</text:p>
          </table:table-cell>
          <table:table-cell table:number-columns-repeated="16382"/>
        </table:table-row>
        <table:table-row table:style-name="ro1">
          <table:table-cell office:value-type="date" office:date-value="2014-05-30T00:00:00" table:style-name="ce2">
            <text:p>30.05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5-31T00:00:00" table:style-name="ce2">
            <text:p>31.05.2014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date" office:date-value="2014-06-01T00:00:00" table:style-name="ce2">
            <text:p>01.06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6-02T00:00:00" table:style-name="ce2">
            <text:p>02.06.2014</text:p>
          </table:table-cell>
          <table:table-cell office:value-type="float" office:value="281" table:style-name="ce1">
            <text:p>281</text:p>
          </table:table-cell>
          <table:table-cell table:number-columns-repeated="16382"/>
        </table:table-row>
        <table:table-row table:style-name="ro1">
          <table:table-cell office:value-type="date" office:date-value="2014-06-03T00:00:00" table:style-name="ce2">
            <text:p>03.06.2014</text:p>
          </table:table-cell>
          <table:table-cell office:value-type="float" office:value="281" table:style-name="ce1">
            <text:p>281</text:p>
          </table:table-cell>
          <table:table-cell table:number-columns-repeated="16382"/>
        </table:table-row>
        <table:table-row table:style-name="ro1">
          <table:table-cell office:value-type="date" office:date-value="2014-06-04T00:00:00" table:style-name="ce2">
            <text:p>04.06.2014</text:p>
          </table:table-cell>
          <table:table-cell office:value-type="float" office:value="271" table:style-name="ce1">
            <text:p>271</text:p>
          </table:table-cell>
          <table:table-cell table:number-columns-repeated="16382"/>
        </table:table-row>
        <table:table-row table:style-name="ro1">
          <table:table-cell office:value-type="date" office:date-value="2014-06-05T00:00:00" table:style-name="ce2">
            <text:p>05.06.2014</text:p>
          </table:table-cell>
          <table:table-cell office:value-type="float" office:value="273" table:style-name="ce1">
            <text:p>273</text:p>
          </table:table-cell>
          <table:table-cell table:number-columns-repeated="16382"/>
        </table:table-row>
        <table:table-row table:style-name="ro1">
          <table:table-cell office:value-type="date" office:date-value="2014-06-06T00:00:00" table:style-name="ce2">
            <text:p>06.06.2014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4-06-07T00:00:00" table:style-name="ce2">
            <text:p>07.06.2014</text:p>
          </table:table-cell>
          <table:table-cell office:value-type="float" office:value="266" table:style-name="ce1">
            <text:p>266</text:p>
          </table:table-cell>
          <table:table-cell table:number-columns-repeated="16382"/>
        </table:table-row>
        <table:table-row table:style-name="ro1">
          <table:table-cell office:value-type="date" office:date-value="2014-06-08T00:00:00" table:style-name="ce2">
            <text:p>08.06.2014</text:p>
          </table:table-cell>
          <table:table-cell office:value-type="float" office:value="266" table:style-name="ce1">
            <text:p>266</text:p>
          </table:table-cell>
          <table:table-cell table:number-columns-repeated="16382"/>
        </table:table-row>
        <table:table-row table:style-name="ro1">
          <table:table-cell office:value-type="date" office:date-value="2014-06-09T00:00:00" table:style-name="ce2">
            <text:p>09.06.2014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4-06-10T00:00:00" table:style-name="ce2">
            <text:p>10.06.2014</text:p>
          </table:table-cell>
          <table:table-cell office:value-type="float" office:value="268" table:style-name="ce1">
            <text:p>268</text:p>
          </table:table-cell>
          <table:table-cell table:number-columns-repeated="16382"/>
        </table:table-row>
        <table:table-row table:style-name="ro1">
          <table:table-cell office:value-type="date" office:date-value="2014-06-11T00:00:00" table:style-name="ce2">
            <text:p>11.06.2014</text:p>
          </table:table-cell>
          <table:table-cell office:value-type="float" office:value="262" table:style-name="ce1">
            <text:p>262</text:p>
          </table:table-cell>
          <table:table-cell table:number-columns-repeated="16382"/>
        </table:table-row>
        <table:table-row table:style-name="ro1">
          <table:table-cell office:value-type="date" office:date-value="2014-06-12T00:00:00" table:style-name="ce2">
            <text:p>12.06.2014</text:p>
          </table:table-cell>
          <table:table-cell office:value-type="float" office:value="255" table:style-name="ce1">
            <text:p>255</text:p>
          </table:table-cell>
          <table:table-cell table:number-columns-repeated="16382"/>
        </table:table-row>
        <table:table-row table:style-name="ro1">
          <table:table-cell office:value-type="date" office:date-value="2014-06-13T00:00:00" table:style-name="ce2">
            <text:p>13.06.2014</text:p>
          </table:table-cell>
          <table:table-cell office:value-type="float" office:value="246" table:style-name="ce1">
            <text:p>246</text:p>
          </table:table-cell>
          <table:table-cell table:number-columns-repeated="16382"/>
        </table:table-row>
        <table:table-row table:style-name="ro1">
          <table:table-cell office:value-type="date" office:date-value="2014-06-14T00:00:00" table:style-name="ce2">
            <text:p>14.06.2014</text:p>
          </table:table-cell>
          <table:table-cell office:value-type="float" office:value="249" table:style-name="ce1">
            <text:p>249</text:p>
          </table:table-cell>
          <table:table-cell table:number-columns-repeated="16382"/>
        </table:table-row>
        <table:table-row table:style-name="ro1">
          <table:table-cell office:value-type="date" office:date-value="2014-06-15T00:00:00" table:style-name="ce2">
            <text:p>15.06.2014</text:p>
          </table:table-cell>
          <table:table-cell office:value-type="float" office:value="259" table:style-name="ce1">
            <text:p>259</text:p>
          </table:table-cell>
          <table:table-cell table:number-columns-repeated="16382"/>
        </table:table-row>
        <table:table-row table:style-name="ro1">
          <table:table-cell office:value-type="date" office:date-value="2014-06-16T00:00:00" table:style-name="ce2">
            <text:p>16.06.2014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4-06-17T00:00:00" table:style-name="ce2">
            <text:p>17.06.2014</text:p>
          </table:table-cell>
          <table:table-cell office:value-type="float" office:value="251" table:style-name="ce1">
            <text:p>251</text:p>
          </table:table-cell>
          <table:table-cell table:number-columns-repeated="16382"/>
        </table:table-row>
        <table:table-row table:style-name="ro1">
          <table:table-cell office:value-type="date" office:date-value="2014-06-18T00:00:00" table:style-name="ce2">
            <text:p>18.06.2014</text:p>
          </table:table-cell>
          <table:table-cell office:value-type="float" office:value="247" table:style-name="ce1">
            <text:p>247</text:p>
          </table:table-cell>
          <table:table-cell table:number-columns-repeated="16382"/>
        </table:table-row>
        <table:table-row table:style-name="ro1">
          <table:table-cell office:value-type="date" office:date-value="2014-06-19T00:00:00" table:style-name="ce2">
            <text:p>19.06.2014</text:p>
          </table:table-cell>
          <table:table-cell office:value-type="float" office:value="239" table:style-name="ce1">
            <text:p>239</text:p>
          </table:table-cell>
          <table:table-cell table:number-columns-repeated="16382"/>
        </table:table-row>
        <table:table-row table:style-name="ro1">
          <table:table-cell office:value-type="date" office:date-value="2014-06-20T00:00:00" table:style-name="ce2">
            <text:p>20.06.2014</text:p>
          </table:table-cell>
          <table:table-cell office:value-type="float" office:value="248" table:style-name="ce1">
            <text:p>248</text:p>
          </table:table-cell>
          <table:table-cell table:number-columns-repeated="16382"/>
        </table:table-row>
        <table:table-row table:style-name="ro1">
          <table:table-cell office:value-type="date" office:date-value="2014-06-21T00:00:00" table:style-name="ce2">
            <text:p>21.06.2014</text:p>
          </table:table-cell>
          <table:table-cell office:value-type="float" office:value="243" table:style-name="ce1">
            <text:p>243</text:p>
          </table:table-cell>
          <table:table-cell table:number-columns-repeated="16382"/>
        </table:table-row>
        <table:table-row table:style-name="ro1">
          <table:table-cell office:value-type="date" office:date-value="2014-06-22T00:00:00" table:style-name="ce2">
            <text:p>22.06.2014</text:p>
          </table:table-cell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office:value-type="date" office:date-value="2014-06-23T00:00:00" table:style-name="ce2">
            <text:p>23.06.2014</text:p>
          </table:table-cell>
          <table:table-cell office:value-type="float" office:value="243" table:style-name="ce1">
            <text:p>243</text:p>
          </table:table-cell>
          <table:table-cell table:number-columns-repeated="16382"/>
        </table:table-row>
        <table:table-row table:style-name="ro1">
          <table:table-cell office:value-type="date" office:date-value="2014-06-24T00:00:00" table:style-name="ce2">
            <text:p>24.06.2014</text:p>
          </table:table-cell>
          <table:table-cell office:value-type="float" office:value="252" table:style-name="ce1">
            <text:p>252</text:p>
          </table:table-cell>
          <table:table-cell table:number-columns-repeated="16382"/>
        </table:table-row>
        <table:table-row table:style-name="ro1">
          <table:table-cell office:value-type="date" office:date-value="2014-06-25T00:00:00" table:style-name="ce2">
            <text:p>25.06.2014</text:p>
          </table:table-cell>
          <table:table-cell office:value-type="float" office:value="246" table:style-name="ce1">
            <text:p>246</text:p>
          </table:table-cell>
          <table:table-cell table:number-columns-repeated="16382"/>
        </table:table-row>
        <table:table-row table:style-name="ro1">
          <table:table-cell office:value-type="date" office:date-value="2014-06-26T00:00:00" table:style-name="ce2">
            <text:p>26.06.2014</text:p>
          </table:table-cell>
          <table:table-cell office:value-type="float" office:value="248" table:style-name="ce1">
            <text:p>248</text:p>
          </table:table-cell>
          <table:table-cell table:number-columns-repeated="16382"/>
        </table:table-row>
        <table:table-row table:style-name="ro1">
          <table:table-cell office:value-type="date" office:date-value="2014-06-27T00:00:00" table:style-name="ce2">
            <text:p>27.06.2014</text:p>
          </table:table-cell>
          <table:table-cell office:value-type="float" office:value="257" table:style-name="ce1">
            <text:p>257</text:p>
          </table:table-cell>
          <table:table-cell table:number-columns-repeated="16382"/>
        </table:table-row>
        <table:table-row table:style-name="ro1">
          <table:table-cell office:value-type="date" office:date-value="2014-06-28T00:00:00" table:style-name="ce2">
            <text:p>28.06.2014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date" office:date-value="2014-06-29T00:00:00" table:style-name="ce2">
            <text:p>29.06.2014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4-06-30T00:00:00" table:style-name="ce2">
            <text:p>30.06.2014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date" office:date-value="2014-07-01T00:00:00" table:style-name="ce2">
            <text:p>01.07.2014</text:p>
          </table:table-cell>
          <table:table-cell office:value-type="float" office:value="256" table:style-name="ce1">
            <text:p>256</text:p>
          </table:table-cell>
          <table:table-cell table:number-columns-repeated="16382"/>
        </table:table-row>
        <table:table-row table:style-name="ro1">
          <table:table-cell office:value-type="date" office:date-value="2014-07-02T00:00:00" table:style-name="ce2">
            <text:p>02.07.2014</text:p>
          </table:table-cell>
          <table:table-cell office:value-type="float" office:value="256" table:style-name="ce1">
            <text:p>256</text:p>
          </table:table-cell>
          <table:table-cell table:number-columns-repeated="16382"/>
        </table:table-row>
        <table:table-row table:style-name="ro1">
          <table:table-cell office:value-type="date" office:date-value="2014-07-03T00:00:00" table:style-name="ce2">
            <text:p>03.07.2014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4-07-04T00:00:00" table:style-name="ce2">
            <text:p>04.07.2014</text:p>
          </table:table-cell>
          <table:table-cell office:value-type="float" office:value="256" table:style-name="ce1">
            <text:p>256</text:p>
          </table:table-cell>
          <table:table-cell table:number-columns-repeated="16382"/>
        </table:table-row>
        <table:table-row table:style-name="ro1">
          <table:table-cell office:value-type="date" office:date-value="2014-07-05T00:00:00" table:style-name="ce2">
            <text:p>05.07.2014</text:p>
          </table:table-cell>
          <table:table-cell office:value-type="float" office:value="246" table:style-name="ce1">
            <text:p>246</text:p>
          </table:table-cell>
          <table:table-cell table:number-columns-repeated="16382"/>
        </table:table-row>
        <table:table-row table:style-name="ro1">
          <table:table-cell office:value-type="date" office:date-value="2014-07-06T00:00:00" table:style-name="ce2">
            <text:p>06.07.2014</text:p>
          </table:table-cell>
          <table:table-cell office:value-type="float" office:value="248" table:style-name="ce1">
            <text:p>248</text:p>
          </table:table-cell>
          <table:table-cell table:number-columns-repeated="16382"/>
        </table:table-row>
        <table:table-row table:style-name="ro1">
          <table:table-cell office:value-type="date" office:date-value="2014-07-07T00:00:00" table:style-name="ce2">
            <text:p>07.07.2014</text:p>
          </table:table-cell>
          <table:table-cell office:value-type="float" office:value="249" table:style-name="ce1">
            <text:p>249</text:p>
          </table:table-cell>
          <table:table-cell table:number-columns-repeated="16382"/>
        </table:table-row>
        <table:table-row table:style-name="ro1">
          <table:table-cell office:value-type="date" office:date-value="2014-07-08T00:00:00" table:style-name="ce2">
            <text:p>08.07.2014</text:p>
          </table:table-cell>
          <table:table-cell office:value-type="float" office:value="242" table:style-name="ce1">
            <text:p>242</text:p>
          </table:table-cell>
          <table:table-cell table:number-columns-repeated="16382"/>
        </table:table-row>
        <table:table-row table:style-name="ro1">
          <table:table-cell office:value-type="date" office:date-value="2014-07-09T00:00:00" table:style-name="ce2">
            <text:p>09.07.2014</text:p>
          </table:table-cell>
          <table:table-cell office:value-type="float" office:value="238" table:style-name="ce1">
            <text:p>238</text:p>
          </table:table-cell>
          <table:table-cell table:number-columns-repeated="16382"/>
        </table:table-row>
        <table:table-row table:style-name="ro1">
          <table:table-cell office:value-type="date" office:date-value="2014-07-10T00:00:00" table:style-name="ce2">
            <text:p>10.07.2014</text:p>
          </table:table-cell>
          <table:table-cell office:value-type="float" office:value="231" table:style-name="ce1">
            <text:p>231</text:p>
          </table:table-cell>
          <table:table-cell table:number-columns-repeated="16382"/>
        </table:table-row>
        <table:table-row table:style-name="ro1">
          <table:table-cell office:value-type="date" office:date-value="2014-07-11T00:00:00" table:style-name="ce2">
            <text:p>11.07.2014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1">
          <table:table-cell office:value-type="date" office:date-value="2014-07-12T00:00:00" table:style-name="ce2">
            <text:p>12.07.2014</text:p>
          </table:table-cell>
          <table:table-cell office:value-type="float" office:value="237" table:style-name="ce1">
            <text:p>237</text:p>
          </table:table-cell>
          <table:table-cell table:number-columns-repeated="16382"/>
        </table:table-row>
        <table:table-row table:style-name="ro1">
          <table:table-cell office:value-type="date" office:date-value="2014-07-13T00:00:00" table:style-name="ce2">
            <text:p>13.07.2014</text:p>
          </table:table-cell>
          <table:table-cell office:value-type="float" office:value="228" table:style-name="ce1">
            <text:p>228</text:p>
          </table:table-cell>
          <table:table-cell table:number-columns-repeated="16382"/>
        </table:table-row>
        <table:table-row table:style-name="ro1">
          <table:table-cell office:value-type="date" office:date-value="2014-07-14T00:00:00" table:style-name="ce2">
            <text:p>14.07.2014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1">
          <table:table-cell office:value-type="date" office:date-value="2014-07-15T00:00:00" table:style-name="ce2">
            <text:p>15.07.2014</text:p>
          </table:table-cell>
          <table:table-cell office:value-type="float" office:value="241" table:style-name="ce1">
            <text:p>241</text:p>
          </table:table-cell>
          <table:table-cell table:number-columns-repeated="16382"/>
        </table:table-row>
        <table:table-row table:style-name="ro1">
          <table:table-cell office:value-type="date" office:date-value="2014-07-16T00:00:00" table:style-name="ce2">
            <text:p>16.07.2014</text:p>
          </table:table-cell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office:value-type="date" office:date-value="2014-07-17T00:00:00" table:style-name="ce2">
            <text:p>17.07.2014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date" office:date-value="2014-07-18T00:00:00" table:style-name="ce2">
            <text:p>18.07.2014</text:p>
          </table:table-cell>
          <table:table-cell office:value-type="float" office:value="245" table:style-name="ce1">
            <text:p>245</text:p>
          </table:table-cell>
          <table:table-cell table:number-columns-repeated="16382"/>
        </table:table-row>
        <table:table-row table:style-name="ro1">
          <table:table-cell office:value-type="date" office:date-value="2014-07-19T00:00:00" table:style-name="ce2">
            <text:p>19.07.2014</text:p>
          </table:table-cell>
          <table:table-cell office:value-type="float" office:value="241" table:style-name="ce1">
            <text:p>241</text:p>
          </table:table-cell>
          <table:table-cell table:number-columns-repeated="16382"/>
        </table:table-row>
        <table:table-row table:style-name="ro1">
          <table:table-cell office:value-type="date" office:date-value="2014-07-20T00:00:00" table:style-name="ce2">
            <text:p>20.07.2014</text:p>
          </table:table-cell>
          <table:table-cell office:value-type="float" office:value="239" table:style-name="ce1">
            <text:p>239</text:p>
          </table:table-cell>
          <table:table-cell table:number-columns-repeated="16382"/>
        </table:table-row>
        <table:table-row table:style-name="ro1">
          <table:table-cell office:value-type="date" office:date-value="2014-07-21T00:00:00" table:style-name="ce2">
            <text:p>21.07.2014</text:p>
          </table:table-cell>
          <table:table-cell office:value-type="float" office:value="236" table:style-name="ce1">
            <text:p>236</text:p>
          </table:table-cell>
          <table:table-cell table:number-columns-repeated="16382"/>
        </table:table-row>
        <table:table-row table:style-name="ro1">
          <table:table-cell office:value-type="date" office:date-value="2014-07-22T00:00:00" table:style-name="ce2">
            <text:p>22.07.2014</text:p>
          </table:table-cell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office:value-type="date" office:date-value="2014-07-23T00:00:00" table:style-name="ce2">
            <text:p>23.07.2014</text:p>
          </table:table-cell>
          <table:table-cell office:value-type="float" office:value="248" table:style-name="ce1">
            <text:p>248</text:p>
          </table:table-cell>
          <table:table-cell table:number-columns-repeated="16382"/>
        </table:table-row>
        <table:table-row table:style-name="ro1">
          <table:table-cell office:value-type="date" office:date-value="2014-07-24T00:00:00" table:style-name="ce2">
            <text:p>24.07.2014</text:p>
          </table:table-cell>
          <table:table-cell office:value-type="float" office:value="243" table:style-name="ce1">
            <text:p>243</text:p>
          </table:table-cell>
          <table:table-cell table:number-columns-repeated="16382"/>
        </table:table-row>
        <table:table-row table:style-name="ro1">
          <table:table-cell office:value-type="date" office:date-value="2014-07-25T00:00:00" table:style-name="ce2">
            <text:p>25.07.2014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date" office:date-value="2014-07-26T00:00:00" table:style-name="ce2">
            <text:p>26.07.2014</text:p>
          </table:table-cell>
          <table:table-cell office:value-type="float" office:value="256" table:style-name="ce1">
            <text:p>256</text:p>
          </table:table-cell>
          <table:table-cell table:number-columns-repeated="16382"/>
        </table:table-row>
        <table:table-row table:style-name="ro1">
          <table:table-cell office:value-type="date" office:date-value="2014-07-27T00:00:00" table:style-name="ce2">
            <text:p>27.07.2014</text:p>
          </table:table-cell>
          <table:table-cell office:value-type="float" office:value="260" table:style-name="ce1">
            <text:p>260</text:p>
          </table:table-cell>
          <table:table-cell table:number-columns-repeated="16382"/>
        </table:table-row>
        <table:table-row table:style-name="ro1">
          <table:table-cell office:value-type="date" office:date-value="2014-07-28T00:00:00" table:style-name="ce2">
            <text:p>28.07.2014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date" office:date-value="2014-07-29T00:00:00" table:style-name="ce2">
            <text:p>29.07.2014</text:p>
          </table:table-cell>
          <table:table-cell office:value-type="float" office:value="256" table:style-name="ce1">
            <text:p>256</text:p>
          </table:table-cell>
          <table:table-cell table:number-columns-repeated="16382"/>
        </table:table-row>
        <table:table-row table:style-name="ro1">
          <table:table-cell office:value-type="date" office:date-value="2014-07-30T00:00:00" table:style-name="ce2">
            <text:p>30.07.2014</text:p>
          </table:table-cell>
          <table:table-cell office:value-type="float" office:value="252" table:style-name="ce1">
            <text:p>252</text:p>
          </table:table-cell>
          <table:table-cell table:number-columns-repeated="16382"/>
        </table:table-row>
        <table:table-row table:style-name="ro1">
          <table:table-cell office:value-type="date" office:date-value="2014-07-31T00:00:00" table:style-name="ce2">
            <text:p>31.07.2014</text:p>
          </table:table-cell>
          <table:table-cell office:value-type="float" office:value="242" table:style-name="ce1">
            <text:p>242</text:p>
          </table:table-cell>
          <table:table-cell table:number-columns-repeated="16382"/>
        </table:table-row>
        <table:table-row table:style-name="ro1">
          <table:table-cell office:value-type="date" office:date-value="2014-08-01T00:00:00" table:style-name="ce2">
            <text:p>01.08.2014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date" office:date-value="2014-08-02T00:00:00" table:style-name="ce2">
            <text:p>02.08.2014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4-08-03T00:00:00" table:style-name="ce2">
            <text:p>03.08.2014</text:p>
          </table:table-cell>
          <table:table-cell office:value-type="float" office:value="259" table:style-name="ce1">
            <text:p>259</text:p>
          </table:table-cell>
          <table:table-cell table:number-columns-repeated="16382"/>
        </table:table-row>
        <table:table-row table:style-name="ro1">
          <table:table-cell office:value-type="date" office:date-value="2014-08-04T00:00:00" table:style-name="ce2">
            <text:p>04.08.2014</text:p>
          </table:table-cell>
          <table:table-cell office:value-type="float" office:value="253" table:style-name="ce1">
            <text:p>253</text:p>
          </table:table-cell>
          <table:table-cell table:number-columns-repeated="16382"/>
        </table:table-row>
        <table:table-row table:style-name="ro1">
          <table:table-cell office:value-type="date" office:date-value="2014-08-05T00:00:00" table:style-name="ce2">
            <text:p>05.08.2014</text:p>
          </table:table-cell>
          <table:table-cell office:value-type="float" office:value="253" table:style-name="ce1">
            <text:p>253</text:p>
          </table:table-cell>
          <table:table-cell table:number-columns-repeated="16382"/>
        </table:table-row>
        <table:table-row table:style-name="ro1">
          <table:table-cell office:value-type="date" office:date-value="2014-08-06T00:00:00" table:style-name="ce2">
            <text:p>06.08.2014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date" office:date-value="2014-08-07T00:00:00" table:style-name="ce2">
            <text:p>07.08.2014</text:p>
          </table:table-cell>
          <table:table-cell office:value-type="float" office:value="260" table:style-name="ce1">
            <text:p>260</text:p>
          </table:table-cell>
          <table:table-cell table:number-columns-repeated="16382"/>
        </table:table-row>
        <table:table-row table:style-name="ro1">
          <table:table-cell office:value-type="date" office:date-value="2014-08-08T00:00:00" table:style-name="ce2">
            <text:p>08.08.2014</text:p>
          </table:table-cell>
          <table:table-cell office:value-type="float" office:value="255" table:style-name="ce1">
            <text:p>255</text:p>
          </table:table-cell>
          <table:table-cell table:number-columns-repeated="16382"/>
        </table:table-row>
        <table:table-row table:style-name="ro1">
          <table:table-cell office:value-type="date" office:date-value="2014-08-09T00:00:00" table:style-name="ce2">
            <text:p>09.08.2014</text:p>
          </table:table-cell>
          <table:table-cell office:value-type="float" office:value="247" table:style-name="ce1">
            <text:p>247</text:p>
          </table:table-cell>
          <table:table-cell table:number-columns-repeated="16382"/>
        </table:table-row>
        <table:table-row table:style-name="ro1">
          <table:table-cell office:value-type="date" office:date-value="2014-08-10T00:00:00" table:style-name="ce2">
            <text:p>10.08.2014</text:p>
          </table:table-cell>
          <table:table-cell office:value-type="float" office:value="241" table:style-name="ce1">
            <text:p>241</text:p>
          </table:table-cell>
          <table:table-cell table:number-columns-repeated="16382"/>
        </table:table-row>
        <table:table-row table:style-name="ro1">
          <table:table-cell office:value-type="date" office:date-value="2014-08-11T00:00:00" table:style-name="ce2">
            <text:p>11.08.2014</text:p>
          </table:table-cell>
          <table:table-cell office:value-type="float" office:value="249" table:style-name="ce1">
            <text:p>249</text:p>
          </table:table-cell>
          <table:table-cell table:number-columns-repeated="16382"/>
        </table:table-row>
        <table:table-row table:style-name="ro1">
          <table:table-cell office:value-type="date" office:date-value="2014-08-12T00:00:00" table:style-name="ce2">
            <text:p>12.08.2014</text:p>
          </table:table-cell>
          <table:table-cell office:value-type="float" office:value="259" table:style-name="ce1">
            <text:p>259</text:p>
          </table:table-cell>
          <table:table-cell table:number-columns-repeated="16382"/>
        </table:table-row>
        <table:table-row table:style-name="ro1">
          <table:table-cell office:value-type="date" office:date-value="2014-08-13T00:00:00" table:style-name="ce2">
            <text:p>13.08.2014</text:p>
          </table:table-cell>
          <table:table-cell office:value-type="float" office:value="257" table:style-name="ce1">
            <text:p>257</text:p>
          </table:table-cell>
          <table:table-cell table:number-columns-repeated="16382"/>
        </table:table-row>
        <table:table-row table:style-name="ro1">
          <table:table-cell office:value-type="date" office:date-value="2014-08-14T00:00:00" table:style-name="ce2">
            <text:p>14.08.2014</text:p>
          </table:table-cell>
          <table:table-cell office:value-type="float" office:value="259" table:style-name="ce1">
            <text:p>259</text:p>
          </table:table-cell>
          <table:table-cell table:number-columns-repeated="16382"/>
        </table:table-row>
        <table:table-row table:style-name="ro1">
          <table:table-cell office:value-type="date" office:date-value="2014-08-15T00:00:00" table:style-name="ce2">
            <text:p>15.08.2014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date" office:date-value="2014-08-16T00:00:00" table:style-name="ce2">
            <text:p>16.08.2014</text:p>
          </table:table-cell>
          <table:table-cell office:value-type="float" office:value="253" table:style-name="ce1">
            <text:p>253</text:p>
          </table:table-cell>
          <table:table-cell table:number-columns-repeated="16382"/>
        </table:table-row>
        <table:table-row table:style-name="ro1">
          <table:table-cell office:value-type="date" office:date-value="2014-08-17T00:00:00" table:style-name="ce2">
            <text:p>17.08.2014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date" office:date-value="2014-08-18T00:00:00" table:style-name="ce2">
            <text:p>18.08.2014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4-08-19T00:00:00" table:style-name="ce2">
            <text:p>19.08.2014</text:p>
          </table:table-cell>
          <table:table-cell office:value-type="float" office:value="271" table:style-name="ce1">
            <text:p>271</text:p>
          </table:table-cell>
          <table:table-cell table:number-columns-repeated="16382"/>
        </table:table-row>
        <table:table-row table:style-name="ro1">
          <table:table-cell office:value-type="date" office:date-value="2014-08-20T00:00:00" table:style-name="ce2">
            <text:p>20.08.2014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4-08-21T00:00:00" table:style-name="ce2">
            <text:p>21.08.2014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4-08-22T00:00:00" table:style-name="ce2">
            <text:p>22.08.2014</text:p>
          </table:table-cell>
          <table:table-cell office:value-type="float" office:value="262" table:style-name="ce1">
            <text:p>262</text:p>
          </table:table-cell>
          <table:table-cell table:number-columns-repeated="16382"/>
        </table:table-row>
        <table:table-row table:style-name="ro1">
          <table:table-cell office:value-type="date" office:date-value="2014-08-23T00:00:00" table:style-name="ce2">
            <text:p>23.08.2014</text:p>
          </table:table-cell>
          <table:table-cell office:value-type="float" office:value="269" table:style-name="ce1">
            <text:p>269</text:p>
          </table:table-cell>
          <table:table-cell table:number-columns-repeated="16382"/>
        </table:table-row>
        <table:table-row table:style-name="ro1">
          <table:table-cell office:value-type="date" office:date-value="2014-08-24T00:00:00" table:style-name="ce2">
            <text:p>24.08.2014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date" office:date-value="2014-08-25T00:00:00" table:style-name="ce2">
            <text:p>25.08.2014</text:p>
          </table:table-cell>
          <table:table-cell office:value-type="float" office:value="267" table:style-name="ce1">
            <text:p>267</text:p>
          </table:table-cell>
          <table:table-cell table:number-columns-repeated="16382"/>
        </table:table-row>
        <table:table-row table:style-name="ro1">
          <table:table-cell office:value-type="date" office:date-value="2014-08-26T00:00:00" table:style-name="ce2">
            <text:p>26.08.2014</text:p>
          </table:table-cell>
          <table:table-cell office:value-type="float" office:value="261" table:style-name="ce1">
            <text:p>261</text:p>
          </table:table-cell>
          <table:table-cell table:number-columns-repeated="16382"/>
        </table:table-row>
        <table:table-row table:style-name="ro1">
          <table:table-cell office:value-type="date" office:date-value="2014-08-27T00:00:00" table:style-name="ce2">
            <text:p>27.08.2014</text:p>
          </table:table-cell>
          <table:table-cell office:value-type="float" office:value="261" table:style-name="ce1">
            <text:p>261</text:p>
          </table:table-cell>
          <table:table-cell table:number-columns-repeated="16382"/>
        </table:table-row>
        <table:table-row table:style-name="ro1">
          <table:table-cell office:value-type="date" office:date-value="2014-08-28T00:00:00" table:style-name="ce2">
            <text:p>28.08.2014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4-08-29T00:00:00" table:style-name="ce2">
            <text:p>29.08.2014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4-08-30T00:00:00" table:style-name="ce2">
            <text:p>30.08.2014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date" office:date-value="2014-08-31T00:00:00" table:style-name="ce2">
            <text:p>31.08.2014</text:p>
          </table:table-cell>
          <table:table-cell office:value-type="float" office:value="268" table:style-name="ce1">
            <text:p>268</text:p>
          </table:table-cell>
          <table:table-cell table:number-columns-repeated="16382"/>
        </table:table-row>
        <table:table-row table:style-name="ro1">
          <table:table-cell office:value-type="date" office:date-value="2014-09-01T00:00:00" table:style-name="ce2">
            <text:p>01.09.2014</text:p>
          </table:table-cell>
          <table:table-cell office:value-type="float" office:value="276" table:style-name="ce1">
            <text:p>276</text:p>
          </table:table-cell>
          <table:table-cell table:number-columns-repeated="16382"/>
        </table:table-row>
        <table:table-row table:style-name="ro1">
          <table:table-cell office:value-type="date" office:date-value="2014-09-02T00:00:00" table:style-name="ce2">
            <text:p>02.09.2014</text:p>
          </table:table-cell>
          <table:table-cell office:value-type="float" office:value="282" table:style-name="ce1">
            <text:p>282</text:p>
          </table:table-cell>
          <table:table-cell table:number-columns-repeated="16382"/>
        </table:table-row>
        <table:table-row table:style-name="ro1">
          <table:table-cell office:value-type="date" office:date-value="2014-09-03T00:00:00" table:style-name="ce2">
            <text:p>03.09.2014</text:p>
          </table:table-cell>
          <table:table-cell office:value-type="float" office:value="292" table:style-name="ce1">
            <text:p>292</text:p>
          </table:table-cell>
          <table:table-cell table:number-columns-repeated="16382"/>
        </table:table-row>
        <table:table-row table:style-name="ro1">
          <table:table-cell office:value-type="date" office:date-value="2014-09-04T00:00:00" table:style-name="ce2">
            <text:p>04.09.2014</text:p>
          </table:table-cell>
          <table:table-cell office:value-type="float" office:value="292" table:style-name="ce1">
            <text:p>292</text:p>
          </table:table-cell>
          <table:table-cell table:number-columns-repeated="16382"/>
        </table:table-row>
        <table:table-row table:style-name="ro1">
          <table:table-cell office:value-type="date" office:date-value="2014-09-05T00:00:00" table:style-name="ce2">
            <text:p>05.09.2014</text:p>
          </table:table-cell>
          <table:table-cell office:value-type="float" office:value="298" table:style-name="ce1">
            <text:p>298</text:p>
          </table:table-cell>
          <table:table-cell table:number-columns-repeated="16382"/>
        </table:table-row>
        <table:table-row table:style-name="ro1">
          <table:table-cell office:value-type="date" office:date-value="2014-09-06T00:00:00" table:style-name="ce2">
            <text:p>06.09.2014</text:p>
          </table:table-cell>
          <table:table-cell office:value-type="float" office:value="303" table:style-name="ce1">
            <text:p>303</text:p>
          </table:table-cell>
          <table:table-cell table:number-columns-repeated="16382"/>
        </table:table-row>
        <table:table-row table:style-name="ro1">
          <table:table-cell office:value-type="date" office:date-value="2014-09-07T00:00:00" table:style-name="ce2">
            <text:p>07.09.2014</text:p>
          </table:table-cell>
          <table:table-cell office:value-type="float" office:value="303" table:style-name="ce1">
            <text:p>303</text:p>
          </table:table-cell>
          <table:table-cell table:number-columns-repeated="16382"/>
        </table:table-row>
        <table:table-row table:style-name="ro1">
          <table:table-cell office:value-type="date" office:date-value="2014-09-08T00:00:00" table:style-name="ce2">
            <text:p>08.09.2014</text:p>
          </table:table-cell>
          <table:table-cell office:value-type="float" office:value="298" table:style-name="ce1">
            <text:p>298</text:p>
          </table:table-cell>
          <table:table-cell table:number-columns-repeated="16382"/>
        </table:table-row>
        <table:table-row table:style-name="ro1">
          <table:table-cell office:value-type="date" office:date-value="2014-09-09T00:00:00" table:style-name="ce2">
            <text:p>09.09.2014</text:p>
          </table:table-cell>
          <table:table-cell office:value-type="float" office:value="298" table:style-name="ce1">
            <text:p>298</text:p>
          </table:table-cell>
          <table:table-cell table:number-columns-repeated="16382"/>
        </table:table-row>
        <table:table-row table:style-name="ro1">
          <table:table-cell office:value-type="date" office:date-value="2014-09-10T00:00:00" table:style-name="ce2">
            <text:p>10.09.2014</text:p>
          </table:table-cell>
          <table:table-cell office:value-type="float" office:value="296" table:style-name="ce1">
            <text:p>296</text:p>
          </table:table-cell>
          <table:table-cell table:number-columns-repeated="16382"/>
        </table:table-row>
        <table:table-row table:style-name="ro1">
          <table:table-cell office:value-type="date" office:date-value="2014-09-11T00:00:00" table:style-name="ce2">
            <text:p>11.09.2014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1">
          <table:table-cell office:value-type="date" office:date-value="2014-09-12T00:00:00" table:style-name="ce2">
            <text:p>12.09.2014</text:p>
          </table:table-cell>
          <table:table-cell office:value-type="float" office:value="305" table:style-name="ce1">
            <text:p>305</text:p>
          </table:table-cell>
          <table:table-cell table:number-columns-repeated="16382"/>
        </table:table-row>
        <table:table-row table:style-name="ro1">
          <table:table-cell office:value-type="date" office:date-value="2014-09-13T00:00:00" table:style-name="ce2">
            <text:p>13.09.2014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date" office:date-value="2014-09-14T00:00:00" table:style-name="ce2">
            <text:p>14.09.2014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date" office:date-value="2014-09-15T00:00:00" table:style-name="ce2">
            <text:p>15.09.2014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date" office:date-value="2014-09-16T00:00:00" table:style-name="ce2">
            <text:p>16.09.2014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date" office:date-value="2014-09-17T00:00:00" table:style-name="ce2">
            <text:p>17.09.2014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date" office:date-value="2014-09-18T00:00:00" table:style-name="ce2">
            <text:p>18.09.2014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date" office:date-value="2014-09-19T00:00:00" table:style-name="ce2">
            <text:p>19.09.2014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date" office:date-value="2014-09-20T00:00:00" table:style-name="ce2">
            <text:p>20.09.2014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date" office:date-value="2014-09-21T00:00:00" table:style-name="ce2">
            <text:p>21.09.2014</text:p>
          </table:table-cell>
          <table:table-cell office:value-type="float" office:value="345" table:style-name="ce1">
            <text:p>345</text:p>
          </table:table-cell>
          <table:table-cell table:number-columns-repeated="16382"/>
        </table:table-row>
        <table:table-row table:style-name="ro1">
          <table:table-cell office:value-type="date" office:date-value="2014-09-22T00:00:00" table:style-name="ce2">
            <text:p>22.09.2014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date" office:date-value="2014-09-23T00:00:00" table:style-name="ce2">
            <text:p>23.09.2014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date" office:date-value="2014-09-24T00:00:00" table:style-name="ce2">
            <text:p>24.09.2014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date" office:date-value="2014-09-25T00:00:00" table:style-name="ce2">
            <text:p>25.09.2014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date" office:date-value="2014-09-26T00:00:00" table:style-name="ce2">
            <text:p>26.09.2014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date" office:date-value="2014-09-27T00:00:00" table:style-name="ce2">
            <text:p>27.09.2014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date" office:date-value="2014-09-28T00:00:00" table:style-name="ce2">
            <text:p>28.09.2014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date" office:date-value="2014-09-29T00:00:00" table:style-name="ce2">
            <text:p>29.09.2014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date" office:date-value="2014-09-30T00:00:00" table:style-name="ce2">
            <text:p>30.09.2014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date" office:date-value="2014-10-01T00:00:00" table:style-name="ce2">
            <text:p>01.10.2014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date" office:date-value="2014-10-02T00:00:00" table:style-name="ce2">
            <text:p>02.10.2014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date" office:date-value="2014-10-03T00:00:00" table:style-name="ce2">
            <text:p>03.10.2014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date" office:date-value="2014-10-04T00:00:00" table:style-name="ce2">
            <text:p>04.10.2014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date" office:date-value="2014-10-05T00:00:00" table:style-name="ce2">
            <text:p>05.10.2014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date" office:date-value="2014-10-06T00:00:00" table:style-name="ce2">
            <text:p>06.10.2014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date" office:date-value="2014-10-07T00:00:00" table:style-name="ce2">
            <text:p>07.10.2014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date" office:date-value="2014-10-08T00:00:00" table:style-name="ce2">
            <text:p>08.10.2014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date" office:date-value="2014-10-09T00:00:00" table:style-name="ce2">
            <text:p>09.10.2014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date" office:date-value="2014-10-10T00:00:00" table:style-name="ce2">
            <text:p>10.10.2014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date" office:date-value="2014-10-11T00:00:00" table:style-name="ce2">
            <text:p>11.10.2014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date" office:date-value="2014-10-12T00:00:00" table:style-name="ce2">
            <text:p>12.10.2014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date" office:date-value="2014-10-13T00:00:00" table:style-name="ce2">
            <text:p>13.10.2014</text:p>
          </table:table-cell>
          <table:table-cell office:value-type="float" office:value="345" table:style-name="ce1">
            <text:p>345</text:p>
          </table:table-cell>
          <table:table-cell table:number-columns-repeated="16382"/>
        </table:table-row>
        <table:table-row table:style-name="ro1">
          <table:table-cell office:value-type="date" office:date-value="2014-10-14T00:00:00" table:style-name="ce2">
            <text:p>14.10.2014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date" office:date-value="2014-10-15T00:00:00" table:style-name="ce2">
            <text:p>15.10.2014</text:p>
          </table:table-cell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 office:value-type="date" office:date-value="2014-10-16T00:00:00" table:style-name="ce2">
            <text:p>16.10.2014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date" office:date-value="2014-10-17T00:00:00" table:style-name="ce2">
            <text:p>17.10.2014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date" office:date-value="2014-10-18T00:00:00" table:style-name="ce2">
            <text:p>18.10.2014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date" office:date-value="2014-10-19T00:00:00" table:style-name="ce2">
            <text:p>19.10.2014</text:p>
          </table:table-cell>
          <table:table-cell office:value-type="float" office:value="347" table:style-name="ce1">
            <text:p>347</text:p>
          </table:table-cell>
          <table:table-cell table:number-columns-repeated="16382"/>
        </table:table-row>
        <table:table-row table:style-name="ro1">
          <table:table-cell office:value-type="date" office:date-value="2014-10-20T00:00:00" table:style-name="ce2">
            <text:p>20.10.2014</text:p>
          </table:table-cell>
          <table:table-cell office:value-type="float" office:value="347" table:style-name="ce1">
            <text:p>347</text:p>
          </table:table-cell>
          <table:table-cell table:number-columns-repeated="16382"/>
        </table:table-row>
        <table:table-row table:style-name="ro1">
          <table:table-cell office:value-type="date" office:date-value="2014-10-21T00:00:00" table:style-name="ce2">
            <text:p>21.10.2014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date" office:date-value="2014-10-22T00:00:00" table:style-name="ce2">
            <text:p>22.10.2014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date" office:date-value="2014-10-23T00:00:00" table:style-name="ce2">
            <text:p>23.10.2014</text:p>
          </table:table-cell>
          <table:table-cell office:value-type="float" office:value="345" table:style-name="ce1">
            <text:p>345</text:p>
          </table:table-cell>
          <table:table-cell table:number-columns-repeated="16382"/>
        </table:table-row>
        <table:table-row table:style-name="ro1">
          <table:table-cell office:value-type="date" office:date-value="2014-10-24T00:00:00" table:style-name="ce2">
            <text:p>24.10.2014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date" office:date-value="2014-10-25T00:00:00" table:style-name="ce2">
            <text:p>25.10.2014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date" office:date-value="2014-10-26T00:00:00" table:style-name="ce2">
            <text:p>26.10.2014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date" office:date-value="2014-10-27T00:00:00" table:style-name="ce2">
            <text:p>27.10.2014</text:p>
          </table:table-cell>
          <table:table-cell office:value-type="float" office:value="354" table:style-name="ce1">
            <text:p>354</text:p>
          </table:table-cell>
          <table:table-cell table:number-columns-repeated="16382"/>
        </table:table-row>
        <table:table-row table:style-name="ro1">
          <table:table-cell office:value-type="date" office:date-value="2014-10-28T00:00:00" table:style-name="ce2">
            <text:p>28.10.2014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date" office:date-value="2014-10-29T00:00:00" table:style-name="ce2">
            <text:p>29.10.2014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date" office:date-value="2014-10-30T00:00:00" table:style-name="ce2">
            <text:p>30.10.2014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date" office:date-value="2014-10-31T00:00:00" table:style-name="ce2">
            <text:p>31.10.2014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date" office:date-value="2014-11-01T00:00:00" table:style-name="ce2">
            <text:p>01.11.2014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date" office:date-value="2014-11-02T00:00:00" table:style-name="ce2">
            <text:p>02.11.2014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date" office:date-value="2014-11-03T00:00:00" table:style-name="ce2">
            <text:p>03.11.2014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date" office:date-value="2014-11-04T00:00:00" table:style-name="ce2">
            <text:p>04.11.2014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date" office:date-value="2014-11-05T00:00:00" table:style-name="ce2">
            <text:p>05.11.2014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date" office:date-value="2014-11-06T00:00:00" table:style-name="ce2">
            <text:p>06.11.2014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date" office:date-value="2014-11-07T00:00:00" table:style-name="ce2">
            <text:p>07.11.2014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date" office:date-value="2014-11-08T00:00:00" table:style-name="ce2">
            <text:p>08.11.2014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date" office:date-value="2014-11-09T00:00:00" table:style-name="ce2">
            <text:p>09.11.2014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date" office:date-value="2014-11-10T00:00:00" table:style-name="ce2">
            <text:p>10.11.2014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date" office:date-value="2014-11-11T00:00:00" table:style-name="ce2">
            <text:p>11.11.2014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date" office:date-value="2014-11-12T00:00:00" table:style-name="ce2">
            <text:p>12.11.2014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1">
          <table:table-cell office:value-type="date" office:date-value="2014-11-13T00:00:00" table:style-name="ce2">
            <text:p>13.11.2014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date" office:date-value="2014-11-14T00:00:00" table:style-name="ce2">
            <text:p>14.11.2014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date" office:date-value="2014-11-15T00:00:00" table:style-name="ce2">
            <text:p>15.11.2014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date" office:date-value="2014-11-16T00:00:00" table:style-name="ce2">
            <text:p>16.11.2014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date" office:date-value="2014-11-17T00:00:00" table:style-name="ce2">
            <text:p>17.11.2014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date" office:date-value="2014-11-18T00:00:00" table:style-name="ce2">
            <text:p>18.11.2014</text:p>
          </table:table-cell>
          <table:table-cell office:value-type="float" office:value="339" table:style-name="ce1">
            <text:p>339</text:p>
          </table:table-cell>
          <table:table-cell table:number-columns-repeated="16382"/>
        </table:table-row>
        <table:table-row table:style-name="ro1">
          <table:table-cell office:value-type="date" office:date-value="2014-11-19T00:00:00" table:style-name="ce2">
            <text:p>19.11.2014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date" office:date-value="2014-11-20T00:00:00" table:style-name="ce2">
            <text:p>20.11.2014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date" office:date-value="2014-11-21T00:00:00" table:style-name="ce2">
            <text:p>21.11.2014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date" office:date-value="2014-11-22T00:00:00" table:style-name="ce2">
            <text:p>22.11.2014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date" office:date-value="2014-11-23T00:00:00" table:style-name="ce2">
            <text:p>23.11.2014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date" office:date-value="2014-11-24T00:00:00" table:style-name="ce2">
            <text:p>24.11.2014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date" office:date-value="2014-11-25T00:00:00" table:style-name="ce2">
            <text:p>25.11.2014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date" office:date-value="2014-11-26T00:00:00" table:style-name="ce2">
            <text:p>26.11.2014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date" office:date-value="2014-11-27T00:00:00" table:style-name="ce2">
            <text:p>27.11.2014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1">
          <table:table-cell office:value-type="date" office:date-value="2014-11-28T00:00:00" table:style-name="ce2">
            <text:p>28.11.2014</text:p>
          </table:table-cell>
          <table:table-cell office:value-type="float" office:value="305" table:style-name="ce1">
            <text:p>305</text:p>
          </table:table-cell>
          <table:table-cell table:number-columns-repeated="16382"/>
        </table:table-row>
        <table:table-row table:style-name="ro1">
          <table:table-cell office:value-type="date" office:date-value="2014-11-29T00:00:00" table:style-name="ce2">
            <text:p>29.11.2014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date" office:date-value="2014-11-30T00:00:00" table:style-name="ce2">
            <text:p>30.11.2014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date" office:date-value="2014-12-01T00:00:00" table:style-name="ce2">
            <text:p>01.12.2014</text:p>
          </table:table-cell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 office:value-type="date" office:date-value="2014-12-02T00:00:00" table:style-name="ce2">
            <text:p>02.12.2014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date" office:date-value="2014-12-03T00:00:00" table:style-name="ce2">
            <text:p>03.12.2014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date" office:date-value="2014-12-04T00:00:00" table:style-name="ce2">
            <text:p>04.12.2014</text:p>
          </table:table-cell>
          <table:table-cell office:value-type="float" office:value="327" table:style-name="ce1">
            <text:p>327</text:p>
          </table:table-cell>
          <table:table-cell table:number-columns-repeated="16382"/>
        </table:table-row>
        <table:table-row table:style-name="ro1">
          <table:table-cell office:value-type="date" office:date-value="2014-12-05T00:00:00" table:style-name="ce2">
            <text:p>05.12.2014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date" office:date-value="2014-12-06T00:00:00" table:style-name="ce2">
            <text:p>06.12.2014</text:p>
          </table:table-cell>
          <table:table-cell office:value-type="float" office:value="336" table:style-name="ce1">
            <text:p>336</text:p>
          </table:table-cell>
          <table:table-cell table:number-columns-repeated="16382"/>
        </table:table-row>
        <table:table-row table:style-name="ro1">
          <table:table-cell office:value-type="date" office:date-value="2014-12-07T00:00:00" table:style-name="ce2">
            <text:p>07.12.2014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date" office:date-value="2014-12-08T00:00:00" table:style-name="ce2">
            <text:p>08.12.2014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date" office:date-value="2014-12-09T00:00:00" table:style-name="ce2">
            <text:p>09.12.2014</text:p>
          </table:table-cell>
          <table:table-cell office:value-type="float" office:value="335" table:style-name="ce1">
            <text:p>335</text:p>
          </table:table-cell>
          <table:table-cell table:number-columns-repeated="16382"/>
        </table:table-row>
        <table:table-row table:style-name="ro1">
          <table:table-cell office:value-type="date" office:date-value="2014-12-10T00:00:00" table:style-name="ce2">
            <text:p>10.12.2014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date" office:date-value="2014-12-11T00:00:00" table:style-name="ce2">
            <text:p>11.12.2014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date" office:date-value="2014-12-12T00:00:00" table:style-name="ce2">
            <text:p>12.12.2014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date" office:date-value="2014-12-13T00:00:00" table:style-name="ce2">
            <text:p>13.12.2014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date" office:date-value="2014-12-14T00:00:00" table:style-name="ce2">
            <text:p>14.12.2014</text:p>
          </table:table-cell>
          <table:table-cell office:value-type="float" office:value="323" table:style-name="ce1">
            <text:p>323</text:p>
          </table:table-cell>
          <table:table-cell table:number-columns-repeated="16382"/>
        </table:table-row>
        <table:table-row table:style-name="ro1">
          <table:table-cell office:value-type="date" office:date-value="2014-12-15T00:00:00" table:style-name="ce2">
            <text:p>15.12.2014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date" office:date-value="2014-12-16T00:00:00" table:style-name="ce2">
            <text:p>16.12.2014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date" office:date-value="2014-12-17T00:00:00" table:style-name="ce2">
            <text:p>17.12.2014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date" office:date-value="2014-12-18T00:00:00" table:style-name="ce2">
            <text:p>18.12.2014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date" office:date-value="2014-12-19T00:00:00" table:style-name="ce2">
            <text:p>19.12.2014</text:p>
          </table:table-cell>
          <table:table-cell office:value-type="float" office:value="323" table:style-name="ce1">
            <text:p>323</text:p>
          </table:table-cell>
          <table:table-cell table:number-columns-repeated="16382"/>
        </table:table-row>
        <table:table-row table:style-name="ro1">
          <table:table-cell office:value-type="date" office:date-value="2014-12-20T00:00:00" table:style-name="ce2">
            <text:p>20.12.2014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date" office:date-value="2014-12-21T00:00:00" table:style-name="ce2">
            <text:p>21.12.2014</text:p>
          </table:table-cell>
          <table:table-cell office:value-type="float" office:value="333" table:style-name="ce1">
            <text:p>333</text:p>
          </table:table-cell>
          <table:table-cell table:number-columns-repeated="16382"/>
        </table:table-row>
        <table:table-row table:style-name="ro1">
          <table:table-cell office:value-type="date" office:date-value="2014-12-22T00:00:00" table:style-name="ce2">
            <text:p>22.12.2014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date" office:date-value="2014-12-23T00:00:00" table:style-name="ce2">
            <text:p>23.12.2014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date" office:date-value="2014-12-24T00:00:00" table:style-name="ce2">
            <text:p>24.12.2014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date" office:date-value="2014-12-25T00:00:00" table:style-name="ce2">
            <text:p>25.12.2014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1">
          <table:table-cell office:value-type="date" office:date-value="2014-12-26T00:00:00" table:style-name="ce2">
            <text:p>26.12.2014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date" office:date-value="2014-12-27T00:00:00" table:style-name="ce2">
            <text:p>27.12.2014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date" office:date-value="2014-12-28T00:00:00" table:style-name="ce2">
            <text:p>28.12.2014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date" office:date-value="2014-12-29T00:00:00" table:style-name="ce2">
            <text:p>29.12.2014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date" office:date-value="2014-12-30T00:00:00" table:style-name="ce2">
            <text:p>30.12.2014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1">
          <table:table-cell office:value-type="date" office:date-value="2014-12-31T00:00:00" table:style-name="ce2">
            <text:p>31.12.2014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date" office:date-value="2015-01-01T00:00:00" table:style-name="ce2">
            <text:p>01.01.2015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date" office:date-value="2015-01-02T00:00:00" table:style-name="ce2">
            <text:p>02.01.2015</text:p>
          </table:table-cell>
          <table:table-cell office:value-type="float" office:value="316" table:style-name="ce1">
            <text:p>316</text:p>
          </table:table-cell>
          <table:table-cell table:number-columns-repeated="16382"/>
        </table:table-row>
        <table:table-row table:style-name="ro1">
          <table:table-cell office:value-type="date" office:date-value="2015-01-03T00:00:00" table:style-name="ce2">
            <text:p>03.01.2015</text:p>
          </table:table-cell>
          <table:table-cell office:value-type="float" office:value="313" table:style-name="ce1">
            <text:p>313</text:p>
          </table:table-cell>
          <table:table-cell table:number-columns-repeated="16382"/>
        </table:table-row>
        <table:table-row table:style-name="ro1">
          <table:table-cell office:value-type="date" office:date-value="2015-01-04T00:00:00" table:style-name="ce2">
            <text:p>04.01.2015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date" office:date-value="2015-01-05T00:00:00" table:style-name="ce2">
            <text:p>05.01.2015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date" office:date-value="2015-01-06T00:00:00" table:style-name="ce2">
            <text:p>06.01.2015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date" office:date-value="2015-01-07T00:00:00" table:style-name="ce2">
            <text:p>07.01.2015</text:p>
          </table:table-cell>
          <table:table-cell office:value-type="float" office:value="337" table:style-name="ce1">
            <text:p>337</text:p>
          </table:table-cell>
          <table:table-cell table:number-columns-repeated="16382"/>
        </table:table-row>
        <table:table-row table:style-name="ro1">
          <table:table-cell office:value-type="date" office:date-value="2015-01-08T00:00:00" table:style-name="ce2">
            <text:p>08.01.2015</text:p>
          </table:table-cell>
          <table:table-cell office:value-type="float" office:value="338" table:style-name="ce1">
            <text:p>338</text:p>
          </table:table-cell>
          <table:table-cell table:number-columns-repeated="16382"/>
        </table:table-row>
        <table:table-row table:style-name="ro1">
          <table:table-cell office:value-type="date" office:date-value="2015-01-09T00:00:00" table:style-name="ce2">
            <text:p>09.01.2015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date" office:date-value="2015-01-10T00:00:00" table:style-name="ce2">
            <text:p>10.01.2015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date" office:date-value="2015-01-11T00:00:00" table:style-name="ce2">
            <text:p>11.01.2015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date" office:date-value="2015-01-12T00:00:00" table:style-name="ce2">
            <text:p>12.01.2015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date" office:date-value="2015-01-13T00:00:00" table:style-name="ce2">
            <text:p>13.01.2015</text:p>
          </table:table-cell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office:value-type="date" office:date-value="2015-01-14T00:00:00" table:style-name="ce2">
            <text:p>14.01.2015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date" office:date-value="2015-01-15T00:00:00" table:style-name="ce2">
            <text:p>15.01.2015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date" office:date-value="2015-01-16T00:00:00" table:style-name="ce2">
            <text:p>16.01.2015</text:p>
          </table:table-cell>
          <table:table-cell office:value-type="float" office:value="369" table:style-name="ce1">
            <text:p>369</text:p>
          </table:table-cell>
          <table:table-cell table:number-columns-repeated="16382"/>
        </table:table-row>
        <table:table-row table:style-name="ro1">
          <table:table-cell office:value-type="date" office:date-value="2015-01-17T00:00:00" table:style-name="ce2">
            <text:p>17.01.2015</text:p>
          </table:table-cell>
          <table:table-cell office:value-type="float" office:value="359" table:style-name="ce1">
            <text:p>359</text:p>
          </table:table-cell>
          <table:table-cell table:number-columns-repeated="16382"/>
        </table:table-row>
        <table:table-row table:style-name="ro1">
          <table:table-cell office:value-type="date" office:date-value="2015-01-18T00:00:00" table:style-name="ce2">
            <text:p>18.01.2015</text:p>
          </table:table-cell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office:value-type="date" office:date-value="2015-01-19T00:00:00" table:style-name="ce2">
            <text:p>19.01.2015</text:p>
          </table:table-cell>
          <table:table-cell office:value-type="float" office:value="365" table:style-name="ce1">
            <text:p>365</text:p>
          </table:table-cell>
          <table:table-cell table:number-columns-repeated="16382"/>
        </table:table-row>
        <table:table-row table:style-name="ro1">
          <table:table-cell office:value-type="date" office:date-value="2015-01-20T00:00:00" table:style-name="ce2">
            <text:p>20.01.2015</text:p>
          </table:table-cell>
          <table:table-cell office:value-type="float" office:value="365" table:style-name="ce1">
            <text:p>365</text:p>
          </table:table-cell>
          <table:table-cell table:number-columns-repeated="16382"/>
        </table:table-row>
        <table:table-row table:style-name="ro1">
          <table:table-cell office:value-type="date" office:date-value="2015-01-21T00:00:00" table:style-name="ce2">
            <text:p>21.01.2015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date" office:date-value="2015-01-22T00:00:00" table:style-name="ce2">
            <text:p>22.01.2015</text:p>
          </table:table-cell>
          <table:table-cell office:value-type="float" office:value="347" table:style-name="ce1">
            <text:p>347</text:p>
          </table:table-cell>
          <table:table-cell table:number-columns-repeated="16382"/>
        </table:table-row>
        <table:table-row table:style-name="ro1">
          <table:table-cell office:value-type="date" office:date-value="2015-01-23T00:00:00" table:style-name="ce2">
            <text:p>23.01.2015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date" office:date-value="2015-01-24T00:00:00" table:style-name="ce2">
            <text:p>24.01.2015</text:p>
          </table:table-cell>
          <table:table-cell office:value-type="float" office:value="363" table:style-name="ce1">
            <text:p>363</text:p>
          </table:table-cell>
          <table:table-cell table:number-columns-repeated="16382"/>
        </table:table-row>
        <table:table-row table:style-name="ro1">
          <table:table-cell office:value-type="date" office:date-value="2015-01-25T00:00:00" table:style-name="ce2">
            <text:p>25.01.2015</text:p>
          </table:table-cell>
          <table:table-cell office:value-type="float" office:value="370" table:style-name="ce1">
            <text:p>370</text:p>
          </table:table-cell>
          <table:table-cell table:number-columns-repeated="16382"/>
        </table:table-row>
        <table:table-row table:style-name="ro1">
          <table:table-cell office:value-type="date" office:date-value="2015-01-26T00:00:00" table:style-name="ce2">
            <text:p>26.01.2015</text:p>
          </table:table-cell>
          <table:table-cell office:value-type="float" office:value="380" table:style-name="ce1">
            <text:p>380</text:p>
          </table:table-cell>
          <table:table-cell table:number-columns-repeated="16382"/>
        </table:table-row>
        <table:table-row table:style-name="ro1">
          <table:table-cell office:value-type="date" office:date-value="2015-01-27T00:00:00" table:style-name="ce2">
            <text:p>27.01.2015</text:p>
          </table:table-cell>
          <table:table-cell office:value-type="float" office:value="382" table:style-name="ce1">
            <text:p>382</text:p>
          </table:table-cell>
          <table:table-cell table:number-columns-repeated="16382"/>
        </table:table-row>
        <table:table-row table:style-name="ro1">
          <table:table-cell office:value-type="date" office:date-value="2015-01-28T00:00:00" table:style-name="ce2">
            <text:p>28.01.2015</text:p>
          </table:table-cell>
          <table:table-cell office:value-type="float" office:value="388" table:style-name="ce1">
            <text:p>388</text:p>
          </table:table-cell>
          <table:table-cell table:number-columns-repeated="16382"/>
        </table:table-row>
        <table:table-row table:style-name="ro1">
          <table:table-cell office:value-type="date" office:date-value="2015-01-29T00:00:00" table:style-name="ce2">
            <text:p>29.01.2015</text:p>
          </table:table-cell>
          <table:table-cell office:value-type="float" office:value="393" table:style-name="ce1">
            <text:p>393</text:p>
          </table:table-cell>
          <table:table-cell table:number-columns-repeated="16382"/>
        </table:table-row>
        <table:table-row table:style-name="ro1">
          <table:table-cell office:value-type="date" office:date-value="2015-01-30T00:00:00" table:style-name="ce2">
            <text:p>30.01.2015</text:p>
          </table:table-cell>
          <table:table-cell office:value-type="float" office:value="385" table:style-name="ce1">
            <text:p>385</text:p>
          </table:table-cell>
          <table:table-cell table:number-columns-repeated="16382"/>
        </table:table-row>
        <table:table-row table:style-name="ro1">
          <table:table-cell office:value-type="date" office:date-value="2015-01-31T00:00:00" table:style-name="ce2">
            <text:p>31.01.2015</text:p>
          </table:table-cell>
          <table:table-cell office:value-type="float" office:value="390" table:style-name="ce1">
            <text:p>390</text:p>
          </table:table-cell>
          <table:table-cell table:number-columns-repeated="16382"/>
        </table:table-row>
        <table:table-row table:style-name="ro1">
          <table:table-cell office:value-type="date" office:date-value="2015-02-01T00:00:00" table:style-name="ce2">
            <text:p>01.02.2015</text:p>
          </table:table-cell>
          <table:table-cell office:value-type="float" office:value="391" table:style-name="ce1">
            <text:p>391</text:p>
          </table:table-cell>
          <table:table-cell table:number-columns-repeated="16382"/>
        </table:table-row>
        <table:table-row table:style-name="ro1">
          <table:table-cell office:value-type="date" office:date-value="2015-02-02T00:00:00" table:style-name="ce2">
            <text:p>02.02.2015</text:p>
          </table:table-cell>
          <table:table-cell office:value-type="float" office:value="397" table:style-name="ce1">
            <text:p>397</text:p>
          </table:table-cell>
          <table:table-cell table:number-columns-repeated="16382"/>
        </table:table-row>
        <table:table-row table:style-name="ro1">
          <table:table-cell office:value-type="date" office:date-value="2015-02-03T00:00:00" table:style-name="ce2">
            <text:p>03.02.2015</text:p>
          </table:table-cell>
          <table:table-cell office:value-type="float" office:value="394" table:style-name="ce1">
            <text:p>394</text:p>
          </table:table-cell>
          <table:table-cell table:number-columns-repeated="16382"/>
        </table:table-row>
        <table:table-row table:style-name="ro1">
          <table:table-cell office:value-type="date" office:date-value="2015-02-04T00:00:00" table:style-name="ce2">
            <text:p>04.02.2015</text:p>
          </table:table-cell>
          <table:table-cell office:value-type="float" office:value="385" table:style-name="ce1">
            <text:p>385</text:p>
          </table:table-cell>
          <table:table-cell table:number-columns-repeated="16382"/>
        </table:table-row>
        <table:table-row table:style-name="ro1">
          <table:table-cell office:value-type="date" office:date-value="2015-02-05T00:00:00" table:style-name="ce2">
            <text:p>05.02.2015</text:p>
          </table:table-cell>
          <table:table-cell office:value-type="float" office:value="391" table:style-name="ce1">
            <text:p>391</text:p>
          </table:table-cell>
          <table:table-cell table:number-columns-repeated="16382"/>
        </table:table-row>
        <table:table-row table:style-name="ro1">
          <table:table-cell office:value-type="date" office:date-value="2015-02-06T00:00:00" table:style-name="ce2">
            <text:p>06.02.2015</text:p>
          </table:table-cell>
          <table:table-cell office:value-type="float" office:value="392" table:style-name="ce1">
            <text:p>392</text:p>
          </table:table-cell>
          <table:table-cell table:number-columns-repeated="16382"/>
        </table:table-row>
        <table:table-row table:style-name="ro1">
          <table:table-cell office:value-type="date" office:date-value="2015-02-07T00:00:00" table:style-name="ce2">
            <text:p>07.02.2015</text:p>
          </table:table-cell>
          <table:table-cell office:value-type="float" office:value="395" table:style-name="ce1">
            <text:p>395</text:p>
          </table:table-cell>
          <table:table-cell table:number-columns-repeated="16382"/>
        </table:table-row>
        <table:table-row table:style-name="ro1">
          <table:table-cell office:value-type="date" office:date-value="2015-02-08T00:00:00" table:style-name="ce2">
            <text:p>08.02.2015</text:p>
          </table:table-cell>
          <table:table-cell office:value-type="float" office:value="392" table:style-name="ce1">
            <text:p>392</text:p>
          </table:table-cell>
          <table:table-cell table:number-columns-repeated="16382"/>
        </table:table-row>
        <table:table-row table:style-name="ro1">
          <table:table-cell office:value-type="date" office:date-value="2015-02-09T00:00:00" table:style-name="ce2">
            <text:p>09.02.2015</text:p>
          </table:table-cell>
          <table:table-cell office:value-type="float" office:value="383" table:style-name="ce1">
            <text:p>383</text:p>
          </table:table-cell>
          <table:table-cell table:number-columns-repeated="16382"/>
        </table:table-row>
        <table:table-row table:style-name="ro1">
          <table:table-cell office:value-type="date" office:date-value="2015-02-10T00:00:00" table:style-name="ce2">
            <text:p>10.02.2015</text:p>
          </table:table-cell>
          <table:table-cell office:value-type="float" office:value="375" table:style-name="ce1">
            <text:p>375</text:p>
          </table:table-cell>
          <table:table-cell table:number-columns-repeated="16382"/>
        </table:table-row>
        <table:table-row table:style-name="ro1">
          <table:table-cell office:value-type="date" office:date-value="2015-02-11T00:00:00" table:style-name="ce2">
            <text:p>11.02.2015</text:p>
          </table:table-cell>
          <table:table-cell office:value-type="float" office:value="385" table:style-name="ce1">
            <text:p>385</text:p>
          </table:table-cell>
          <table:table-cell table:number-columns-repeated="16382"/>
        </table:table-row>
        <table:table-row table:style-name="ro1">
          <table:table-cell office:value-type="date" office:date-value="2015-02-12T00:00:00" table:style-name="ce2">
            <text:p>12.02.2015</text:p>
          </table:table-cell>
          <table:table-cell office:value-type="float" office:value="388" table:style-name="ce1">
            <text:p>388</text:p>
          </table:table-cell>
          <table:table-cell table:number-columns-repeated="16382"/>
        </table:table-row>
        <table:table-row table:style-name="ro1">
          <table:table-cell office:value-type="date" office:date-value="2015-02-13T00:00:00" table:style-name="ce2">
            <text:p>13.02.2015</text:p>
          </table:table-cell>
          <table:table-cell office:value-type="float" office:value="378" table:style-name="ce1">
            <text:p>378</text:p>
          </table:table-cell>
          <table:table-cell table:number-columns-repeated="16382"/>
        </table:table-row>
        <table:table-row table:style-name="ro1">
          <table:table-cell office:value-type="date" office:date-value="2015-02-14T00:00:00" table:style-name="ce2">
            <text:p>14.02.2015</text:p>
          </table:table-cell>
          <table:table-cell office:value-type="float" office:value="386" table:style-name="ce1">
            <text:p>386</text:p>
          </table:table-cell>
          <table:table-cell table:number-columns-repeated="16382"/>
        </table:table-row>
        <table:table-row table:style-name="ro1">
          <table:table-cell office:value-type="date" office:date-value="2015-02-15T00:00:00" table:style-name="ce2">
            <text:p>15.02.2015</text:p>
          </table:table-cell>
          <table:table-cell office:value-type="float" office:value="386" table:style-name="ce1">
            <text:p>386</text:p>
          </table:table-cell>
          <table:table-cell table:number-columns-repeated="16382"/>
        </table:table-row>
        <table:table-row table:style-name="ro1">
          <table:table-cell office:value-type="date" office:date-value="2015-02-16T00:00:00" table:style-name="ce2">
            <text:p>16.02.2015</text:p>
          </table:table-cell>
          <table:table-cell office:value-type="float" office:value="384" table:style-name="ce1">
            <text:p>384</text:p>
          </table:table-cell>
          <table:table-cell table:number-columns-repeated="16382"/>
        </table:table-row>
        <table:table-row table:style-name="ro1">
          <table:table-cell office:value-type="date" office:date-value="2015-02-17T00:00:00" table:style-name="ce2">
            <text:p>17.02.2015</text:p>
          </table:table-cell>
          <table:table-cell office:value-type="float" office:value="393" table:style-name="ce1">
            <text:p>393</text:p>
          </table:table-cell>
          <table:table-cell table:number-columns-repeated="16382"/>
        </table:table-row>
        <table:table-row table:style-name="ro1">
          <table:table-cell office:value-type="date" office:date-value="2015-02-18T00:00:00" table:style-name="ce2">
            <text:p>18.02.2015</text:p>
          </table:table-cell>
          <table:table-cell office:value-type="float" office:value="391" table:style-name="ce1">
            <text:p>391</text:p>
          </table:table-cell>
          <table:table-cell table:number-columns-repeated="16382"/>
        </table:table-row>
        <table:table-row table:style-name="ro1">
          <table:table-cell office:value-type="date" office:date-value="2015-02-19T00:00:00" table:style-name="ce2">
            <text:p>19.02.2015</text:p>
          </table:table-cell>
          <table:table-cell office:value-type="float" office:value="398" table:style-name="ce1">
            <text:p>398</text:p>
          </table:table-cell>
          <table:table-cell table:number-columns-repeated="16382"/>
        </table:table-row>
        <table:table-row table:style-name="ro1">
          <table:table-cell office:value-type="date" office:date-value="2015-02-20T00:00:00" table:style-name="ce2">
            <text:p>20.02.2015</text:p>
          </table:table-cell>
          <table:table-cell office:value-type="float" office:value="394" table:style-name="ce1">
            <text:p>394</text:p>
          </table:table-cell>
          <table:table-cell table:number-columns-repeated="16382"/>
        </table:table-row>
        <table:table-row table:style-name="ro1">
          <table:table-cell office:value-type="date" office:date-value="2015-02-21T00:00:00" table:style-name="ce2">
            <text:p>21.02.2015</text:p>
          </table:table-cell>
          <table:table-cell office:value-type="float" office:value="400" table:style-name="ce1">
            <text:p>400</text:p>
          </table:table-cell>
          <table:table-cell table:number-columns-repeated="16382"/>
        </table:table-row>
        <table:table-row table:style-name="ro1">
          <table:table-cell office:value-type="date" office:date-value="2015-02-22T00:00:00" table:style-name="ce2">
            <text:p>22.02.2015</text:p>
          </table:table-cell>
          <table:table-cell office:value-type="float" office:value="391" table:style-name="ce1">
            <text:p>391</text:p>
          </table:table-cell>
          <table:table-cell table:number-columns-repeated="16382"/>
        </table:table-row>
        <table:table-row table:style-name="ro1">
          <table:table-cell office:value-type="date" office:date-value="2015-02-23T00:00:00" table:style-name="ce2">
            <text:p>23.02.2015</text:p>
          </table:table-cell>
          <table:table-cell office:value-type="float" office:value="400" table:style-name="ce1">
            <text:p>400</text:p>
          </table:table-cell>
          <table:table-cell table:number-columns-repeated="16382"/>
        </table:table-row>
        <table:table-row table:style-name="ro1">
          <table:table-cell office:value-type="date" office:date-value="2015-02-24T00:00:00" table:style-name="ce2">
            <text:p>24.02.2015</text:p>
          </table:table-cell>
          <table:table-cell office:value-type="float" office:value="395" table:style-name="ce1">
            <text:p>395</text:p>
          </table:table-cell>
          <table:table-cell table:number-columns-repeated="16382"/>
        </table:table-row>
        <table:table-row table:style-name="ro1">
          <table:table-cell office:value-type="date" office:date-value="2015-02-25T00:00:00" table:style-name="ce2">
            <text:p>25.02.2015</text:p>
          </table:table-cell>
          <table:table-cell office:value-type="float" office:value="395" table:style-name="ce1">
            <text:p>395</text:p>
          </table:table-cell>
          <table:table-cell table:number-columns-repeated="16382"/>
        </table:table-row>
        <table:table-row table:style-name="ro1">
          <table:table-cell office:value-type="date" office:date-value="2015-02-26T00:00:00" table:style-name="ce2">
            <text:p>26.02.2015</text:p>
          </table:table-cell>
          <table:table-cell office:value-type="float" office:value="387" table:style-name="ce1">
            <text:p>387</text:p>
          </table:table-cell>
          <table:table-cell table:number-columns-repeated="16382"/>
        </table:table-row>
        <table:table-row table:style-name="ro1">
          <table:table-cell office:value-type="date" office:date-value="2015-02-27T00:00:00" table:style-name="ce2">
            <text:p>27.02.2015</text:p>
          </table:table-cell>
          <table:table-cell office:value-type="float" office:value="384" table:style-name="ce1">
            <text:p>384</text:p>
          </table:table-cell>
          <table:table-cell table:number-columns-repeated="16382"/>
        </table:table-row>
        <table:table-row table:style-name="ro1">
          <table:table-cell office:value-type="date" office:date-value="2015-02-28T00:00:00" table:style-name="ce2">
            <text:p>28.02.2015</text:p>
          </table:table-cell>
          <table:table-cell office:value-type="float" office:value="378" table:style-name="ce1">
            <text:p>378</text:p>
          </table:table-cell>
          <table:table-cell table:number-columns-repeated="16382"/>
        </table:table-row>
        <table:table-row table:style-name="ro1">
          <table:table-cell office:value-type="date" office:date-value="2015-03-01T00:00:00" table:style-name="ce2">
            <text:p>01.03.2015</text:p>
          </table:table-cell>
          <table:table-cell office:value-type="float" office:value="380" table:style-name="ce1">
            <text:p>380</text:p>
          </table:table-cell>
          <table:table-cell table:number-columns-repeated="16382"/>
        </table:table-row>
        <table:table-row table:style-name="ro1">
          <table:table-cell office:value-type="date" office:date-value="2015-03-02T00:00:00" table:style-name="ce2">
            <text:p>02.03.2015</text:p>
          </table:table-cell>
          <table:table-cell office:value-type="float" office:value="382" table:style-name="ce1">
            <text:p>382</text:p>
          </table:table-cell>
          <table:table-cell table:number-columns-repeated="16382"/>
        </table:table-row>
        <table:table-row table:style-name="ro1">
          <table:table-cell office:value-type="date" office:date-value="2015-03-03T00:00:00" table:style-name="ce2">
            <text:p>03.03.2015</text:p>
          </table:table-cell>
          <table:table-cell office:value-type="float" office:value="389" table:style-name="ce1">
            <text:p>389</text:p>
          </table:table-cell>
          <table:table-cell table:number-columns-repeated="16382"/>
        </table:table-row>
        <table:table-row table:style-name="ro1">
          <table:table-cell office:value-type="date" office:date-value="2015-03-04T00:00:00" table:style-name="ce2">
            <text:p>04.03.2015</text:p>
          </table:table-cell>
          <table:table-cell office:value-type="float" office:value="397" table:style-name="ce1">
            <text:p>397</text:p>
          </table:table-cell>
          <table:table-cell table:number-columns-repeated="16382"/>
        </table:table-row>
        <table:table-row table:style-name="ro1">
          <table:table-cell office:value-type="date" office:date-value="2015-03-05T00:00:00" table:style-name="ce2">
            <text:p>05.03.2015</text:p>
          </table:table-cell>
          <table:table-cell office:value-type="float" office:value="394" table:style-name="ce1">
            <text:p>394</text:p>
          </table:table-cell>
          <table:table-cell table:number-columns-repeated="16382"/>
        </table:table-row>
        <table:table-row table:style-name="ro1">
          <table:table-cell office:value-type="date" office:date-value="2015-03-06T00:00:00" table:style-name="ce2">
            <text:p>06.03.2015</text:p>
          </table:table-cell>
          <table:table-cell office:value-type="float" office:value="394" table:style-name="ce1">
            <text:p>394</text:p>
          </table:table-cell>
          <table:table-cell table:number-columns-repeated="16382"/>
        </table:table-row>
        <table:table-row table:style-name="ro1">
          <table:table-cell office:value-type="date" office:date-value="2015-03-07T00:00:00" table:style-name="ce2">
            <text:p>07.03.2015</text:p>
          </table:table-cell>
          <table:table-cell office:value-type="float" office:value="394" table:style-name="ce1">
            <text:p>394</text:p>
          </table:table-cell>
          <table:table-cell table:number-columns-repeated="16382"/>
        </table:table-row>
        <table:table-row table:style-name="ro1">
          <table:table-cell office:value-type="date" office:date-value="2015-03-08T00:00:00" table:style-name="ce2">
            <text:p>08.03.2015</text:p>
          </table:table-cell>
          <table:table-cell office:value-type="float" office:value="395" table:style-name="ce1">
            <text:p>395</text:p>
          </table:table-cell>
          <table:table-cell table:number-columns-repeated="16382"/>
        </table:table-row>
        <table:table-row table:style-name="ro1">
          <table:table-cell office:value-type="date" office:date-value="2015-03-09T00:00:00" table:style-name="ce2">
            <text:p>09.03.2015</text:p>
          </table:table-cell>
          <table:table-cell office:value-type="float" office:value="385" table:style-name="ce1">
            <text:p>385</text:p>
          </table:table-cell>
          <table:table-cell table:number-columns-repeated="16382"/>
        </table:table-row>
        <table:table-row table:style-name="ro1">
          <table:table-cell office:value-type="date" office:date-value="2015-03-10T00:00:00" table:style-name="ce2">
            <text:p>10.03.2015</text:p>
          </table:table-cell>
          <table:table-cell office:value-type="float" office:value="384" table:style-name="ce1">
            <text:p>384</text:p>
          </table:table-cell>
          <table:table-cell table:number-columns-repeated="16382"/>
        </table:table-row>
        <table:table-row table:style-name="ro1">
          <table:table-cell office:value-type="date" office:date-value="2015-03-11T00:00:00" table:style-name="ce2">
            <text:p>11.03.2015</text:p>
          </table:table-cell>
          <table:table-cell office:value-type="float" office:value="388" table:style-name="ce1">
            <text:p>388</text:p>
          </table:table-cell>
          <table:table-cell table:number-columns-repeated="16382"/>
        </table:table-row>
        <table:table-row table:style-name="ro1">
          <table:table-cell office:value-type="date" office:date-value="2015-03-12T00:00:00" table:style-name="ce2">
            <text:p>12.03.2015</text:p>
          </table:table-cell>
          <table:table-cell office:value-type="float" office:value="396" table:style-name="ce1">
            <text:p>396</text:p>
          </table:table-cell>
          <table:table-cell table:number-columns-repeated="16382"/>
        </table:table-row>
        <table:table-row table:style-name="ro1">
          <table:table-cell office:value-type="date" office:date-value="2015-03-13T00:00:00" table:style-name="ce2">
            <text:p>13.03.2015</text:p>
          </table:table-cell>
          <table:table-cell office:value-type="float" office:value="386" table:style-name="ce1">
            <text:p>386</text:p>
          </table:table-cell>
          <table:table-cell table:number-columns-repeated="16382"/>
        </table:table-row>
        <table:table-row table:style-name="ro1">
          <table:table-cell office:value-type="date" office:date-value="2015-03-14T00:00:00" table:style-name="ce2">
            <text:p>14.03.2015</text:p>
          </table:table-cell>
          <table:table-cell office:value-type="float" office:value="376" table:style-name="ce1">
            <text:p>376</text:p>
          </table:table-cell>
          <table:table-cell table:number-columns-repeated="16382"/>
        </table:table-row>
        <table:table-row table:style-name="ro1">
          <table:table-cell office:value-type="date" office:date-value="2015-03-15T00:00:00" table:style-name="ce2">
            <text:p>15.03.2015</text:p>
          </table:table-cell>
          <table:table-cell office:value-type="float" office:value="378" table:style-name="ce1">
            <text:p>378</text:p>
          </table:table-cell>
          <table:table-cell table:number-columns-repeated="16382"/>
        </table:table-row>
        <table:table-row table:style-name="ro1">
          <table:table-cell office:value-type="date" office:date-value="2015-03-16T00:00:00" table:style-name="ce2">
            <text:p>16.03.2015</text:p>
          </table:table-cell>
          <table:table-cell office:value-type="float" office:value="368" table:style-name="ce1">
            <text:p>368</text:p>
          </table:table-cell>
          <table:table-cell table:number-columns-repeated="16382"/>
        </table:table-row>
        <table:table-row table:style-name="ro1">
          <table:table-cell office:value-type="date" office:date-value="2015-03-17T00:00:00" table:style-name="ce2">
            <text:p>17.03.2015</text:p>
          </table:table-cell>
          <table:table-cell office:value-type="float" office:value="372" table:style-name="ce1">
            <text:p>372</text:p>
          </table:table-cell>
          <table:table-cell table:number-columns-repeated="16382"/>
        </table:table-row>
        <table:table-row table:style-name="ro1">
          <table:table-cell office:value-type="date" office:date-value="2015-03-18T00:00:00" table:style-name="ce2">
            <text:p>18.03.2015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date" office:date-value="2015-03-19T00:00:00" table:style-name="ce2">
            <text:p>19.03.2015</text:p>
          </table:table-cell>
          <table:table-cell office:value-type="float" office:value="367" table:style-name="ce1">
            <text:p>367</text:p>
          </table:table-cell>
          <table:table-cell table:number-columns-repeated="16382"/>
        </table:table-row>
        <table:table-row table:style-name="ro1">
          <table:table-cell office:value-type="date" office:date-value="2015-03-20T00:00:00" table:style-name="ce2">
            <text:p>20.03.2015</text:p>
          </table:table-cell>
          <table:table-cell office:value-type="float" office:value="362" table:style-name="ce1">
            <text:p>362</text:p>
          </table:table-cell>
          <table:table-cell table:number-columns-repeated="16382"/>
        </table:table-row>
        <table:table-row table:style-name="ro1">
          <table:table-cell office:value-type="date" office:date-value="2015-03-21T00:00:00" table:style-name="ce2">
            <text:p>21.03.2015</text:p>
          </table:table-cell>
          <table:table-cell office:value-type="float" office:value="358" table:style-name="ce1">
            <text:p>358</text:p>
          </table:table-cell>
          <table:table-cell table:number-columns-repeated="16382"/>
        </table:table-row>
        <table:table-row table:style-name="ro1">
          <table:table-cell office:value-type="date" office:date-value="2015-03-22T00:00:00" table:style-name="ce2">
            <text:p>22.03.2015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date" office:date-value="2015-03-23T00:00:00" table:style-name="ce2">
            <text:p>23.03.2015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date" office:date-value="2015-03-24T00:00:00" table:style-name="ce2">
            <text:p>24.03.2015</text:p>
          </table:table-cell>
          <table:table-cell office:value-type="float" office:value="349" table:style-name="ce1">
            <text:p>349</text:p>
          </table:table-cell>
          <table:table-cell table:number-columns-repeated="16382"/>
        </table:table-row>
        <table:table-row table:style-name="ro1">
          <table:table-cell office:value-type="date" office:date-value="2015-03-25T00:00:00" table:style-name="ce2">
            <text:p>25.03.2015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date" office:date-value="2015-03-26T00:00:00" table:style-name="ce2">
            <text:p>26.03.2015</text:p>
          </table:table-cell>
          <table:table-cell office:value-type="float" office:value="352" table:style-name="ce1">
            <text:p>352</text:p>
          </table:table-cell>
          <table:table-cell table:number-columns-repeated="16382"/>
        </table:table-row>
        <table:table-row table:style-name="ro1">
          <table:table-cell office:value-type="date" office:date-value="2015-03-27T00:00:00" table:style-name="ce2">
            <text:p>27.03.2015</text:p>
          </table:table-cell>
          <table:table-cell office:value-type="float" office:value="362" table:style-name="ce1">
            <text:p>362</text:p>
          </table:table-cell>
          <table:table-cell table:number-columns-repeated="16382"/>
        </table:table-row>
        <table:table-row table:style-name="ro1">
          <table:table-cell office:value-type="date" office:date-value="2015-03-28T00:00:00" table:style-name="ce2">
            <text:p>28.03.2015</text:p>
          </table:table-cell>
          <table:table-cell office:value-type="float" office:value="362" table:style-name="ce1">
            <text:p>362</text:p>
          </table:table-cell>
          <table:table-cell table:number-columns-repeated="16382"/>
        </table:table-row>
        <table:table-row table:style-name="ro1">
          <table:table-cell office:value-type="date" office:date-value="2015-03-29T00:00:00" table:style-name="ce2">
            <text:p>29.03.2015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date" office:date-value="2015-03-30T00:00:00" table:style-name="ce2">
            <text:p>30.03.2015</text:p>
          </table:table-cell>
          <table:table-cell office:value-type="float" office:value="355" table:style-name="ce1">
            <text:p>355</text:p>
          </table:table-cell>
          <table:table-cell table:number-columns-repeated="16382"/>
        </table:table-row>
        <table:table-row table:style-name="ro1">
          <table:table-cell office:value-type="date" office:date-value="2015-03-31T00:00:00" table:style-name="ce2">
            <text:p>31.03.2015</text:p>
          </table:table-cell>
          <table:table-cell office:value-type="float" office:value="358" table:style-name="ce1">
            <text:p>358</text:p>
          </table:table-cell>
          <table:table-cell table:number-columns-repeated="16382"/>
        </table:table-row>
        <table:table-row table:style-name="ro1">
          <table:table-cell office:value-type="date" office:date-value="2015-04-01T00:00:00" table:style-name="ce2">
            <text:p>01.04.2015</text:p>
          </table:table-cell>
          <table:table-cell office:value-type="float" office:value="365" table:style-name="ce1">
            <text:p>365</text:p>
          </table:table-cell>
          <table:table-cell table:number-columns-repeated="16382"/>
        </table:table-row>
        <table:table-row table:style-name="ro1">
          <table:table-cell office:value-type="date" office:date-value="2015-04-02T00:00:00" table:style-name="ce2">
            <text:p>02.04.2015</text:p>
          </table:table-cell>
          <table:table-cell office:value-type="float" office:value="363" table:style-name="ce1">
            <text:p>363</text:p>
          </table:table-cell>
          <table:table-cell table:number-columns-repeated="16382"/>
        </table:table-row>
        <table:table-row table:style-name="ro1">
          <table:table-cell office:value-type="date" office:date-value="2015-04-03T00:00:00" table:style-name="ce2">
            <text:p>03.04.2015</text:p>
          </table:table-cell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office:value-type="date" office:date-value="2015-04-04T00:00:00" table:style-name="ce2">
            <text:p>04.04.2015</text:p>
          </table:table-cell>
          <table:table-cell office:value-type="float" office:value="361" table:style-name="ce1">
            <text:p>361</text:p>
          </table:table-cell>
          <table:table-cell table:number-columns-repeated="16382"/>
        </table:table-row>
        <table:table-row table:style-name="ro1">
          <table:table-cell office:value-type="date" office:date-value="2015-04-05T00:00:00" table:style-name="ce2">
            <text:p>05.04.2015</text:p>
          </table:table-cell>
          <table:table-cell office:value-type="float" office:value="357" table:style-name="ce1">
            <text:p>357</text:p>
          </table:table-cell>
          <table:table-cell table:number-columns-repeated="16382"/>
        </table:table-row>
        <table:table-row table:style-name="ro1">
          <table:table-cell office:value-type="date" office:date-value="2015-04-06T00:00:00" table:style-name="ce2">
            <text:p>06.04.2015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date" office:date-value="2015-04-07T00:00:00" table:style-name="ce2">
            <text:p>07.04.2015</text:p>
          </table:table-cell>
          <table:table-cell office:value-type="float" office:value="351" table:style-name="ce1">
            <text:p>351</text:p>
          </table:table-cell>
          <table:table-cell table:number-columns-repeated="16382"/>
        </table:table-row>
        <table:table-row table:style-name="ro1">
          <table:table-cell office:value-type="date" office:date-value="2015-04-08T00:00:00" table:style-name="ce2">
            <text:p>08.04.2015</text:p>
          </table:table-cell>
          <table:table-cell office:value-type="float" office:value="343" table:style-name="ce1">
            <text:p>343</text:p>
          </table:table-cell>
          <table:table-cell table:number-columns-repeated="16382"/>
        </table:table-row>
        <table:table-row table:style-name="ro1">
          <table:table-cell office:value-type="date" office:date-value="2015-04-09T00:00:00" table:style-name="ce2">
            <text:p>09.04.2015</text:p>
          </table:table-cell>
          <table:table-cell office:value-type="float" office:value="346" table:style-name="ce1">
            <text:p>346</text:p>
          </table:table-cell>
          <table:table-cell table:number-columns-repeated="16382"/>
        </table:table-row>
        <table:table-row table:style-name="ro1">
          <table:table-cell office:value-type="date" office:date-value="2015-04-10T00:00:00" table:style-name="ce2">
            <text:p>10.04.2015</text:p>
          </table:table-cell>
          <table:table-cell office:value-type="float" office:value="344" table:style-name="ce1">
            <text:p>344</text:p>
          </table:table-cell>
          <table:table-cell table:number-columns-repeated="16382"/>
        </table:table-row>
        <table:table-row table:style-name="ro1">
          <table:table-cell office:value-type="date" office:date-value="2015-04-11T00:00:00" table:style-name="ce2">
            <text:p>11.04.2015</text:p>
          </table:table-cell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office:value-type="date" office:date-value="2015-04-12T00:00:00" table:style-name="ce2">
            <text:p>12.04.2015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date" office:date-value="2015-04-13T00:00:00" table:style-name="ce2">
            <text:p>13.04.2015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date" office:date-value="2015-04-14T00:00:00" table:style-name="ce2">
            <text:p>14.04.2015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date" office:date-value="2015-04-15T00:00:00" table:style-name="ce2">
            <text:p>15.04.2015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date" office:date-value="2015-04-16T00:00:00" table:style-name="ce2">
            <text:p>16.04.2015</text:p>
          </table:table-cell>
          <table:table-cell office:value-type="float" office:value="304" table:style-name="ce1">
            <text:p>304</text:p>
          </table:table-cell>
          <table:table-cell table:number-columns-repeated="16382"/>
        </table:table-row>
        <table:table-row table:style-name="ro1">
          <table:table-cell office:value-type="date" office:date-value="2015-04-17T00:00:00" table:style-name="ce2">
            <text:p>17.04.2015</text:p>
          </table:table-cell>
          <table:table-cell office:value-type="float" office:value="313" table:style-name="ce1">
            <text:p>313</text:p>
          </table:table-cell>
          <table:table-cell table:number-columns-repeated="16382"/>
        </table:table-row>
        <table:table-row table:style-name="ro1">
          <table:table-cell office:value-type="date" office:date-value="2015-04-18T00:00:00" table:style-name="ce2">
            <text:p>18.04.2015</text:p>
          </table:table-cell>
          <table:table-cell office:value-type="float" office:value="306" table:style-name="ce1">
            <text:p>306</text:p>
          </table:table-cell>
          <table:table-cell table:number-columns-repeated="16382"/>
        </table:table-row>
        <table:table-row table:style-name="ro1">
          <table:table-cell office:value-type="date" office:date-value="2015-04-19T00:00:00" table:style-name="ce2">
            <text:p>19.04.2015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date" office:date-value="2015-04-20T00:00:00" table:style-name="ce2">
            <text:p>20.04.2015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date" office:date-value="2015-04-21T00:00:00" table:style-name="ce2">
            <text:p>21.04.2015</text:p>
          </table:table-cell>
          <table:table-cell office:value-type="float" office:value="305" table:style-name="ce1">
            <text:p>305</text:p>
          </table:table-cell>
          <table:table-cell table:number-columns-repeated="16382"/>
        </table:table-row>
        <table:table-row table:style-name="ro1">
          <table:table-cell office:value-type="date" office:date-value="2015-04-22T00:00:00" table:style-name="ce2">
            <text:p>22.04.2015</text:p>
          </table:table-cell>
          <table:table-cell office:value-type="float" office:value="309" table:style-name="ce1">
            <text:p>309</text:p>
          </table:table-cell>
          <table:table-cell table:number-columns-repeated="16382"/>
        </table:table-row>
        <table:table-row table:style-name="ro1">
          <table:table-cell office:value-type="date" office:date-value="2015-04-23T00:00:00" table:style-name="ce2">
            <text:p>23.04.2015</text:p>
          </table:table-cell>
          <table:table-cell office:value-type="float" office:value="318" table:style-name="ce1">
            <text:p>318</text:p>
          </table:table-cell>
          <table:table-cell table:number-columns-repeated="16382"/>
        </table:table-row>
        <table:table-row table:style-name="ro1">
          <table:table-cell office:value-type="date" office:date-value="2015-04-24T00:00:00" table:style-name="ce2">
            <text:p>24.04.2015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1">
          <table:table-cell office:value-type="date" office:date-value="2015-04-25T00:00:00" table:style-name="ce2">
            <text:p>25.04.2015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date" office:date-value="2015-04-26T00:00:00" table:style-name="ce2">
            <text:p>26.04.2015</text:p>
          </table:table-cell>
          <table:table-cell office:value-type="float" office:value="326" table:style-name="ce1">
            <text:p>326</text:p>
          </table:table-cell>
          <table:table-cell table:number-columns-repeated="16382"/>
        </table:table-row>
        <table:table-row table:style-name="ro1">
          <table:table-cell office:value-type="date" office:date-value="2015-04-27T00:00:00" table:style-name="ce2">
            <text:p>27.04.2015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date" office:date-value="2015-04-28T00:00:00" table:style-name="ce2">
            <text:p>28.04.2015</text:p>
          </table:table-cell>
          <table:table-cell office:value-type="float" office:value="325" table:style-name="ce1">
            <text:p>325</text:p>
          </table:table-cell>
          <table:table-cell table:number-columns-repeated="16382"/>
        </table:table-row>
        <table:table-row table:style-name="ro1">
          <table:table-cell office:value-type="date" office:date-value="2015-04-29T00:00:00" table:style-name="ce2">
            <text:p>29.04.2015</text:p>
          </table:table-cell>
          <table:table-cell office:value-type="float" office:value="316" table:style-name="ce1">
            <text:p>316</text:p>
          </table:table-cell>
          <table:table-cell table:number-columns-repeated="16382"/>
        </table:table-row>
        <table:table-row table:style-name="ro1">
          <table:table-cell office:value-type="date" office:date-value="2015-04-30T00:00:00" table:style-name="ce2">
            <text:p>30.04.2015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date" office:date-value="2015-05-01T00:00:00" table:style-name="ce2">
            <text:p>01.05.2015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date" office:date-value="2015-05-02T00:00:00" table:style-name="ce2">
            <text:p>02.05.2015</text:p>
          </table:table-cell>
          <table:table-cell office:value-type="float" office:value="249" table:style-name="ce1">
            <text:p>249</text:p>
          </table:table-cell>
          <table:table-cell table:number-columns-repeated="16382"/>
        </table:table-row>
        <table:table-row table:style-name="ro1">
          <table:table-cell office:value-type="date" office:date-value="2015-05-03T00:00:00" table:style-name="ce2">
            <text:p>03.05.2015</text:p>
          </table:table-cell>
          <table:table-cell office:value-type="float" office:value="313" table:style-name="ce1">
            <text:p>313</text:p>
          </table:table-cell>
          <table:table-cell table:number-columns-repeated="16382"/>
        </table:table-row>
        <table:table-row table:style-name="ro1">
          <table:table-cell office:value-type="date" office:date-value="2015-05-04T00:00:00" table:style-name="ce2">
            <text:p>04.05.2015</text:p>
          </table:table-cell>
          <table:table-cell office:value-type="float" office:value="316" table:style-name="ce1">
            <text:p>316</text:p>
          </table:table-cell>
          <table:table-cell table:number-columns-repeated="16382"/>
        </table:table-row>
        <table:table-row table:style-name="ro1">
          <table:table-cell office:value-type="date" office:date-value="2015-05-05T00:00:00" table:style-name="ce2">
            <text:p>05.05.2015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1">
          <table:table-cell office:value-type="date" office:date-value="2015-05-06T00:00:00" table:style-name="ce2">
            <text:p>06.05.2015</text:p>
          </table:table-cell>
          <table:table-cell office:value-type="float" office:value="331" table:style-name="ce1">
            <text:p>331</text:p>
          </table:table-cell>
          <table:table-cell table:number-columns-repeated="16382"/>
        </table:table-row>
        <table:table-row table:style-name="ro1">
          <table:table-cell office:value-type="date" office:date-value="2015-05-07T00:00:00" table:style-name="ce2">
            <text:p>07.05.2015</text:p>
          </table:table-cell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 office:value-type="date" office:date-value="2015-05-08T00:00:00" table:style-name="ce2">
            <text:p>08.05.2015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date" office:date-value="2015-05-09T00:00:00" table:style-name="ce2">
            <text:p>09.05.2015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date" office:date-value="2015-05-10T00:00:00" table:style-name="ce2">
            <text:p>10.05.2015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date" office:date-value="2015-05-11T00:00:00" table:style-name="ce2">
            <text:p>11.05.2015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date" office:date-value="2015-05-12T00:00:00" table:style-name="ce2">
            <text:p>12.05.2015</text:p>
          </table:table-cell>
          <table:table-cell office:value-type="float" office:value="323" table:style-name="ce1">
            <text:p>323</text:p>
          </table:table-cell>
          <table:table-cell table:number-columns-repeated="16382"/>
        </table:table-row>
        <table:table-row table:style-name="ro1">
          <table:table-cell office:value-type="date" office:date-value="2015-05-13T00:00:00" table:style-name="ce2">
            <text:p>13.05.2015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date" office:date-value="2015-05-14T00:00:00" table:style-name="ce2">
            <text:p>14.05.2015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date" office:date-value="2015-05-15T00:00:00" table:style-name="ce2">
            <text:p>15.05.2015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1">
          <table:table-cell office:value-type="date" office:date-value="2015-05-16T00:00:00" table:style-name="ce2">
            <text:p>16.05.2015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date" office:date-value="2015-05-17T00:00:00" table:style-name="ce2">
            <text:p>17.05.2015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1">
          <table:table-cell office:value-type="date" office:date-value="2015-05-18T00:00:00" table:style-name="ce2">
            <text:p>18.05.2015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1">
          <table:table-cell office:value-type="date" office:date-value="2015-05-19T00:00:00" table:style-name="ce2">
            <text:p>19.05.2015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1">
          <table:table-cell office:value-type="date" office:date-value="2015-05-20T00:00:00" table:style-name="ce2">
            <text:p>20.05.2015</text:p>
          </table:table-cell>
          <table:table-cell office:value-type="float" office:value="324" table:style-name="ce1">
            <text:p>324</text:p>
          </table:table-cell>
          <table:table-cell table:number-columns-repeated="16382"/>
        </table:table-row>
        <table:table-row table:style-name="ro1">
          <table:table-cell office:value-type="date" office:date-value="2015-05-21T00:00:00" table:style-name="ce2">
            <text:p>21.05.2015</text:p>
          </table:table-cell>
          <table:table-cell office:value-type="float" office:value="319" table:style-name="ce1">
            <text:p>319</text:p>
          </table:table-cell>
          <table:table-cell table:number-columns-repeated="16382"/>
        </table:table-row>
        <table:table-row table:style-name="ro1">
          <table:table-cell office:value-type="date" office:date-value="2015-05-22T00:00:00" table:style-name="ce2">
            <text:p>22.05.2015</text:p>
          </table:table-cell>
          <table:table-cell office:value-type="float" office:value="329" table:style-name="ce1">
            <text:p>329</text:p>
          </table:table-cell>
          <table:table-cell table:number-columns-repeated="16382"/>
        </table:table-row>
        <table:table-row table:style-name="ro1">
          <table:table-cell office:value-type="date" office:date-value="2015-05-23T00:00:00" table:style-name="ce2">
            <text:p>23.05.2015</text:p>
          </table:table-cell>
          <table:table-cell office:value-type="float" office:value="332" table:style-name="ce1">
            <text:p>332</text:p>
          </table:table-cell>
          <table:table-cell table:number-columns-repeated="16382"/>
        </table:table-row>
        <table:table-row table:style-name="ro1">
          <table:table-cell office:value-type="date" office:date-value="2015-05-24T00:00:00" table:style-name="ce2">
            <text:p>24.05.2015</text:p>
          </table:table-cell>
          <table:table-cell office:value-type="float" office:value="334" table:style-name="ce1">
            <text:p>334</text:p>
          </table:table-cell>
          <table:table-cell table:number-columns-repeated="16382"/>
        </table:table-row>
        <table:table-row table:style-name="ro1">
          <table:table-cell office:value-type="date" office:date-value="2015-05-25T00:00:00" table:style-name="ce2">
            <text:p>25.05.2015</text:p>
          </table:table-cell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 office:value-type="date" office:date-value="2015-05-26T00:00:00" table:style-name="ce2">
            <text:p>26.05.2015</text:p>
          </table:table-cell>
          <table:table-cell office:value-type="float" office:value="323" table:style-name="ce1">
            <text:p>323</text:p>
          </table:table-cell>
          <table:table-cell table:number-columns-repeated="16382"/>
        </table:table-row>
        <table:table-row table:style-name="ro1">
          <table:table-cell office:value-type="date" office:date-value="2015-05-27T00:00:00" table:style-name="ce2">
            <text:p>27.05.2015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date" office:date-value="2015-05-28T00:00:00" table:style-name="ce2">
            <text:p>28.05.2015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1">
          <table:table-cell office:value-type="date" office:date-value="2015-05-29T00:00:00" table:style-name="ce2">
            <text:p>29.05.2015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date" office:date-value="2015-05-30T00:00:00" table:style-name="ce2">
            <text:p>30.05.2015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date" office:date-value="2015-05-31T00:00:00" table:style-name="ce2">
            <text:p>31.05.2015</text:p>
          </table:table-cell>
          <table:table-cell office:value-type="float" office:value="309" table:style-name="ce1">
            <text:p>309</text:p>
          </table:table-cell>
          <table:table-cell table:number-columns-repeated="16382"/>
        </table:table-row>
        <table:table-row table:style-name="ro1">
          <table:table-cell office:value-type="date" office:date-value="2015-06-01T00:00:00" table:style-name="ce2">
            <text:p>01.06.2015</text:p>
          </table:table-cell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 office:value-type="date" office:date-value="2015-06-02T00:00:00" table:style-name="ce2">
            <text:p>02.06.2015</text:p>
          </table:table-cell>
          <table:table-cell office:value-type="float" office:value="302" table:style-name="ce1">
            <text:p>302</text:p>
          </table:table-cell>
          <table:table-cell table:number-columns-repeated="16382"/>
        </table:table-row>
        <table:table-row table:style-name="ro1">
          <table:table-cell office:value-type="date" office:date-value="2015-06-03T00:00:00" table:style-name="ce2">
            <text:p>03.06.2015</text:p>
          </table:table-cell>
          <table:table-cell office:value-type="float" office:value="309" table:style-name="ce1">
            <text:p>309</text:p>
          </table:table-cell>
          <table:table-cell table:number-columns-repeated="16382"/>
        </table:table-row>
        <table:table-row table:style-name="ro1">
          <table:table-cell office:value-type="date" office:date-value="2015-06-04T00:00:00" table:style-name="ce2">
            <text:p>04.06.2015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date" office:date-value="2015-06-05T00:00:00" table:style-name="ce2">
            <text:p>05.06.2015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date" office:date-value="2015-06-06T00:00:00" table:style-name="ce2">
            <text:p>06.06.2015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1">
          <table:table-cell office:value-type="date" office:date-value="2015-06-07T00:00:00" table:style-name="ce2">
            <text:p>07.06.2015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date" office:date-value="2015-06-08T00:00:00" table:style-name="ce2">
            <text:p>08.06.2015</text:p>
          </table:table-cell>
          <table:table-cell office:value-type="float" office:value="298" table:style-name="ce1">
            <text:p>298</text:p>
          </table:table-cell>
          <table:table-cell table:number-columns-repeated="16382"/>
        </table:table-row>
        <table:table-row table:style-name="ro1">
          <table:table-cell office:value-type="date" office:date-value="2015-06-09T00:00:00" table:style-name="ce2">
            <text:p>09.06.2015</text:p>
          </table:table-cell>
          <table:table-cell office:value-type="float" office:value="303" table:style-name="ce1">
            <text:p>303</text:p>
          </table:table-cell>
          <table:table-cell table:number-columns-repeated="16382"/>
        </table:table-row>
        <table:table-row table:style-name="ro1">
          <table:table-cell office:value-type="date" office:date-value="2015-06-10T00:00:00" table:style-name="ce2">
            <text:p>10.06.2015</text:p>
          </table:table-cell>
          <table:table-cell office:value-type="float" office:value="302" table:style-name="ce1">
            <text:p>302</text:p>
          </table:table-cell>
          <table:table-cell table:number-columns-repeated="16382"/>
        </table:table-row>
        <table:table-row table:style-name="ro1">
          <table:table-cell office:value-type="date" office:date-value="2015-06-11T00:00:00" table:style-name="ce2">
            <text:p>11.06.2015</text:p>
          </table:table-cell>
          <table:table-cell office:value-type="float" office:value="310" table:style-name="ce1">
            <text:p>310</text:p>
          </table:table-cell>
          <table:table-cell table:number-columns-repeated="16382"/>
        </table:table-row>
        <table:table-row table:style-name="ro1">
          <table:table-cell office:value-type="date" office:date-value="2015-06-12T00:00:00" table:style-name="ce2">
            <text:p>12.06.2015</text:p>
          </table:table-cell>
          <table:table-cell office:value-type="float" office:value="302" table:style-name="ce1">
            <text:p>302</text:p>
          </table:table-cell>
          <table:table-cell table:number-columns-repeated="16382"/>
        </table:table-row>
        <table:table-row table:style-name="ro1">
          <table:table-cell office:value-type="date" office:date-value="2015-06-13T00:00:00" table:style-name="ce2">
            <text:p>13.06.2015</text:p>
          </table:table-cell>
          <table:table-cell office:value-type="float" office:value="297" table:style-name="ce1">
            <text:p>297</text:p>
          </table:table-cell>
          <table:table-cell table:number-columns-repeated="16382"/>
        </table:table-row>
        <table:table-row table:style-name="ro1">
          <table:table-cell office:value-type="date" office:date-value="2015-06-14T00:00:00" table:style-name="ce2">
            <text:p>14.06.2015</text:p>
          </table:table-cell>
          <table:table-cell office:value-type="float" office:value="304" table:style-name="ce1">
            <text:p>304</text:p>
          </table:table-cell>
          <table:table-cell table:number-columns-repeated="16382"/>
        </table:table-row>
        <table:table-row table:style-name="ro1">
          <table:table-cell office:value-type="date" office:date-value="2015-06-15T00:00:00" table:style-name="ce2">
            <text:p>15.06.2015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1">
          <table:table-cell office:value-type="date" office:date-value="2015-06-16T00:00:00" table:style-name="ce2">
            <text:p>16.06.2015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date" office:date-value="2015-06-17T00:00:00" table:style-name="ce2">
            <text:p>17.06.2015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date" office:date-value="2015-06-18T00:00:00" table:style-name="ce2">
            <text:p>18.06.2015</text:p>
          </table:table-cell>
          <table:table-cell office:value-type="float" office:value="314" table:style-name="ce1">
            <text:p>314</text:p>
          </table:table-cell>
          <table:table-cell table:number-columns-repeated="16382"/>
        </table:table-row>
        <table:table-row table:style-name="ro1">
          <table:table-cell office:value-type="date" office:date-value="2015-06-19T00:00:00" table:style-name="ce2">
            <text:p>19.06.2015</text:p>
          </table:table-cell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 office:value-type="date" office:date-value="2015-06-20T00:00:00" table:style-name="ce2">
            <text:p>20.06.2015</text:p>
          </table:table-cell>
          <table:table-cell office:value-type="float" office:value="317" table:style-name="ce1">
            <text:p>317</text:p>
          </table:table-cell>
          <table:table-cell table:number-columns-repeated="16382"/>
        </table:table-row>
        <table:table-row table:style-name="ro1">
          <table:table-cell office:value-type="date" office:date-value="2015-06-21T00:00:00" table:style-name="ce2">
            <text:p>21.06.2015</text:p>
          </table:table-cell>
          <table:table-cell office:value-type="float" office:value="309" table:style-name="ce1">
            <text:p>309</text:p>
          </table:table-cell>
          <table:table-cell table:number-columns-repeated="16382"/>
        </table:table-row>
        <table:table-row table:style-name="ro1">
          <table:table-cell office:value-type="date" office:date-value="2015-06-22T00:00:00" table:style-name="ce2">
            <text:p>22.06.2015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date" office:date-value="2015-06-23T00:00:00" table:style-name="ce2">
            <text:p>23.06.2015</text:p>
          </table:table-cell>
          <table:table-cell office:value-type="float" office:value="302" table:style-name="ce1">
            <text:p>302</text:p>
          </table:table-cell>
          <table:table-cell table:number-columns-repeated="16382"/>
        </table:table-row>
        <table:table-row table:style-name="ro1">
          <table:table-cell office:value-type="date" office:date-value="2015-06-24T00:00:00" table:style-name="ce2">
            <text:p>24.06.2015</text:p>
          </table:table-cell>
          <table:table-cell office:value-type="float" office:value="296" table:style-name="ce1">
            <text:p>296</text:p>
          </table:table-cell>
          <table:table-cell table:number-columns-repeated="16382"/>
        </table:table-row>
        <table:table-row table:style-name="ro1">
          <table:table-cell office:value-type="date" office:date-value="2015-06-25T00:00:00" table:style-name="ce2">
            <text:p>25.06.2015</text:p>
          </table:table-cell>
          <table:table-cell office:value-type="float" office:value="293" table:style-name="ce1">
            <text:p>293</text:p>
          </table:table-cell>
          <table:table-cell table:number-columns-repeated="16382"/>
        </table:table-row>
        <table:table-row table:style-name="ro1">
          <table:table-cell office:value-type="date" office:date-value="2015-06-26T00:00:00" table:style-name="ce2">
            <text:p>26.06.2015</text:p>
          </table:table-cell>
          <table:table-cell office:value-type="float" office:value="302" table:style-name="ce1">
            <text:p>302</text:p>
          </table:table-cell>
          <table:table-cell table:number-columns-repeated="16382"/>
        </table:table-row>
        <table:table-row table:style-name="ro1">
          <table:table-cell office:value-type="date" office:date-value="2015-06-27T00:00:00" table:style-name="ce2">
            <text:p>27.06.2015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date" office:date-value="2015-06-28T00:00:00" table:style-name="ce2">
            <text:p>28.06.2015</text:p>
          </table:table-cell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 office:value-type="date" office:date-value="2015-06-29T00:00:00" table:style-name="ce2">
            <text:p>29.06.2015</text:p>
          </table:table-cell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 office:value-type="date" office:date-value="2015-06-30T00:00:00" table:style-name="ce2">
            <text:p>30.06.2015</text:p>
          </table:table-cell>
          <table:table-cell office:value-type="float" office:value="315" table:style-name="ce1">
            <text:p>315</text:p>
          </table:table-cell>
          <table:table-cell table:number-columns-repeated="16382"/>
        </table:table-row>
        <table:table-row table:style-name="ro1">
          <table:table-cell office:value-type="date" office:date-value="2015-07-01T00:00:00" table:style-name="ce2">
            <text:p>01.07.2015</text:p>
          </table:table-cell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office:value-type="date" office:date-value="2015-07-02T00:00:00" table:style-name="ce2">
            <text:p>02.07.2015</text:p>
          </table:table-cell>
          <table:table-cell office:value-type="float" office:value="304" table:style-name="ce1">
            <text:p>304</text:p>
          </table:table-cell>
          <table:table-cell table:number-columns-repeated="16382"/>
        </table:table-row>
        <table:table-row table:style-name="ro1">
          <table:table-cell office:value-type="date" office:date-value="2015-07-03T00:00:00" table:style-name="ce2">
            <text:p>03.07.2015</text:p>
          </table:table-cell>
          <table:table-cell office:value-type="float" office:value="302" table:style-name="ce1">
            <text:p>302</text:p>
          </table:table-cell>
          <table:table-cell table:number-columns-repeated="16382"/>
        </table:table-row>
        <table:table-row table:style-name="ro1">
          <table:table-cell office:value-type="date" office:date-value="2015-07-04T00:00:00" table:style-name="ce2">
            <text:p>04.07.2015</text:p>
          </table:table-cell>
          <table:table-cell office:value-type="float" office:value="296" table:style-name="ce1">
            <text:p>296</text:p>
          </table:table-cell>
          <table:table-cell table:number-columns-repeated="16382"/>
        </table:table-row>
        <table:table-row table:style-name="ro1">
          <table:table-cell office:value-type="date" office:date-value="2015-07-05T00:00:00" table:style-name="ce2">
            <text:p>05.07.2015</text:p>
          </table:table-cell>
          <table:table-cell office:value-type="float" office:value="286" table:style-name="ce1">
            <text:p>286</text:p>
          </table:table-cell>
          <table:table-cell table:number-columns-repeated="16382"/>
        </table:table-row>
        <table:table-row table:style-name="ro1">
          <table:table-cell office:value-type="date" office:date-value="2015-07-06T00:00:00" table:style-name="ce2">
            <text:p>06.07.2015</text:p>
          </table:table-cell>
          <table:table-cell office:value-type="float" office:value="279" table:style-name="ce1">
            <text:p>279</text:p>
          </table:table-cell>
          <table:table-cell table:number-columns-repeated="16382"/>
        </table:table-row>
        <table:table-row table:style-name="ro1">
          <table:table-cell office:value-type="date" office:date-value="2015-07-07T00:00:00" table:style-name="ce2">
            <text:p>07.07.2015</text:p>
          </table:table-cell>
          <table:table-cell office:value-type="float" office:value="277" table:style-name="ce1">
            <text:p>277</text:p>
          </table:table-cell>
          <table:table-cell table:number-columns-repeated="16382"/>
        </table:table-row>
        <table:table-row table:style-name="ro1">
          <table:table-cell office:value-type="date" office:date-value="2015-07-08T00:00:00" table:style-name="ce2">
            <text:p>08.07.2015</text:p>
          </table:table-cell>
          <table:table-cell office:value-type="float" office:value="278" table:style-name="ce1">
            <text:p>278</text:p>
          </table:table-cell>
          <table:table-cell table:number-columns-repeated="16382"/>
        </table:table-row>
        <table:table-row table:style-name="ro1">
          <table:table-cell office:value-type="date" office:date-value="2015-07-09T00:00:00" table:style-name="ce2">
            <text:p>09.07.2015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date" office:date-value="2015-07-10T00:00:00" table:style-name="ce2">
            <text:p>10.07.2015</text:p>
          </table:table-cell>
          <table:table-cell office:value-type="float" office:value="268" table:style-name="ce1">
            <text:p>268</text:p>
          </table:table-cell>
          <table:table-cell table:number-columns-repeated="16382"/>
        </table:table-row>
        <table:table-row table:style-name="ro1">
          <table:table-cell office:value-type="date" office:date-value="2015-07-11T00:00:00" table:style-name="ce2">
            <text:p>11.07.2015</text:p>
          </table:table-cell>
          <table:table-cell office:value-type="float" office:value="271" table:style-name="ce1">
            <text:p>271</text:p>
          </table:table-cell>
          <table:table-cell table:number-columns-repeated="16382"/>
        </table:table-row>
        <table:table-row table:style-name="ro1">
          <table:table-cell office:value-type="date" office:date-value="2015-07-12T00:00:00" table:style-name="ce2">
            <text:p>12.07.2015</text:p>
          </table:table-cell>
          <table:table-cell office:value-type="float" office:value="265" table:style-name="ce1">
            <text:p>265</text:p>
          </table:table-cell>
          <table:table-cell table:number-columns-repeated="16382"/>
        </table:table-row>
        <table:table-row table:style-name="ro1">
          <table:table-cell office:value-type="date" office:date-value="2015-07-13T00:00:00" table:style-name="ce2">
            <text:p>13.07.2015</text:p>
          </table:table-cell>
          <table:table-cell office:value-type="float" office:value="268" table:style-name="ce1">
            <text:p>268</text:p>
          </table:table-cell>
          <table:table-cell table:number-columns-repeated="16382"/>
        </table:table-row>
        <table:table-row table:style-name="ro1">
          <table:table-cell office:value-type="date" office:date-value="2015-07-14T00:00:00" table:style-name="ce2">
            <text:p>14.07.2015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5-07-15T00:00:00" table:style-name="ce2">
            <text:p>15.07.2015</text:p>
          </table:table-cell>
          <table:table-cell office:value-type="float" office:value="256" table:style-name="ce1">
            <text:p>256</text:p>
          </table:table-cell>
          <table:table-cell table:number-columns-repeated="16382"/>
        </table:table-row>
        <table:table-row table:style-name="ro1">
          <table:table-cell office:value-type="date" office:date-value="2015-07-16T00:00:00" table:style-name="ce2">
            <text:p>16.07.2015</text:p>
          </table:table-cell>
          <table:table-cell office:value-type="float" office:value="266" table:style-name="ce1">
            <text:p>266</text:p>
          </table:table-cell>
          <table:table-cell table:number-columns-repeated="16382"/>
        </table:table-row>
        <table:table-row table:style-name="ro1">
          <table:table-cell office:value-type="date" office:date-value="2015-07-17T00:00:00" table:style-name="ce2">
            <text:p>17.07.2015</text:p>
          </table:table-cell>
          <table:table-cell office:value-type="float" office:value="273" table:style-name="ce1">
            <text:p>273</text:p>
          </table:table-cell>
          <table:table-cell table:number-columns-repeated="16382"/>
        </table:table-row>
        <table:table-row table:style-name="ro1">
          <table:table-cell office:value-type="date" office:date-value="2015-07-18T00:00:00" table:style-name="ce2">
            <text:p>18.07.2015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5-07-19T00:00:00" table:style-name="ce2">
            <text:p>19.07.2015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5-07-20T00:00:00" table:style-name="ce2">
            <text:p>20.07.2015</text:p>
          </table:table-cell>
          <table:table-cell office:value-type="float" office:value="259" table:style-name="ce1">
            <text:p>259</text:p>
          </table:table-cell>
          <table:table-cell table:number-columns-repeated="16382"/>
        </table:table-row>
        <table:table-row table:style-name="ro1">
          <table:table-cell office:value-type="date" office:date-value="2015-07-21T00:00:00" table:style-name="ce2">
            <text:p>21.07.2015</text:p>
          </table:table-cell>
          <table:table-cell office:value-type="float" office:value="251" table:style-name="ce1">
            <text:p>251</text:p>
          </table:table-cell>
          <table:table-cell table:number-columns-repeated="16382"/>
        </table:table-row>
        <table:table-row table:style-name="ro1">
          <table:table-cell office:value-type="date" office:date-value="2015-07-22T00:00:00" table:style-name="ce2">
            <text:p>22.07.2015</text:p>
          </table:table-cell>
          <table:table-cell office:value-type="float" office:value="243" table:style-name="ce1">
            <text:p>243</text:p>
          </table:table-cell>
          <table:table-cell table:number-columns-repeated="16382"/>
        </table:table-row>
        <table:table-row table:style-name="ro1">
          <table:table-cell office:value-type="date" office:date-value="2015-07-23T00:00:00" table:style-name="ce2">
            <text:p>23.07.2015</text:p>
          </table:table-cell>
          <table:table-cell office:value-type="float" office:value="233" table:style-name="ce1">
            <text:p>233</text:p>
          </table:table-cell>
          <table:table-cell table:number-columns-repeated="16382"/>
        </table:table-row>
        <table:table-row table:style-name="ro1">
          <table:table-cell office:value-type="date" office:date-value="2015-07-24T00:00:00" table:style-name="ce2">
            <text:p>24.07.2015</text:p>
          </table:table-cell>
          <table:table-cell office:value-type="float" office:value="224" table:style-name="ce1">
            <text:p>224</text:p>
          </table:table-cell>
          <table:table-cell table:number-columns-repeated="16382"/>
        </table:table-row>
        <table:table-row table:style-name="ro1">
          <table:table-cell office:value-type="date" office:date-value="2015-07-25T00:00:00" table:style-name="ce2">
            <text:p>25.07.2015</text:p>
          </table:table-cell>
          <table:table-cell office:value-type="float" office:value="228" table:style-name="ce1">
            <text:p>228</text:p>
          </table:table-cell>
          <table:table-cell table:number-columns-repeated="16382"/>
        </table:table-row>
        <table:table-row table:style-name="ro1">
          <table:table-cell office:value-type="date" office:date-value="2015-07-26T00:00:00" table:style-name="ce2">
            <text:p>26.07.2015</text:p>
          </table:table-cell>
          <table:table-cell office:value-type="float" office:value="230" table:style-name="ce1">
            <text:p>230</text:p>
          </table:table-cell>
          <table:table-cell table:number-columns-repeated="16382"/>
        </table:table-row>
        <table:table-row table:style-name="ro1">
          <table:table-cell office:value-type="date" office:date-value="2015-07-27T00:00:00" table:style-name="ce2">
            <text:p>27.07.2015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1">
          <table:table-cell office:value-type="date" office:date-value="2015-07-28T00:00:00" table:style-name="ce2">
            <text:p>28.07.2015</text:p>
          </table:table-cell>
          <table:table-cell office:value-type="float" office:value="239" table:style-name="ce1">
            <text:p>239</text:p>
          </table:table-cell>
          <table:table-cell table:number-columns-repeated="16382"/>
        </table:table-row>
        <table:table-row table:style-name="ro1">
          <table:table-cell office:value-type="date" office:date-value="2015-07-29T00:00:00" table:style-name="ce2">
            <text:p>29.07.2015</text:p>
          </table:table-cell>
          <table:table-cell office:value-type="float" office:value="247" table:style-name="ce1">
            <text:p>247</text:p>
          </table:table-cell>
          <table:table-cell table:number-columns-repeated="16382"/>
        </table:table-row>
        <table:table-row table:style-name="ro1">
          <table:table-cell office:value-type="date" office:date-value="2015-07-30T00:00:00" table:style-name="ce2">
            <text:p>30.07.2015</text:p>
          </table:table-cell>
          <table:table-cell office:value-type="float" office:value="251" table:style-name="ce1">
            <text:p>251</text:p>
          </table:table-cell>
          <table:table-cell table:number-columns-repeated="16382"/>
        </table:table-row>
        <table:table-row table:style-name="ro1">
          <table:table-cell office:value-type="date" office:date-value="2015-07-31T00:00:00" table:style-name="ce2">
            <text:p>31.07.2015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date" office:date-value="2015-08-01T00:00:00" table:style-name="ce2">
            <text:p>01.08.2015</text:p>
          </table:table-cell>
          <table:table-cell office:value-type="float" office:value="253" table:style-name="ce1">
            <text:p>253</text:p>
          </table:table-cell>
          <table:table-cell table:number-columns-repeated="16382"/>
        </table:table-row>
        <table:table-row table:style-name="ro1">
          <table:table-cell office:value-type="date" office:date-value="2015-08-02T00:00:00" table:style-name="ce2">
            <text:p>02.08.2015</text:p>
          </table:table-cell>
          <table:table-cell office:value-type="float" office:value="257" table:style-name="ce1">
            <text:p>257</text:p>
          </table:table-cell>
          <table:table-cell table:number-columns-repeated="16382"/>
        </table:table-row>
        <table:table-row table:style-name="ro1">
          <table:table-cell office:value-type="date" office:date-value="2015-08-03T00:00:00" table:style-name="ce2">
            <text:p>03.08.2015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5-08-04T00:00:00" table:style-name="ce2">
            <text:p>04.08.2015</text:p>
          </table:table-cell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office:value-type="date" office:date-value="2015-08-05T00:00:00" table:style-name="ce2">
            <text:p>05.08.2015</text:p>
          </table:table-cell>
          <table:table-cell office:value-type="float" office:value="238" table:style-name="ce1">
            <text:p>238</text:p>
          </table:table-cell>
          <table:table-cell table:number-columns-repeated="16382"/>
        </table:table-row>
        <table:table-row table:style-name="ro1">
          <table:table-cell office:value-type="date" office:date-value="2015-08-06T00:00:00" table:style-name="ce2">
            <text:p>06.08.2015</text:p>
          </table:table-cell>
          <table:table-cell office:value-type="float" office:value="235" table:style-name="ce1">
            <text:p>235</text:p>
          </table:table-cell>
          <table:table-cell table:number-columns-repeated="16382"/>
        </table:table-row>
        <table:table-row table:style-name="ro1">
          <table:table-cell office:value-type="date" office:date-value="2015-08-07T00:00:00" table:style-name="ce2">
            <text:p>07.08.2015</text:p>
          </table:table-cell>
          <table:table-cell office:value-type="float" office:value="237" table:style-name="ce1">
            <text:p>237</text:p>
          </table:table-cell>
          <table:table-cell table:number-columns-repeated="16382"/>
        </table:table-row>
        <table:table-row table:style-name="ro1">
          <table:table-cell office:value-type="date" office:date-value="2015-08-08T00:00:00" table:style-name="ce2">
            <text:p>08.08.2015</text:p>
          </table:table-cell>
          <table:table-cell office:value-type="float" office:value="227" table:style-name="ce1">
            <text:p>227</text:p>
          </table:table-cell>
          <table:table-cell table:number-columns-repeated="16382"/>
        </table:table-row>
        <table:table-row table:style-name="ro1">
          <table:table-cell office:value-type="date" office:date-value="2015-08-09T00:00:00" table:style-name="ce2">
            <text:p>09.08.2015</text:p>
          </table:table-cell>
          <table:table-cell office:value-type="float" office:value="222" table:style-name="ce1">
            <text:p>222</text:p>
          </table:table-cell>
          <table:table-cell table:number-columns-repeated="16382"/>
        </table:table-row>
        <table:table-row table:style-name="ro1">
          <table:table-cell office:value-type="date" office:date-value="2015-08-10T00:00:00" table:style-name="ce2">
            <text:p>10.08.2015</text:p>
          </table:table-cell>
          <table:table-cell office:value-type="float" office:value="230" table:style-name="ce1">
            <text:p>230</text:p>
          </table:table-cell>
          <table:table-cell table:number-columns-repeated="16382"/>
        </table:table-row>
        <table:table-row table:style-name="ro1">
          <table:table-cell office:value-type="date" office:date-value="2015-08-11T00:00:00" table:style-name="ce2">
            <text:p>11.08.2015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date" office:date-value="2015-08-12T00:00:00" table:style-name="ce2">
            <text:p>12.08.2015</text:p>
          </table:table-cell>
          <table:table-cell office:value-type="float" office:value="231" table:style-name="ce1">
            <text:p>231</text:p>
          </table:table-cell>
          <table:table-cell table:number-columns-repeated="16382"/>
        </table:table-row>
        <table:table-row table:style-name="ro1">
          <table:table-cell office:value-type="date" office:date-value="2015-08-13T00:00:00" table:style-name="ce2">
            <text:p>13.08.2015</text:p>
          </table:table-cell>
          <table:table-cell office:value-type="float" office:value="228" table:style-name="ce1">
            <text:p>228</text:p>
          </table:table-cell>
          <table:table-cell table:number-columns-repeated="16382"/>
        </table:table-row>
        <table:table-row table:style-name="ro1">
          <table:table-cell office:value-type="date" office:date-value="2015-08-14T00:00:00" table:style-name="ce2">
            <text:p>14.08.2015</text:p>
          </table:table-cell>
          <table:table-cell office:value-type="float" office:value="235" table:style-name="ce1">
            <text:p>235</text:p>
          </table:table-cell>
          <table:table-cell table:number-columns-repeated="16382"/>
        </table:table-row>
        <table:table-row table:style-name="ro1">
          <table:table-cell office:value-type="date" office:date-value="2015-08-15T00:00:00" table:style-name="ce2">
            <text:p>15.08.2015</text:p>
          </table:table-cell>
          <table:table-cell office:value-type="float" office:value="238" table:style-name="ce1">
            <text:p>238</text:p>
          </table:table-cell>
          <table:table-cell table:number-columns-repeated="16382"/>
        </table:table-row>
        <table:table-row table:style-name="ro1">
          <table:table-cell office:value-type="date" office:date-value="2015-08-16T00:00:00" table:style-name="ce2">
            <text:p>16.08.2015</text:p>
          </table:table-cell>
          <table:table-cell office:value-type="float" office:value="236" table:style-name="ce1">
            <text:p>236</text:p>
          </table:table-cell>
          <table:table-cell table:number-columns-repeated="16382"/>
        </table:table-row>
        <table:table-row table:style-name="ro1">
          <table:table-cell office:value-type="date" office:date-value="2015-08-17T00:00:00" table:style-name="ce2">
            <text:p>17.08.2015</text:p>
          </table:table-cell>
          <table:table-cell office:value-type="float" office:value="241" table:style-name="ce1">
            <text:p>241</text:p>
          </table:table-cell>
          <table:table-cell table:number-columns-repeated="16382"/>
        </table:table-row>
        <table:table-row table:style-name="ro1">
          <table:table-cell office:value-type="date" office:date-value="2015-08-18T00:00:00" table:style-name="ce2">
            <text:p>18.08.2015</text:p>
          </table:table-cell>
          <table:table-cell office:value-type="float" office:value="236" table:style-name="ce1">
            <text:p>236</text:p>
          </table:table-cell>
          <table:table-cell table:number-columns-repeated="16382"/>
        </table:table-row>
        <table:table-row table:style-name="ro1">
          <table:table-cell office:value-type="date" office:date-value="2015-08-19T00:00:00" table:style-name="ce2">
            <text:p>19.08.2015</text:p>
          </table:table-cell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office:value-type="date" office:date-value="2015-08-20T00:00:00" table:style-name="ce2">
            <text:p>20.08.2015</text:p>
          </table:table-cell>
          <table:table-cell office:value-type="float" office:value="242" table:style-name="ce1">
            <text:p>242</text:p>
          </table:table-cell>
          <table:table-cell table:number-columns-repeated="16382"/>
        </table:table-row>
        <table:table-row table:style-name="ro1">
          <table:table-cell office:value-type="date" office:date-value="2015-08-21T00:00:00" table:style-name="ce2">
            <text:p>21.08.2015</text:p>
          </table:table-cell>
          <table:table-cell office:value-type="float" office:value="242" table:style-name="ce1">
            <text:p>242</text:p>
          </table:table-cell>
          <table:table-cell table:number-columns-repeated="16382"/>
        </table:table-row>
        <table:table-row table:style-name="ro1">
          <table:table-cell office:value-type="date" office:date-value="2015-08-22T00:00:00" table:style-name="ce2">
            <text:p>22.08.2015</text:p>
          </table:table-cell>
          <table:table-cell office:value-type="float" office:value="241" table:style-name="ce1">
            <text:p>241</text:p>
          </table:table-cell>
          <table:table-cell table:number-columns-repeated="16382"/>
        </table:table-row>
        <table:table-row table:style-name="ro1">
          <table:table-cell office:value-type="date" office:date-value="2015-08-23T00:00:00" table:style-name="ce2">
            <text:p>23.08.2015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1">
          <table:table-cell office:value-type="date" office:date-value="2015-08-24T00:00:00" table:style-name="ce2">
            <text:p>24.08.2015</text:p>
          </table:table-cell>
          <table:table-cell office:value-type="float" office:value="224" table:style-name="ce1">
            <text:p>224</text:p>
          </table:table-cell>
          <table:table-cell table:number-columns-repeated="16382"/>
        </table:table-row>
        <table:table-row table:style-name="ro1">
          <table:table-cell office:value-type="date" office:date-value="2015-08-25T00:00:00" table:style-name="ce2">
            <text:p>25.08.2015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date" office:date-value="2015-08-26T00:00:00" table:style-name="ce2">
            <text:p>26.08.2015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1">
          <table:table-cell office:value-type="date" office:date-value="2015-08-27T00:00:00" table:style-name="ce2">
            <text:p>27.08.2015</text:p>
          </table:table-cell>
          <table:table-cell office:value-type="float" office:value="206" table:style-name="ce1">
            <text:p>206</text:p>
          </table:table-cell>
          <table:table-cell table:number-columns-repeated="16382"/>
        </table:table-row>
        <table:table-row table:style-name="ro1">
          <table:table-cell office:value-type="date" office:date-value="2015-08-28T00:00:00" table:style-name="ce2">
            <text:p>28.08.2015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1">
          <table:table-cell office:value-type="date" office:date-value="2015-08-29T00:00:00" table:style-name="ce2">
            <text:p>29.08.2015</text:p>
          </table:table-cell>
          <table:table-cell office:value-type="float" office:value="217" table:style-name="ce1">
            <text:p>217</text:p>
          </table:table-cell>
          <table:table-cell table:number-columns-repeated="16382"/>
        </table:table-row>
        <table:table-row table:style-name="ro1">
          <table:table-cell office:value-type="date" office:date-value="2015-08-30T00:00:00" table:style-name="ce2">
            <text:p>30.08.2015</text:p>
          </table:table-cell>
          <table:table-cell office:value-type="float" office:value="217" table:style-name="ce1">
            <text:p>217</text:p>
          </table:table-cell>
          <table:table-cell table:number-columns-repeated="16382"/>
        </table:table-row>
        <table:table-row table:style-name="ro1">
          <table:table-cell office:value-type="date" office:date-value="2015-08-31T00:00:00" table:style-name="ce2">
            <text:p>31.08.2015</text:p>
          </table:table-cell>
          <table:table-cell office:value-type="float" office:value="219" table:style-name="ce1">
            <text:p>219</text:p>
          </table:table-cell>
          <table:table-cell table:number-columns-repeated="16382"/>
        </table:table-row>
        <table:table-row table:style-name="ro1">
          <table:table-cell office:value-type="date" office:date-value="2015-09-01T00:00:00" table:style-name="ce2">
            <text:p>01.09.2015</text:p>
          </table:table-cell>
          <table:table-cell office:value-type="float" office:value="218" table:style-name="ce1">
            <text:p>218</text:p>
          </table:table-cell>
          <table:table-cell table:number-columns-repeated="16382"/>
        </table:table-row>
        <table:table-row table:style-name="ro1">
          <table:table-cell office:value-type="date" office:date-value="2015-09-02T00:00:00" table:style-name="ce2">
            <text:p>02.09.2015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date" office:date-value="2015-09-03T00:00:00" table:style-name="ce2">
            <text:p>03.09.2015</text:p>
          </table:table-cell>
          <table:table-cell office:value-type="float" office:value="214" table:style-name="ce1">
            <text:p>214</text:p>
          </table:table-cell>
          <table:table-cell table:number-columns-repeated="16382"/>
        </table:table-row>
        <table:table-row table:style-name="ro1">
          <table:table-cell office:value-type="date" office:date-value="2015-09-04T00:00:00" table:style-name="ce2">
            <text:p>04.09.2015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office:value-type="date" office:date-value="2015-09-05T00:00:00" table:style-name="ce2">
            <text:p>05.09.2015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date" office:date-value="2015-09-06T00:00:00" table:style-name="ce2">
            <text:p>06.09.2015</text:p>
          </table:table-cell>
          <table:table-cell office:value-type="float" office:value="202" table:style-name="ce1">
            <text:p>202</text:p>
          </table:table-cell>
          <table:table-cell table:number-columns-repeated="16382"/>
        </table:table-row>
        <table:table-row table:style-name="ro1">
          <table:table-cell office:value-type="date" office:date-value="2015-09-07T00:00:00" table:style-name="ce2">
            <text:p>07.09.2015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5-09-08T00:00:00" table:style-name="ce2">
            <text:p>08.09.2015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date" office:date-value="2015-09-09T00:00:00" table:style-name="ce2">
            <text:p>09.09.2015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1">
          <table:table-cell office:value-type="date" office:date-value="2015-09-10T00:00:00" table:style-name="ce2">
            <text:p>10.09.2015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5-09-11T00:00:00" table:style-name="ce2">
            <text:p>11.09.2015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5-09-12T00:00:00" table:style-name="ce2">
            <text:p>12.09.2015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date" office:date-value="2015-09-13T00:00:00" table:style-name="ce2">
            <text:p>13.09.2015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5-09-14T00:00:00" table:style-name="ce2">
            <text:p>14.09.2015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5-09-15T00:00:00" table:style-name="ce2">
            <text:p>15.09.2015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5-09-16T00:00:00" table:style-name="ce2">
            <text:p>16.09.2015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5-09-17T00:00:00" table:style-name="ce2">
            <text:p>17.09.2015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date" office:date-value="2015-09-18T00:00:00" table:style-name="ce2">
            <text:p>18.09.2015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date" office:date-value="2015-09-19T00:00:00" table:style-name="ce2">
            <text:p>19.09.2015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5-09-20T00:00:00" table:style-name="ce2">
            <text:p>20.09.2015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date" office:date-value="2015-09-21T00:00:00" table:style-name="ce2">
            <text:p>21.09.2015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date" office:date-value="2015-09-22T00:00:00" table:style-name="ce2">
            <text:p>22.09.2015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date" office:date-value="2015-09-23T00:00:00" table:style-name="ce2">
            <text:p>23.09.2015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1">
          <table:table-cell office:value-type="date" office:date-value="2015-09-24T00:00:00" table:style-name="ce2">
            <text:p>24.09.2015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date" office:date-value="2015-09-25T00:00:00" table:style-name="ce2">
            <text:p>25.09.2015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5-09-26T00:00:00" table:style-name="ce2">
            <text:p>26.09.2015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date" office:date-value="2015-09-27T00:00:00" table:style-name="ce2">
            <text:p>27.09.2015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5-09-28T00:00:00" table:style-name="ce2">
            <text:p>28.09.2015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date" office:date-value="2015-09-29T00:00:00" table:style-name="ce2">
            <text:p>29.09.2015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5-09-30T00:00:00" table:style-name="ce2">
            <text:p>30.09.2015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5-10-01T00:00:00" table:style-name="ce2">
            <text:p>01.10.2015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5-10-02T00:00:00" table:style-name="ce2">
            <text:p>02.10.2015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5-10-03T00:00:00" table:style-name="ce2">
            <text:p>03.10.2015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date" office:date-value="2015-10-04T00:00:00" table:style-name="ce2">
            <text:p>04.10.2015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date" office:date-value="2015-10-05T00:00:00" table:style-name="ce2">
            <text:p>05.10.2015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date" office:date-value="2015-10-06T00:00:00" table:style-name="ce2">
            <text:p>06.10.2015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5-10-07T00:00:00" table:style-name="ce2">
            <text:p>07.10.2015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date" office:date-value="2015-10-08T00:00:00" table:style-name="ce2">
            <text:p>08.10.2015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date" office:date-value="2015-10-09T00:00:00" table:style-name="ce2">
            <text:p>09.10.2015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date" office:date-value="2015-10-10T00:00:00" table:style-name="ce2">
            <text:p>10.10.2015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date" office:date-value="2015-10-11T00:00:00" table:style-name="ce2">
            <text:p>11.10.2015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date" office:date-value="2015-10-12T00:00:00" table:style-name="ce2">
            <text:p>12.10.2015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date" office:date-value="2015-10-13T00:00:00" table:style-name="ce2">
            <text:p>13.10.2015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date" office:date-value="2015-10-14T00:00:00" table:style-name="ce2">
            <text:p>14.10.2015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date" office:date-value="2015-10-15T00:00:00" table:style-name="ce2">
            <text:p>15.10.2015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date" office:date-value="2015-10-16T00:00:00" table:style-name="ce2">
            <text:p>16.10.2015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date" office:date-value="2015-10-17T00:00:00" table:style-name="ce2">
            <text:p>17.10.2015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date" office:date-value="2015-10-18T00:00:00" table:style-name="ce2">
            <text:p>18.10.2015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date" office:date-value="2015-10-19T00:00:00" table:style-name="ce2">
            <text:p>19.10.2015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date" office:date-value="2015-10-20T00:00:00" table:style-name="ce2">
            <text:p>20.10.2015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date" office:date-value="2015-10-21T00:00:00" table:style-name="ce2">
            <text:p>21.10.2015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5-10-22T00:00:00" table:style-name="ce2">
            <text:p>22.10.2015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date" office:date-value="2015-10-23T00:00:00" table:style-name="ce2">
            <text:p>23.10.2015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1">
          <table:table-cell office:value-type="date" office:date-value="2015-10-24T00:00:00" table:style-name="ce2">
            <text:p>24.10.2015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date" office:date-value="2015-10-25T00:00:00" table:style-name="ce2">
            <text:p>25.10.2015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date" office:date-value="2015-10-26T00:00:00" table:style-name="ce2">
            <text:p>26.10.2015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date" office:date-value="2015-10-27T00:00:00" table:style-name="ce2">
            <text:p>27.10.2015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date" office:date-value="2015-10-28T00:00:00" table:style-name="ce2">
            <text:p>28.10.2015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date" office:date-value="2015-10-29T00:00:00" table:style-name="ce2">
            <text:p>29.10.2015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date" office:date-value="2015-10-30T00:00:00" table:style-name="ce2">
            <text:p>30.10.2015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date" office:date-value="2015-10-31T00:00:00" table:style-name="ce2">
            <text:p>31.10.2015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date" office:date-value="2015-11-01T00:00:00" table:style-name="ce2">
            <text:p>01.11.2015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date" office:date-value="2015-11-02T00:00:00" table:style-name="ce2">
            <text:p>02.11.2015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date" office:date-value="2015-11-03T00:00:00" table:style-name="ce2">
            <text:p>03.11.2015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1">
          <table:table-cell office:value-type="date" office:date-value="2015-11-04T00:00:00" table:style-name="ce2">
            <text:p>04.11.2015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date" office:date-value="2015-11-05T00:00:00" table:style-name="ce2">
            <text:p>05.11.2015</text:p>
          </table:table-cell>
          <table:table-cell office:value-type="float" office:value="217" table:style-name="ce1">
            <text:p>217</text:p>
          </table:table-cell>
          <table:table-cell table:number-columns-repeated="16382"/>
        </table:table-row>
        <table:table-row table:style-name="ro1">
          <table:table-cell office:value-type="date" office:date-value="2015-11-06T00:00:00" table:style-name="ce2">
            <text:p>06.11.2015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date" office:date-value="2015-11-07T00:00:00" table:style-name="ce2">
            <text:p>07.11.2015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1">
          <table:table-cell office:value-type="date" office:date-value="2015-11-08T00:00:00" table:style-name="ce2">
            <text:p>08.11.2015</text:p>
          </table:table-cell>
          <table:table-cell office:value-type="float" office:value="206" table:style-name="ce1">
            <text:p>206</text:p>
          </table:table-cell>
          <table:table-cell table:number-columns-repeated="16382"/>
        </table:table-row>
        <table:table-row table:style-name="ro1">
          <table:table-cell office:value-type="date" office:date-value="2015-11-09T00:00:00" table:style-name="ce2">
            <text:p>09.11.2015</text:p>
          </table:table-cell>
          <table:table-cell office:value-type="float" office:value="215" table:style-name="ce1">
            <text:p>215</text:p>
          </table:table-cell>
          <table:table-cell table:number-columns-repeated="16382"/>
        </table:table-row>
        <table:table-row table:style-name="ro1">
          <table:table-cell office:value-type="date" office:date-value="2015-11-10T00:00:00" table:style-name="ce2">
            <text:p>10.11.2015</text:p>
          </table:table-cell>
          <table:table-cell office:value-type="float" office:value="223" table:style-name="ce1">
            <text:p>223</text:p>
          </table:table-cell>
          <table:table-cell table:number-columns-repeated="16382"/>
        </table:table-row>
        <table:table-row table:style-name="ro1">
          <table:table-cell office:value-type="date" office:date-value="2015-11-11T00:00:00" table:style-name="ce2">
            <text:p>11.11.2015</text:p>
          </table:table-cell>
          <table:table-cell office:value-type="float" office:value="224" table:style-name="ce1">
            <text:p>224</text:p>
          </table:table-cell>
          <table:table-cell table:number-columns-repeated="16382"/>
        </table:table-row>
        <table:table-row table:style-name="ro1">
          <table:table-cell office:value-type="date" office:date-value="2015-11-12T00:00:00" table:style-name="ce2">
            <text:p>12.11.2015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date" office:date-value="2015-11-13T00:00:00" table:style-name="ce2">
            <text:p>13.11.2015</text:p>
          </table:table-cell>
          <table:table-cell office:value-type="float" office:value="213" table:style-name="ce1">
            <text:p>213</text:p>
          </table:table-cell>
          <table:table-cell table:number-columns-repeated="16382"/>
        </table:table-row>
        <table:table-row table:style-name="ro1">
          <table:table-cell office:value-type="date" office:date-value="2015-11-14T00:00:00" table:style-name="ce2">
            <text:p>14.11.2015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date" office:date-value="2015-11-15T00:00:00" table:style-name="ce2">
            <text:p>15.11.2015</text:p>
          </table:table-cell>
          <table:table-cell office:value-type="float" office:value="225" table:style-name="ce1">
            <text:p>225</text:p>
          </table:table-cell>
          <table:table-cell table:number-columns-repeated="16382"/>
        </table:table-row>
        <table:table-row table:style-name="ro1">
          <table:table-cell office:value-type="date" office:date-value="2015-11-16T00:00:00" table:style-name="ce2">
            <text:p>16.11.2015</text:p>
          </table:table-cell>
          <table:table-cell office:value-type="float" office:value="229" table:style-name="ce1">
            <text:p>229</text:p>
          </table:table-cell>
          <table:table-cell table:number-columns-repeated="16382"/>
        </table:table-row>
        <table:table-row table:style-name="ro1">
          <table:table-cell office:value-type="date" office:date-value="2015-11-17T00:00:00" table:style-name="ce2">
            <text:p>17.11.2015</text:p>
          </table:table-cell>
          <table:table-cell office:value-type="float" office:value="237" table:style-name="ce1">
            <text:p>237</text:p>
          </table:table-cell>
          <table:table-cell table:number-columns-repeated="16382"/>
        </table:table-row>
        <table:table-row table:style-name="ro1">
          <table:table-cell office:value-type="date" office:date-value="2015-11-18T00:00:00" table:style-name="ce2">
            <text:p>18.11.2015</text:p>
          </table:table-cell>
          <table:table-cell office:value-type="float" office:value="243" table:style-name="ce1">
            <text:p>243</text:p>
          </table:table-cell>
          <table:table-cell table:number-columns-repeated="16382"/>
        </table:table-row>
        <table:table-row table:style-name="ro1">
          <table:table-cell office:value-type="date" office:date-value="2015-11-19T00:00:00" table:style-name="ce2">
            <text:p>19.11.2015</text:p>
          </table:table-cell>
          <table:table-cell office:value-type="float" office:value="248" table:style-name="ce1">
            <text:p>248</text:p>
          </table:table-cell>
          <table:table-cell table:number-columns-repeated="16382"/>
        </table:table-row>
        <table:table-row table:style-name="ro1">
          <table:table-cell office:value-type="date" office:date-value="2015-11-20T00:00:00" table:style-name="ce2">
            <text:p>20.11.2015</text:p>
          </table:table-cell>
          <table:table-cell office:value-type="float" office:value="253" table:style-name="ce1">
            <text:p>253</text:p>
          </table:table-cell>
          <table:table-cell table:number-columns-repeated="16382"/>
        </table:table-row>
        <table:table-row table:style-name="ro1">
          <table:table-cell office:value-type="date" office:date-value="2015-11-21T00:00:00" table:style-name="ce2">
            <text:p>21.11.2015</text:p>
          </table:table-cell>
          <table:table-cell office:value-type="float" office:value="262" table:style-name="ce1">
            <text:p>262</text:p>
          </table:table-cell>
          <table:table-cell table:number-columns-repeated="16382"/>
        </table:table-row>
        <table:table-row table:style-name="ro1">
          <table:table-cell office:value-type="date" office:date-value="2015-11-22T00:00:00" table:style-name="ce2">
            <text:p>22.11.2015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5-11-23T00:00:00" table:style-name="ce2">
            <text:p>23.11.2015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15-11-24T00:00:00" table:style-name="ce2">
            <text:p>24.11.2015</text:p>
          </table:table-cell>
          <table:table-cell office:value-type="float" office:value="259" table:style-name="ce1">
            <text:p>259</text:p>
          </table:table-cell>
          <table:table-cell table:number-columns-repeated="16382"/>
        </table:table-row>
        <table:table-row table:style-name="ro1">
          <table:table-cell office:value-type="date" office:date-value="2015-11-25T00:00:00" table:style-name="ce2">
            <text:p>25.11.2015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5-11-26T00:00:00" table:style-name="ce2">
            <text:p>26.11.2015</text:p>
          </table:table-cell>
          <table:table-cell office:value-type="float" office:value="246" table:style-name="ce1">
            <text:p>246</text:p>
          </table:table-cell>
          <table:table-cell table:number-columns-repeated="16382"/>
        </table:table-row>
        <table:table-row table:style-name="ro1">
          <table:table-cell office:value-type="date" office:date-value="2015-11-27T00:00:00" table:style-name="ce2">
            <text:p>27.11.2015</text:p>
          </table:table-cell>
          <table:table-cell office:value-type="float" office:value="236" table:style-name="ce1">
            <text:p>236</text:p>
          </table:table-cell>
          <table:table-cell table:number-columns-repeated="16382"/>
        </table:table-row>
        <table:table-row table:style-name="ro1">
          <table:table-cell office:value-type="date" office:date-value="2015-11-28T00:00:00" table:style-name="ce2">
            <text:p>28.11.2015</text:p>
          </table:table-cell>
          <table:table-cell office:value-type="float" office:value="226" table:style-name="ce1">
            <text:p>226</text:p>
          </table:table-cell>
          <table:table-cell table:number-columns-repeated="16382"/>
        </table:table-row>
        <table:table-row table:style-name="ro1">
          <table:table-cell office:value-type="date" office:date-value="2015-11-29T00:00:00" table:style-name="ce2">
            <text:p>29.11.2015</text:p>
          </table:table-cell>
          <table:table-cell office:value-type="float" office:value="227" table:style-name="ce1">
            <text:p>227</text:p>
          </table:table-cell>
          <table:table-cell table:number-columns-repeated="16382"/>
        </table:table-row>
        <table:table-row table:style-name="ro1">
          <table:table-cell office:value-type="date" office:date-value="2015-11-30T00:00:00" table:style-name="ce2">
            <text:p>30.11.2015</text:p>
          </table:table-cell>
          <table:table-cell office:value-type="float" office:value="235" table:style-name="ce1">
            <text:p>235</text:p>
          </table:table-cell>
          <table:table-cell table:number-columns-repeated="16382"/>
        </table:table-row>
        <table:table-row table:style-name="ro1">
          <table:table-cell office:value-type="date" office:date-value="2015-12-01T00:00:00" table:style-name="ce2">
            <text:p>01.12.2015</text:p>
          </table:table-cell>
          <table:table-cell office:value-type="float" office:value="235" table:style-name="ce1">
            <text:p>235</text:p>
          </table:table-cell>
          <table:table-cell table:number-columns-repeated="16382"/>
        </table:table-row>
        <table:table-row table:style-name="ro1">
          <table:table-cell office:value-type="date" office:date-value="2015-12-02T00:00:00" table:style-name="ce2">
            <text:p>02.12.2015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1">
          <table:table-cell office:value-type="date" office:date-value="2015-12-03T00:00:00" table:style-name="ce2">
            <text:p>03.12.2015</text:p>
          </table:table-cell>
          <table:table-cell office:value-type="float" office:value="243" table:style-name="ce1">
            <text:p>243</text:p>
          </table:table-cell>
          <table:table-cell table:number-columns-repeated="16382"/>
        </table:table-row>
        <table:table-row table:style-name="ro1">
          <table:table-cell office:value-type="date" office:date-value="2015-12-04T00:00:00" table:style-name="ce2">
            <text:p>04.12.2015</text:p>
          </table:table-cell>
          <table:table-cell office:value-type="float" office:value="236" table:style-name="ce1">
            <text:p>236</text:p>
          </table:table-cell>
          <table:table-cell table:number-columns-repeated="16382"/>
        </table:table-row>
        <table:table-row table:style-name="ro1">
          <table:table-cell office:value-type="date" office:date-value="2015-12-05T00:00:00" table:style-name="ce2">
            <text:p>05.12.2015</text:p>
          </table:table-cell>
          <table:table-cell office:value-type="float" office:value="233" table:style-name="ce1">
            <text:p>233</text:p>
          </table:table-cell>
          <table:table-cell table:number-columns-repeated="16382"/>
        </table:table-row>
        <table:table-row table:style-name="ro1">
          <table:table-cell office:value-type="date" office:date-value="2015-12-06T00:00:00" table:style-name="ce2">
            <text:p>06.12.2015</text:p>
          </table:table-cell>
          <table:table-cell office:value-type="float" office:value="235" table:style-name="ce1">
            <text:p>235</text:p>
          </table:table-cell>
          <table:table-cell table:number-columns-repeated="16382"/>
        </table:table-row>
        <table:table-row table:style-name="ro1">
          <table:table-cell office:value-type="date" office:date-value="2015-12-07T00:00:00" table:style-name="ce2">
            <text:p>07.12.2015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1">
          <table:table-cell office:value-type="date" office:date-value="2015-12-08T00:00:00" table:style-name="ce2">
            <text:p>08.12.2015</text:p>
          </table:table-cell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office:value-type="date" office:date-value="2015-12-09T00:00:00" table:style-name="ce2">
            <text:p>09.12.2015</text:p>
          </table:table-cell>
          <table:table-cell office:value-type="float" office:value="246" table:style-name="ce1">
            <text:p>246</text:p>
          </table:table-cell>
          <table:table-cell table:number-columns-repeated="16382"/>
        </table:table-row>
        <table:table-row table:style-name="ro1">
          <table:table-cell office:value-type="date" office:date-value="2015-12-10T00:00:00" table:style-name="ce2">
            <text:p>10.12.2015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5-12-11T00:00:00" table:style-name="ce2">
            <text:p>11.12.2015</text:p>
          </table:table-cell>
          <table:table-cell office:value-type="float" office:value="247" table:style-name="ce1">
            <text:p>247</text:p>
          </table:table-cell>
          <table:table-cell table:number-columns-repeated="16382"/>
        </table:table-row>
        <table:table-row table:style-name="ro1">
          <table:table-cell office:value-type="date" office:date-value="2015-12-12T00:00:00" table:style-name="ce2">
            <text:p>12.12.2015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date" office:date-value="2015-12-13T00:00:00" table:style-name="ce2">
            <text:p>13.12.2015</text:p>
          </table:table-cell>
          <table:table-cell office:value-type="float" office:value="262" table:style-name="ce1">
            <text:p>262</text:p>
          </table:table-cell>
          <table:table-cell table:number-columns-repeated="16382"/>
        </table:table-row>
        <table:table-row table:style-name="ro1">
          <table:table-cell office:value-type="date" office:date-value="2015-12-14T00:00:00" table:style-name="ce2">
            <text:p>14.12.2015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date" office:date-value="2015-12-15T00:00:00" table:style-name="ce2">
            <text:p>15.12.2015</text:p>
          </table:table-cell>
          <table:table-cell office:value-type="float" office:value="265" table:style-name="ce1">
            <text:p>265</text:p>
          </table:table-cell>
          <table:table-cell table:number-columns-repeated="16382"/>
        </table:table-row>
        <table:table-row table:style-name="ro1">
          <table:table-cell office:value-type="date" office:date-value="2015-12-16T00:00:00" table:style-name="ce2">
            <text:p>16.12.2015</text:p>
          </table:table-cell>
          <table:table-cell office:value-type="float" office:value="265" table:style-name="ce1">
            <text:p>265</text:p>
          </table:table-cell>
          <table:table-cell table:number-columns-repeated="16382"/>
        </table:table-row>
        <table:table-row table:style-name="ro1">
          <table:table-cell office:value-type="date" office:date-value="2015-12-17T00:00:00" table:style-name="ce2">
            <text:p>17.12.2015</text:p>
          </table:table-cell>
          <table:table-cell office:value-type="float" office:value="271" table:style-name="ce1">
            <text:p>271</text:p>
          </table:table-cell>
          <table:table-cell table:number-columns-repeated="16382"/>
        </table:table-row>
        <table:table-row table:style-name="ro1">
          <table:table-cell office:value-type="date" office:date-value="2015-12-18T00:00:00" table:style-name="ce2">
            <text:p>18.12.2015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date" office:date-value="2015-12-19T00:00:00" table:style-name="ce2">
            <text:p>19.12.2015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date" office:date-value="2015-12-20T00:00:00" table:style-name="ce2">
            <text:p>20.12.2015</text:p>
          </table:table-cell>
          <table:table-cell office:value-type="float" office:value="269" table:style-name="ce1">
            <text:p>269</text:p>
          </table:table-cell>
          <table:table-cell table:number-columns-repeated="16382"/>
        </table:table-row>
        <table:table-row table:style-name="ro1">
          <table:table-cell office:value-type="date" office:date-value="2015-12-21T00:00:00" table:style-name="ce2">
            <text:p>21.12.2015</text:p>
          </table:table-cell>
          <table:table-cell office:value-type="float" office:value="261" table:style-name="ce1">
            <text:p>261</text:p>
          </table:table-cell>
          <table:table-cell table:number-columns-repeated="16382"/>
        </table:table-row>
        <table:table-row table:style-name="ro1">
          <table:table-cell office:value-type="date" office:date-value="2015-12-22T00:00:00" table:style-name="ce2">
            <text:p>22.12.2015</text:p>
          </table:table-cell>
          <table:table-cell office:value-type="float" office:value="252" table:style-name="ce1">
            <text:p>252</text:p>
          </table:table-cell>
          <table:table-cell table:number-columns-repeated="16382"/>
        </table:table-row>
        <table:table-row table:style-name="ro1">
          <table:table-cell office:value-type="date" office:date-value="2015-12-23T00:00:00" table:style-name="ce2">
            <text:p>23.12.2015</text:p>
          </table:table-cell>
          <table:table-cell office:value-type="float" office:value="255" table:style-name="ce1">
            <text:p>255</text:p>
          </table:table-cell>
          <table:table-cell table:number-columns-repeated="16382"/>
        </table:table-row>
        <table:table-row table:style-name="ro1">
          <table:table-cell office:value-type="date" office:date-value="2015-12-24T00:00:00" table:style-name="ce2">
            <text:p>24.12.2015</text:p>
          </table:table-cell>
          <table:table-cell office:value-type="float" office:value="265" table:style-name="ce1">
            <text:p>265</text:p>
          </table:table-cell>
          <table:table-cell table:number-columns-repeated="16382"/>
        </table:table-row>
        <table:table-row table:style-name="ro1">
          <table:table-cell office:value-type="date" office:date-value="2015-12-25T00:00:00" table:style-name="ce2">
            <text:p>25.12.2015</text:p>
          </table:table-cell>
          <table:table-cell office:value-type="float" office:value="261" table:style-name="ce1">
            <text:p>261</text:p>
          </table:table-cell>
          <table:table-cell table:number-columns-repeated="16382"/>
        </table:table-row>
        <table:table-row table:style-name="ro1">
          <table:table-cell office:value-type="date" office:date-value="2015-12-26T00:00:00" table:style-name="ce2">
            <text:p>26.12.2015</text:p>
          </table:table-cell>
          <table:table-cell office:value-type="float" office:value="255" table:style-name="ce1">
            <text:p>255</text:p>
          </table:table-cell>
          <table:table-cell table:number-columns-repeated="16382"/>
        </table:table-row>
        <table:table-row table:style-name="ro1">
          <table:table-cell office:value-type="date" office:date-value="2015-12-27T00:00:00" table:style-name="ce2">
            <text:p>27.12.2015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date" office:date-value="2015-12-28T00:00:00" table:style-name="ce2">
            <text:p>28.12.2015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date" office:date-value="2015-12-29T00:00:00" table:style-name="ce2">
            <text:p>29.12.2015</text:p>
          </table:table-cell>
          <table:table-cell office:value-type="float" office:value="267" table:style-name="ce1">
            <text:p>267</text:p>
          </table:table-cell>
          <table:table-cell table:number-columns-repeated="16382"/>
        </table:table-row>
        <table:table-row table:style-name="ro1">
          <table:table-cell office:value-type="date" office:date-value="2015-12-30T00:00:00" table:style-name="ce2">
            <text:p>30.12.2015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date" office:date-value="2015-12-31T00:00:00" table:style-name="ce2">
            <text:p>31.12.2015</text:p>
          </table:table-cell>
          <table:table-cell office:value-type="float" office:value="273" table:style-name="ce1">
            <text:p>273</text:p>
          </table:table-cell>
          <table:table-cell table:number-columns-repeated="16382"/>
        </table:table-row>
        <table:table-row table:number-rows-repeated="10463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_50_0_37__32__8212__32__1072__1082__1094__1077__1085__1090_1" style:display-name="20% — акцент1" style:family="table-cell" style:data-style-name="N0">
      <style:table-cell-properties fo:background-color="#DDEBF7"/>
    </style:style>
    <style:style style:name="_50_0_37__32__8212__32__1072__1082__1094__1077__1085__1090_2" style:display-name="20% — акцент2" style:family="table-cell" style:data-style-name="N0">
      <style:table-cell-properties fo:background-color="#FCE4D6"/>
    </style:style>
    <style:style style:name="_50_0_37__32__8212__32__1072__1082__1094__1077__1085__1090_3" style:display-name="20% — акцент3" style:family="table-cell" style:data-style-name="N0">
      <style:table-cell-properties fo:background-color="#EDEDED"/>
    </style:style>
    <style:style style:name="_50_0_37__32__8212__32__1072__1082__1094__1077__1085__1090_4" style:display-name="20% — акцент4" style:family="table-cell" style:data-style-name="N0">
      <style:table-cell-properties fo:background-color="#FFF2CC"/>
    </style:style>
    <style:style style:name="_50_0_37__32__8212__32__1072__1082__1094__1077__1085__1090_5" style:display-name="20% — акцент5" style:family="table-cell" style:data-style-name="N0">
      <style:table-cell-properties fo:background-color="#D9E1F2"/>
    </style:style>
    <style:style style:name="_50_0_37__32__8212__32__1072__1082__1094__1077__1085__1090_6" style:display-name="20% — акцент6" style:family="table-cell" style:data-style-name="N0">
      <style:table-cell-properties fo:background-color="#E2EFDA"/>
    </style:style>
    <style:style style:name="_52_0_37__32__8212__32__1072__1082__1094__1077__1085__1090_1" style:display-name="40% — акцент1" style:family="table-cell" style:data-style-name="N0">
      <style:table-cell-properties fo:background-color="#BDD7EE"/>
    </style:style>
    <style:style style:name="_52_0_37__32__8212__32__1072__1082__1094__1077__1085__1090_2" style:display-name="40% — акцент2" style:family="table-cell" style:data-style-name="N0">
      <style:table-cell-properties fo:background-color="#F8CBAD"/>
    </style:style>
    <style:style style:name="_52_0_37__32__8212__32__1072__1082__1094__1077__1085__1090_3" style:display-name="40% — акцент3" style:family="table-cell" style:data-style-name="N0">
      <style:table-cell-properties fo:background-color="#DBDBDB"/>
    </style:style>
    <style:style style:name="_52_0_37__32__8212__32__1072__1082__1094__1077__1085__1090_4" style:display-name="40% — акцент4" style:family="table-cell" style:data-style-name="N0">
      <style:table-cell-properties fo:background-color="#FFE699"/>
    </style:style>
    <style:style style:name="_52_0_37__32__8212__32__1072__1082__1094__1077__1085__1090_5" style:display-name="40% — акцент5" style:family="table-cell" style:data-style-name="N0">
      <style:table-cell-properties fo:background-color="#B4C6E7"/>
    </style:style>
    <style:style style:name="_52_0_37__32__8212__32__1072__1082__1094__1077__1085__1090_6" style:display-name="40% — акцент6" style:family="table-cell" style:data-style-name="N0">
      <style:table-cell-properties fo:background-color="#C6E0B4"/>
    </style:style>
    <style:style style:name="_54_0_37__32__8212__32__1072__1082__1094__1077__1085__1090_1" style:display-name="60% — акцент1" style:family="table-cell" style:data-style-name="N0">
      <style:table-cell-properties fo:background-color="#9BC2E6"/>
      <style:text-properties fo:color="#FFFFFF"/>
    </style:style>
    <style:style style:name="_54_0_37__32__8212__32__1072__1082__1094__1077__1085__1090_2" style:display-name="60% — акцент2" style:family="table-cell" style:data-style-name="N0">
      <style:table-cell-properties fo:background-color="#F4B084"/>
      <style:text-properties fo:color="#FFFFFF"/>
    </style:style>
    <style:style style:name="_54_0_37__32__8212__32__1072__1082__1094__1077__1085__1090_3" style:display-name="60% — акцент3" style:family="table-cell" style:data-style-name="N0">
      <style:table-cell-properties fo:background-color="#C9C9C9"/>
      <style:text-properties fo:color="#FFFFFF"/>
    </style:style>
    <style:style style:name="_54_0_37__32__8212__32__1072__1082__1094__1077__1085__1090_4" style:display-name="60% — акцент4" style:family="table-cell" style:data-style-name="N0">
      <style:table-cell-properties fo:background-color="#FFD966"/>
      <style:text-properties fo:color="#FFFFFF"/>
    </style:style>
    <style:style style:name="_54_0_37__32__8212__32__1072__1082__1094__1077__1085__1090_5" style:display-name="60% — акцент5" style:family="table-cell" style:data-style-name="N0">
      <style:table-cell-properties fo:background-color="#8EA9DB"/>
      <style:text-properties fo:color="#FFFFFF"/>
    </style:style>
    <style:style style:name="_54_0_37__32__8212__32__1072__1082__1094__1077__1085__1090_6" style:display-name="60% — акцент6" style:family="table-cell" style:data-style-name="N0">
      <style:table-cell-properties fo:background-color="#A9D08E"/>
      <style:text-properties fo:color="#FFFFFF"/>
    </style:style>
    <style:style style:name="_1040__1082__1094__1077__1085__1090_1" style:display-name="Акцент1" style:family="table-cell" style:data-style-name="N0">
      <style:table-cell-properties fo:background-color="#5B9BD5"/>
      <style:text-properties fo:color="#FFFFFF"/>
    </style:style>
    <style:style style:name="_1040__1082__1094__1077__1085__1090_2" style:display-name="Акцент2" style:family="table-cell" style:data-style-name="N0">
      <style:table-cell-properties fo:background-color="#ED7D31"/>
      <style:text-properties fo:color="#FFFFFF"/>
    </style:style>
    <style:style style:name="_1040__1082__1094__1077__1085__1090_3" style:display-name="Акцент3" style:family="table-cell" style:data-style-name="N0">
      <style:table-cell-properties fo:background-color="#A5A5A5"/>
      <style:text-properties fo:color="#FFFFFF"/>
    </style:style>
    <style:style style:name="_1040__1082__1094__1077__1085__1090_4" style:display-name="Акцент4" style:family="table-cell" style:data-style-name="N0">
      <style:table-cell-properties fo:background-color="#FFC000"/>
      <style:text-properties fo:color="#FFFFFF"/>
    </style:style>
    <style:style style:name="_1040__1082__1094__1077__1085__1090_5" style:display-name="Акцент5" style:family="table-cell" style:data-style-name="N0">
      <style:table-cell-properties fo:background-color="#4472C4"/>
      <style:text-properties fo:color="#FFFFFF"/>
    </style:style>
    <style:style style:name="_1040__1082__1094__1077__1085__1090_6" style:display-name="Акцент6" style:family="table-cell" style:data-style-name="N0">
      <style:table-cell-properties fo:background-color="#70AD47"/>
      <style:text-properties fo:color="#FFFFFF"/>
    </style:style>
    <style:style style:name="_1042__1074__1086__1076__32_" style:display-name="Ввод " style:family="table-cell" style:data-style-name="N0">
      <style:table-cell-properties fo:border="thin solid #7F7F7F" fo:background-color="#FFCC99"/>
      <style:text-properties fo:color="#3F3F76"/>
    </style: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ext-properties fo:color="#44546A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fo:background-color="#FFC7CE"/>
      <style:text-properties fo:color="#9C0006"/>
    </style:style>
    <style:style style:name="_1055__1086__1103__1089__1085__1077__1085__1080__1077_" style:display-name="Пояснение" style:family="table-cell" style:data-style-name="N0">
      <style:text-properties fo:color="#7F7F7F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B2B2B2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ext-properties fo:color="#FF0000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nis</meta:initial-creator>
    <dc:creator>Денис М. Ушаков</dc:creator>
    <meta:creation-date>2021-01-08T19:53:09Z</meta:creation-date>
    <dc:date>2021-01-08T22:30:05Z</dc:date>
  </office:meta>
</office:document-meta>
</file>